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92361867" calcext:value-type="float">
            <text:p>0.01923618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86984533" calcext:value-type="float">
            <text:p>0.03869845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95035467" calcext:value-type="float">
            <text:p>0.05950354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214858" calcext:value-type="float">
            <text:p>0.0821485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0709872" calcext:value-type="float">
            <text:p>0.107098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350736467" calcext:value-type="float">
            <text:p>0.13507364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669850133" calcext:value-type="float">
            <text:p>0.16698501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036758733" calcext:value-type="float">
            <text:p>0.20367587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566578" calcext:value-type="float">
            <text:p>0.2456657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930091467" calcext:value-type="float">
            <text:p>0.29300914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4526564" calcext:value-type="float">
            <text:p>0.3452656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015455733" calcext:value-type="float">
            <text:p>0.40154557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606005067" calcext:value-type="float">
            <text:p>0.46060050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209410067" calcext:value-type="float">
            <text:p>0.52094100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809705467" calcext:value-type="float">
            <text:p>0.58097054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391280467" calcext:value-type="float">
            <text:p>0.63912804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9403508" calcext:value-type="float">
            <text:p>0.6940350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7446478333" calcext:value-type="float">
            <text:p>0.74464783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904180467" calcext:value-type="float">
            <text:p>0.79041804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8314632267" calcext:value-type="float">
            <text:p>0.83146322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687099467" calcext:value-type="float">
            <text:p>0.86870994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038749333" calcext:value-type="float">
            <text:p>0.90387493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3908532" calcext:value-type="float">
            <text:p>0.9390853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762101533" calcext:value-type="float">
            <text:p>0.976210153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0163615067" calcext:value-type="float">
            <text:p>1.01636150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05981312" calcext:value-type="float">
            <text:p>1.059813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10616712" calcext:value-type="float">
            <text:p>1.1061671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1545691133" calcext:value-type="float">
            <text:p>1.15456911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20390096" calcext:value-type="float">
            <text:p>1.203900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25294886" calcext:value-type="float">
            <text:p>1.2529488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30055968" calcext:value-type="float">
            <text:p>1.3005596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3457965933" calcext:value-type="float">
            <text:p>1.34579659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38809942" calcext:value-type="float">
            <text:p>1.3880994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42744116" calcext:value-type="float">
            <text:p>1.4274411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4644369467" calcext:value-type="float">
            <text:p>1.46443694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50030378" calcext:value-type="float">
            <text:p>1.5003037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5365695533" calcext:value-type="float">
            <text:p>1.536569553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5746093533" calcext:value-type="float">
            <text:p>1.574609353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6152783" calcext:value-type="float">
            <text:p>1.615278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65880044" calcext:value-type="float">
            <text:p>1.6588004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7048460333" calcext:value-type="float">
            <text:p>1.704846033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7526761667" calcext:value-type="float">
            <text:p>1.752676166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80129056" calcext:value-type="float">
            <text:p>1.8012905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8495623933" calcext:value-type="float">
            <text:p>1.84956239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8963631133" calcext:value-type="float">
            <text:p>1.896363113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94068556" calcext:value-type="float">
            <text:p>1.9406855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9817739067" calcext:value-type="float">
            <text:p>1.981773906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0192657867" calcext:value-type="float">
            <text:p>2.01926578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0533381133" calcext:value-type="float">
            <text:p>2.053338113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08480488" calcext:value-type="float">
            <text:p>2.0848048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11504138" calcext:value-type="float">
            <text:p>2.1150413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14562404" calcext:value-type="float">
            <text:p>2.1456240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17783228" calcext:value-type="float">
            <text:p>2.1778322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21235058" calcext:value-type="float">
            <text:p>2.2123505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2492805933" calcext:value-type="float">
            <text:p>2.24928059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28832212" calcext:value-type="float">
            <text:p>2.2883221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32898564" calcext:value-type="float">
            <text:p>2.3289856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3707770267" calcext:value-type="float">
            <text:p>2.37077702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4133317867" calcext:value-type="float">
            <text:p>2.41333178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4564828933" calcext:value-type="float">
            <text:p>2.456482893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5002507533" calcext:value-type="float">
            <text:p>2.500250753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5447597333" calcext:value-type="float">
            <text:p>2.544759733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59011146" calcext:value-type="float">
            <text:p>2.5901114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6362622467" calcext:value-type="float">
            <text:p>2.636262246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6829453333" calcext:value-type="float">
            <text:p>2.682945333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7296535" calcext:value-type="float">
            <text:p>2.729653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7756741533" calcext:value-type="float">
            <text:p>2.775674153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82015836" calcext:value-type="float">
            <text:p>2.8201583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86220686" calcext:value-type="float">
            <text:p>2.8622068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9009643267" calcext:value-type="float">
            <text:p>2.900964326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9357259267" calcext:value-type="float">
            <text:p>2.935725926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96607988" calcext:value-type="float">
            <text:p>2.9660798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9921387733" calcext:value-type="float">
            <text:p>2.992138773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.0149173467" calcext:value-type="float">
            <text:p>3.01491734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.03668194" calcext:value-type="float">
            <text:p>3.0366819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0605137933" calcext:value-type="float">
            <text:p>3.060513793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08902946" calcext:value-type="float">
            <text:p>3.0890294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.12372656" calcext:value-type="float">
            <text:p>3.1237265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1651450733" calcext:value-type="float">
            <text:p>3.16514507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2131485467" calcext:value-type="float">
            <text:p>3.213148546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2671124067" calcext:value-type="float">
            <text:p>3.267112406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.3260512933" calcext:value-type="float">
            <text:p>3.326051293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38872676" calcext:value-type="float">
            <text:p>3.3887267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4537546" calcext:value-type="float">
            <text:p>3.453754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5197161" calcext:value-type="float">
            <text:p>3.519716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5852697467" calcext:value-type="float">
            <text:p>3.585269746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6492557333" calcext:value-type="float">
            <text:p>3.649255733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7107835467" calcext:value-type="float">
            <text:p>3.710783546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7692920133" calcext:value-type="float">
            <text:p>3.769292013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8245709333" calcext:value-type="float">
            <text:p>3.824570933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8767357067" calcext:value-type="float">
            <text:p>3.876735706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9261532267" calcext:value-type="float">
            <text:p>3.926153226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9733311867" calcext:value-type="float">
            <text:p>3.973331186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01879976" calcext:value-type="float">
            <text:p>4.0187997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.06302162" calcext:value-type="float">
            <text:p>4.0630216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10635442" calcext:value-type="float">
            <text:p>4.1063544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.1490648267" calcext:value-type="float">
            <text:p>4.149064826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.19137228" calcext:value-type="float">
            <text:p>4.1913722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.2334938533" calcext:value-type="float">
            <text:p>4.233493853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2756678" calcext:value-type="float">
            <text:p>4.275667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.31814662" calcext:value-type="float">
            <text:p>4.3181466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.36116514" calcext:value-type="float">
            <text:p>4.3611651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.40489962" calcext:value-type="float">
            <text:p>4.4048996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4494358" calcext:value-type="float">
            <text:p>4.449435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.4947574867" calcext:value-type="float">
            <text:p>4.494757486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.5407578267" calcext:value-type="float">
            <text:p>4.540757826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.5872676133" calcext:value-type="float">
            <text:p>4.587267613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.63409128" calcext:value-type="float">
            <text:p>4.6340912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.68104082" calcext:value-type="float">
            <text:p>4.6810408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.7279595867" calcext:value-type="float">
            <text:p>4.727959586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.77473112" calcext:value-type="float">
            <text:p>4.7747311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.82127224" calcext:value-type="float">
            <text:p>4.8212722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.8675143267" calcext:value-type="float">
            <text:p>4.867514326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.9133800733" calcext:value-type="float">
            <text:p>4.913380073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.95876426" calcext:value-type="float">
            <text:p>4.9587642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.00352542" calcext:value-type="float">
            <text:p>5.0035254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.0474915467" calcext:value-type="float">
            <text:p>5.047491546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.0904792867" calcext:value-type="float">
            <text:p>5.090479286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.1323235267" calcext:value-type="float">
            <text:p>5.132323526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1729135133" calcext:value-type="float">
            <text:p>5.172913513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.2122317667" calcext:value-type="float">
            <text:p>5.212231766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.2503917667" calcext:value-type="float">
            <text:p>5.250391766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.2876680133" calcext:value-type="float">
            <text:p>5.287668013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.3245072467" calcext:value-type="float">
            <text:p>5.32450724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.3615062133" calcext:value-type="float">
            <text:p>5.361506213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.3993466867" calcext:value-type="float">
            <text:p>5.399346686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.4386957067" calcext:value-type="float">
            <text:p>5.438695706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480098" calcext:value-type="float">
            <text:p>5.48009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.5238907867" calcext:value-type="float">
            <text:p>5.523890786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.57015778" calcext:value-type="float">
            <text:p>5.5701577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.6187231867" calcext:value-type="float">
            <text:p>5.618723186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.66917874" calcext:value-type="float">
            <text:p>5.6691787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.72093596" calcext:value-type="float">
            <text:p>5.7209359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.7732971" calcext:value-type="float">
            <text:p>5.773297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.8255391533" calcext:value-type="float">
            <text:p>5.825539153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.8770044333" calcext:value-type="float">
            <text:p>5.877004433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.9271893267" calcext:value-type="float">
            <text:p>5.927189326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.9758191667" calcext:value-type="float">
            <text:p>5.975819166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.0228926867" calcext:value-type="float">
            <text:p>6.022892686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.06867734" calcext:value-type="float">
            <text:p>6.0686773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.1136430067" calcext:value-type="float">
            <text:p>6.113643006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.15834274" calcext:value-type="float">
            <text:p>6.1583427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.2032769867" calcext:value-type="float">
            <text:p>6.203276986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.2487892667" calcext:value-type="float">
            <text:p>6.24878926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.2950235867" calcext:value-type="float">
            <text:p>6.295023586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.3419425733" calcext:value-type="float">
            <text:p>6.34194257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.3893845667" calcext:value-type="float">
            <text:p>6.389384566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.4371339667" calcext:value-type="float">
            <text:p>6.4371339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.48498498" calcext:value-type="float">
            <text:p>6.4849849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885428" calcext:value-type="float">
            <text:p>2.885428</text:p>
          </table:table-cell>
          <table:table-cell office:value-type="float" office:value="6.5327863" calcext:value-type="float">
            <text:p>6.5327863</text:p>
          </table:table-cell>
          <table:table-cell table:formula="of:=POWER([.C151]-6.75;2)" office:value-type="float" office:value="0.0471817914676901" calcext:value-type="float">
            <text:p>0.0471817915</text:p>
          </table:table-cell>
          <table:table-cell table:formula="of:=SQRT(SUM([.D151:.D250])/100)" office:value-type="float" office:value="0.10285042520532" calcext:value-type="float">
            <text:p>0.10285042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91934" calcext:value-type="float">
            <text:p>2.91934</text:p>
          </table:table-cell>
          <table:table-cell office:value-type="float" office:value="6.5612250667" calcext:value-type="float">
            <text:p>6.5612250667</text:p>
          </table:table-cell>
          <table:table-cell table:formula="of:=POWER([.C152]-6.75;2)" office:value-type="float" office:value="0.0356359754424193" calcext:value-type="float">
            <text:p>0.035635975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120764" calcext:value-type="float">
            <text:p>3.120764</text:p>
          </table:table-cell>
          <table:table-cell office:value-type="float" office:value="6.5893051667" calcext:value-type="float">
            <text:p>6.5893051667</text:p>
          </table:table-cell>
          <table:table-cell table:formula="of:=POWER([.C153]-6.75;2)" office:value-type="float" office:value="0.0258228294493148" calcext:value-type="float">
            <text:p>0.025822829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396755" calcext:value-type="float">
            <text:p>3.396755</text:p>
          </table:table-cell>
          <table:table-cell office:value-type="float" office:value="6.6159509" calcext:value-type="float">
            <text:p>6.6159509</text:p>
          </table:table-cell>
          <table:table-cell table:formula="of:=POWER([.C154]-6.75;2)" office:value-type="float" office:value="0.0179691612108101" calcext:value-type="float">
            <text:p>0.017969161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742521" calcext:value-type="float">
            <text:p>3.742521</text:p>
          </table:table-cell>
          <table:table-cell office:value-type="float" office:value="6.6407202533" calcext:value-type="float">
            <text:p>6.6407202533</text:p>
          </table:table-cell>
          <table:table-cell table:formula="of:=POWER([.C155]-6.75;2)" office:value-type="float" office:value="0.0119420630388162" calcext:value-type="float">
            <text:p>0.01194206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196239" calcext:value-type="float">
            <text:p>4.196239</text:p>
          </table:table-cell>
          <table:table-cell office:value-type="float" office:value="6.6631839733" calcext:value-type="float">
            <text:p>6.6631839733</text:p>
          </table:table-cell>
          <table:table-cell table:formula="of:=POWER([.C156]-6.75;2)" office:value-type="float" office:value="0.00753702249197515" calcext:value-type="float">
            <text:p>0.007537022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786705" calcext:value-type="float">
            <text:p>4.786705</text:p>
          </table:table-cell>
          <table:table-cell office:value-type="float" office:value="6.6826144533" calcext:value-type="float">
            <text:p>6.6826144533</text:p>
          </table:table-cell>
          <table:table-cell table:formula="of:=POWER([.C157]-6.75;2)" office:value-type="float" office:value="0.00454081190405785" calcext:value-type="float">
            <text:p>0.004540811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503629" calcext:value-type="float">
            <text:p>5.503629</text:p>
          </table:table-cell>
          <table:table-cell office:value-type="float" office:value="6.6980372533" calcext:value-type="float">
            <text:p>6.6980372533</text:p>
          </table:table-cell>
          <table:table-cell table:formula="of:=POWER([.C158]-6.75;2)" office:value-type="float" office:value="0.00270012704460837" calcext:value-type="float">
            <text:p>0.00270012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298486" calcext:value-type="float">
            <text:p>6.298486</text:p>
          </table:table-cell>
          <table:table-cell office:value-type="float" office:value="6.7084957133" calcext:value-type="float">
            <text:p>6.7084957133</text:p>
          </table:table-cell>
          <table:table-cell table:formula="of:=POWER([.C159]-6.75;2)" office:value-type="float" office:value="0.00172260581447583" calcext:value-type="float">
            <text:p>0.001722605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101505" calcext:value-type="float">
            <text:p>7.101505</text:p>
          </table:table-cell>
          <table:table-cell office:value-type="float" office:value="6.7133235133" calcext:value-type="float">
            <text:p>6.7133235133</text:p>
          </table:table-cell>
          <table:table-cell table:formula="of:=POWER([.C160]-6.75;2)" office:value-type="float" office:value="0.00134516467665529" calcext:value-type="float">
            <text:p>0.001345164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838474" calcext:value-type="float">
            <text:p>7.838474</text:p>
          </table:table-cell>
          <table:table-cell office:value-type="float" office:value="6.7123142933" calcext:value-type="float">
            <text:p>6.7123142933</text:p>
          </table:table-cell>
          <table:table-cell table:formula="of:=POWER([.C161]-6.75;2)" office:value-type="float" office:value="0.00142021248947839" calcext:value-type="float">
            <text:p>0.001420212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44199" calcext:value-type="float">
            <text:p>8.44199</text:p>
          </table:table-cell>
          <table:table-cell office:value-type="float" office:value="6.7057849" calcext:value-type="float">
            <text:p>6.7057849</text:p>
          </table:table-cell>
          <table:table-cell table:formula="of:=POWER([.C162]-6.75;2)" office:value-type="float" office:value="0.00195497506800998" calcext:value-type="float">
            <text:p>0.001954975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85824" calcext:value-type="float">
            <text:p>8.85824</text:p>
          </table:table-cell>
          <table:table-cell office:value-type="float" office:value="6.6945632867" calcext:value-type="float">
            <text:p>6.6945632867</text:p>
          </table:table-cell>
          <table:table-cell table:formula="of:=POWER([.C163]-6.75;2)" office:value-type="float" office:value="0.00307322918150637" calcext:value-type="float">
            <text:p>0.003073229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051075" calcext:value-type="float">
            <text:p>9.051075</text:p>
          </table:table-cell>
          <table:table-cell office:value-type="float" office:value="6.67992346" calcext:value-type="float">
            <text:p>6.67992346</text:p>
          </table:table-cell>
          <table:table-cell table:formula="of:=POWER([.C164]-6.75;2)" office:value-type="float" office:value="0.00491072145837155" calcext:value-type="float">
            <text:p>0.004910721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004431" calcext:value-type="float">
            <text:p>9.004431</text:p>
          </table:table-cell>
          <table:table-cell office:value-type="float" office:value="6.6634773867" calcext:value-type="float">
            <text:p>6.6634773867</text:p>
          </table:table-cell>
          <table:table-cell table:formula="of:=POWER([.C165]-6.75;2)" office:value-type="float" office:value="0.00748616261226128" calcext:value-type="float">
            <text:p>0.007486162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723625" calcext:value-type="float">
            <text:p>8.723625</text:p>
          </table:table-cell>
          <table:table-cell office:value-type="float" office:value="6.6470286667" calcext:value-type="float">
            <text:p>6.6470286667</text:p>
          </table:table-cell>
          <table:table-cell table:formula="of:=POWER([.C166]-6.75;2)" office:value-type="float" office:value="0.0106030954815797" calcext:value-type="float">
            <text:p>0.010603095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236055" calcext:value-type="float">
            <text:p>8.236055</text:p>
          </table:table-cell>
          <table:table-cell office:value-type="float" office:value="6.6323946933" calcext:value-type="float">
            <text:p>6.6323946933</text:p>
          </table:table-cell>
          <table:table-cell table:formula="of:=POWER([.C167]-6.75;2)" office:value-type="float" office:value="0.013831008164001" calcext:value-type="float">
            <text:p>0.013831008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591913" calcext:value-type="float">
            <text:p>7.591913</text:p>
          </table:table-cell>
          <table:table-cell office:value-type="float" office:value="6.6212088933" calcext:value-type="float">
            <text:p>6.6212088933</text:p>
          </table:table-cell>
          <table:table-cell table:formula="of:=POWER([.C168]-6.75;2)" office:value-type="float" office:value="0.0165871491650107" calcext:value-type="float">
            <text:p>0.016587149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65532" calcext:value-type="float">
            <text:p>6.865532</text:p>
          </table:table-cell>
          <table:table-cell office:value-type="float" office:value="6.6147176467" calcext:value-type="float">
            <text:p>6.6147176467</text:p>
          </table:table-cell>
          <table:table-cell table:formula="of:=POWER([.C169]-6.75;2)" office:value-type="float" office:value="0.018301315114386" calcext:value-type="float">
            <text:p>0.018301315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156777" calcext:value-type="float">
            <text:p>6.156777</text:p>
          </table:table-cell>
          <table:table-cell office:value-type="float" office:value="6.6135833533" calcext:value-type="float">
            <text:p>6.6135833533</text:p>
          </table:table-cell>
          <table:table-cell table:formula="of:=POWER([.C170]-6.75;2)" office:value-type="float" office:value="0.0186095014968726" calcext:value-type="float">
            <text:p>0.018609501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587008" calcext:value-type="float">
            <text:p>5.587008</text:p>
          </table:table-cell>
          <table:table-cell office:value-type="float" office:value="6.61770314" calcext:value-type="float">
            <text:p>6.61770314</text:p>
          </table:table-cell>
          <table:table-cell table:formula="of:=POWER([.C171]-6.75;2)" office:value-type="float" office:value="0.0175024591658597" calcext:value-type="float">
            <text:p>0.017502459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274748" calcext:value-type="float">
            <text:p>5.274748</text:p>
          </table:table-cell>
          <table:table-cell office:value-type="float" office:value="6.6260803533" calcext:value-type="float">
            <text:p>6.6260803533</text:p>
          </table:table-cell>
          <table:table-cell table:formula="of:=POWER([.C172]-6.75;2)" office:value-type="float" office:value="0.0153560788382528" calcext:value-type="float">
            <text:p>0.015356078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281558" calcext:value-type="float">
            <text:p>5.281558</text:p>
          </table:table-cell>
          <table:table-cell office:value-type="float" office:value="6.6368773333" calcext:value-type="float">
            <text:p>6.6368773333</text:p>
          </table:table-cell>
          <table:table-cell table:formula="of:=POWER([.C173]-6.75;2)" office:value-type="float" office:value="0.0127967377213192" calcext:value-type="float">
            <text:p>0.012796737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568725" calcext:value-type="float">
            <text:p>5.568725</text:p>
          </table:table-cell>
          <table:table-cell office:value-type="float" office:value="6.6478371933" calcext:value-type="float">
            <text:p>6.6478371933</text:p>
          </table:table-cell>
          <table:table-cell table:formula="of:=POWER([.C174]-6.75;2)" office:value-type="float" office:value="0.0104372390728216" calcext:value-type="float">
            <text:p>0.010437239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022703" calcext:value-type="float">
            <text:p>6.022703</text:p>
          </table:table-cell>
          <table:table-cell office:value-type="float" office:value="6.65699054" calcext:value-type="float">
            <text:p>6.65699054</text:p>
          </table:table-cell>
          <table:table-cell table:formula="of:=POWER([.C175]-6.75;2)" office:value-type="float" office:value="0.00865075964949164" calcext:value-type="float">
            <text:p>0.008650759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517742" calcext:value-type="float">
            <text:p>6.517742</text:p>
          </table:table-cell>
          <table:table-cell office:value-type="float" office:value="6.6631779133" calcext:value-type="float">
            <text:p>6.6631779133</text:p>
          </table:table-cell>
          <table:table-cell table:formula="of:=POWER([.C176]-6.75;2)" office:value-type="float" office:value="0.00753807473894228" calcext:value-type="float">
            <text:p>0.007538074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9531" calcext:value-type="float">
            <text:p>6.9531</text:p>
          </table:table-cell>
          <table:table-cell office:value-type="float" office:value="6.6661328733" calcext:value-type="float">
            <text:p>6.6661328733</text:p>
          </table:table-cell>
          <table:table-cell table:formula="of:=POWER([.C177]-6.75;2)" office:value-type="float" office:value="0.00703369494091377" calcext:value-type="float">
            <text:p>0.007033694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260299" calcext:value-type="float">
            <text:p>7.260299</text:p>
          </table:table-cell>
          <table:table-cell office:value-type="float" office:value="6.6662937933" calcext:value-type="float">
            <text:p>6.6662937933</text:p>
          </table:table-cell>
          <table:table-cell table:formula="of:=POWER([.C178]-6.75;2)" office:value-type="float" office:value="0.00700672904010306" calcext:value-type="float">
            <text:p>0.00700672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399777" calcext:value-type="float">
            <text:p>7.399777</text:p>
          </table:table-cell>
          <table:table-cell office:value-type="float" office:value="6.66455022" calcext:value-type="float">
            <text:p>6.66455022</text:p>
          </table:table-cell>
          <table:table-cell table:formula="of:=POWER([.C179]-6.75;2)" office:value-type="float" office:value="0.00730166490204844" calcext:value-type="float">
            <text:p>0.007301664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357185" calcext:value-type="float">
            <text:p>7.357185</text:p>
          </table:table-cell>
          <table:table-cell office:value-type="float" office:value="6.6620069267" calcext:value-type="float">
            <text:p>6.6620069267</text:p>
          </table:table-cell>
          <table:table-cell table:formula="of:=POWER([.C180]-6.75;2)" office:value-type="float" office:value="0.00774278094877914" calcext:value-type="float">
            <text:p>0.007742780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141623" calcext:value-type="float">
            <text:p>7.141623</text:p>
          </table:table-cell>
          <table:table-cell office:value-type="float" office:value="6.6597825333" calcext:value-type="float">
            <text:p>6.6597825333</text:p>
          </table:table-cell>
          <table:table-cell table:formula="of:=POWER([.C181]-6.75;2)" office:value-type="float" office:value="0.00813919129776568" calcext:value-type="float">
            <text:p>0.008139191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85537" calcext:value-type="float">
            <text:p>6.785537</text:p>
          </table:table-cell>
          <table:table-cell office:value-type="float" office:value="6.6588412667" calcext:value-type="float">
            <text:p>6.6588412667</text:p>
          </table:table-cell>
          <table:table-cell table:formula="of:=POWER([.C182]-6.75;2)" office:value-type="float" office:value="0.00830991465686059" calcext:value-type="float">
            <text:p>0.008309914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345424" calcext:value-type="float">
            <text:p>6.345424</text:p>
          </table:table-cell>
          <table:table-cell office:value-type="float" office:value="6.6598520933" calcext:value-type="float">
            <text:p>6.6598520933</text:p>
          </table:table-cell>
          <table:table-cell table:formula="of:=POWER([.C183]-6.75;2)" office:value-type="float" office:value="0.00812664508239198" calcext:value-type="float">
            <text:p>0.008126645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901261" calcext:value-type="float">
            <text:p>5.901261</text:p>
          </table:table-cell>
          <table:table-cell office:value-type="float" office:value="6.66306846" calcext:value-type="float">
            <text:p>6.66306846</text:p>
          </table:table-cell>
          <table:table-cell table:formula="of:=POWER([.C184]-6.75;2)" office:value-type="float" office:value="0.00755709264677162" calcext:value-type="float">
            <text:p>0.007557092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549368" calcext:value-type="float">
            <text:p>5.549368</text:p>
          </table:table-cell>
          <table:table-cell office:value-type="float" office:value="6.66823048" calcext:value-type="float">
            <text:p>6.66823048</text:p>
          </table:table-cell>
          <table:table-cell table:formula="of:=POWER([.C185]-6.75;2)" office:value-type="float" office:value="0.00668625440103039" calcext:value-type="float">
            <text:p>0.006686254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380025" calcext:value-type="float">
            <text:p>5.380025</text:p>
          </table:table-cell>
          <table:table-cell office:value-type="float" office:value="6.6745225933" calcext:value-type="float">
            <text:p>6.6745225933</text:p>
          </table:table-cell>
          <table:table-cell table:formula="of:=POWER([.C186]-6.75;2)" office:value-type="float" office:value="0.00569683892215723" calcext:value-type="float">
            <text:p>0.005696838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439866" calcext:value-type="float">
            <text:p>5.439866</text:p>
          </table:table-cell>
          <table:table-cell office:value-type="float" office:value="6.6806737067" calcext:value-type="float">
            <text:p>6.6806737067</text:p>
          </table:table-cell>
          <table:table-cell table:formula="of:=POWER([.C187]-6.75;2)" office:value-type="float" office:value="0.00480613494271757" calcext:value-type="float">
            <text:p>0.004806134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70597" calcext:value-type="float">
            <text:p>5.70597</text:p>
          </table:table-cell>
          <table:table-cell office:value-type="float" office:value="6.6852835667" calcext:value-type="float">
            <text:p>6.6852835667</text:p>
          </table:table-cell>
          <table:table-cell table:formula="of:=POWER([.C188]-6.75;2)" office:value-type="float" office:value="0.00418821673907336" calcext:value-type="float">
            <text:p>0.004188216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100342" calcext:value-type="float">
            <text:p>6.100342</text:p>
          </table:table-cell>
          <table:table-cell office:value-type="float" office:value="6.6872798733" calcext:value-type="float">
            <text:p>6.6872798733</text:p>
          </table:table-cell>
          <table:table-cell table:formula="of:=POWER([.C189]-6.75;2)" office:value-type="float" office:value="0.0039338142932641" calcext:value-type="float">
            <text:p>0.003933814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528321" calcext:value-type="float">
            <text:p>6.528321</text:p>
          </table:table-cell>
          <table:table-cell office:value-type="float" office:value="6.68622914" calcext:value-type="float">
            <text:p>6.68622914</text:p>
          </table:table-cell>
          <table:table-cell table:formula="of:=POWER([.C190]-6.75;2)" office:value-type="float" office:value="0.0040667225851396" calcext:value-type="float">
            <text:p>0.004066722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906839" calcext:value-type="float">
            <text:p>6.906839</text:p>
          </table:table-cell>
          <table:table-cell office:value-type="float" office:value="6.6823545333" calcext:value-type="float">
            <text:p>6.6823545333</text:p>
          </table:table-cell>
          <table:table-cell table:formula="of:=POWER([.C191]-6.75;2)" office:value-type="float" office:value="0.00457590916506083" calcext:value-type="float">
            <text:p>0.004575909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17452" calcext:value-type="float">
            <text:p>7.17452</text:p>
          </table:table-cell>
          <table:table-cell office:value-type="float" office:value="6.6763620333" calcext:value-type="float">
            <text:p>6.6763620333</text:p>
          </table:table-cell>
          <table:table-cell table:formula="of:=POWER([.C192]-6.75;2)" office:value-type="float" office:value="0.00542255013971028" calcext:value-type="float">
            <text:p>0.005422550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292159" calcext:value-type="float">
            <text:p>7.292159</text:p>
          </table:table-cell>
          <table:table-cell office:value-type="float" office:value="6.6692327333" calcext:value-type="float">
            <text:p>6.6692327333</text:p>
          </table:table-cell>
          <table:table-cell table:formula="of:=POWER([.C193]-6.75;2)" office:value-type="float" office:value="0.00652335137018888" calcext:value-type="float">
            <text:p>0.006523351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240775" calcext:value-type="float">
            <text:p>7.240775</text:p>
          </table:table-cell>
          <table:table-cell office:value-type="float" office:value="6.66206322" calcext:value-type="float">
            <text:p>6.66206322</text:p>
          </table:table-cell>
          <table:table-cell table:formula="of:=POWER([.C194]-6.75;2)" office:value-type="float" office:value="0.00773287727676835" calcext:value-type="float">
            <text:p>0.007732877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020108" calcext:value-type="float">
            <text:p>7.020108</text:p>
          </table:table-cell>
          <table:table-cell office:value-type="float" office:value="6.65596326" calcext:value-type="float">
            <text:p>6.65596326</text:p>
          </table:table-cell>
          <table:table-cell table:formula="of:=POWER([.C195]-6.75;2)" office:value-type="float" office:value="0.00884290846982759" calcext:value-type="float">
            <text:p>0.008842908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48367" calcext:value-type="float">
            <text:p>6.648367</text:p>
          </table:table-cell>
          <table:table-cell office:value-type="float" office:value="6.6519859867" calcext:value-type="float">
            <text:p>6.6519859867</text:p>
          </table:table-cell>
          <table:table-cell table:formula="of:=POWER([.C196]-6.75;2)" office:value-type="float" office:value="0.00960674680317263" calcext:value-type="float">
            <text:p>0.009606746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163252" calcext:value-type="float">
            <text:p>6.163252</text:p>
          </table:table-cell>
          <table:table-cell office:value-type="float" office:value="6.6510585933" calcext:value-type="float">
            <text:p>6.6510585933</text:p>
          </table:table-cell>
          <table:table-cell table:formula="of:=POWER([.C197]-6.75;2)" office:value-type="float" office:value="0.00978940195977478" calcext:value-type="float">
            <text:p>0.00978940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623782" calcext:value-type="float">
            <text:p>5.623782</text:p>
          </table:table-cell>
          <table:table-cell office:value-type="float" office:value="6.6538871667" calcext:value-type="float">
            <text:p>6.6538871667</text:p>
          </table:table-cell>
          <table:table-cell table:formula="of:=POWER([.C198]-6.75;2)" office:value-type="float" office:value="0.00923767672495365" calcext:value-type="float">
            <text:p>0.009237676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110849" calcext:value-type="float">
            <text:p>5.110849</text:p>
          </table:table-cell>
          <table:table-cell office:value-type="float" office:value="6.66082224" calcext:value-type="float">
            <text:p>6.66082224</text:p>
          </table:table-cell>
          <table:table-cell table:formula="of:=POWER([.C199]-6.75;2)" office:value-type="float" office:value="0.00795267287861762" calcext:value-type="float">
            <text:p>0.007952672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720015" calcext:value-type="float">
            <text:p>4.720015</text:p>
          </table:table-cell>
          <table:table-cell office:value-type="float" office:value="6.6716965" calcext:value-type="float">
            <text:p>6.6716965</text:p>
          </table:table-cell>
          <table:table-cell table:formula="of:=POWER([.C200]-6.75;2)" office:value-type="float" office:value="0.00613143811225008" calcext:value-type="float">
            <text:p>0.00613143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535475" calcext:value-type="float">
            <text:p>4.535475</text:p>
          </table:table-cell>
          <table:table-cell office:value-type="float" office:value="6.6856982933" calcext:value-type="float">
            <text:p>6.6856982933</text:p>
          </table:table-cell>
          <table:table-cell table:formula="of:=POWER([.C201]-6.75;2)" office:value-type="float" office:value="0.00413470948453286" calcext:value-type="float">
            <text:p>0.004134709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587399" calcext:value-type="float">
            <text:p>4.587399</text:p>
          </table:table-cell>
          <table:table-cell office:value-type="float" office:value="6.7014218733" calcext:value-type="float">
            <text:p>6.7014218733</text:p>
          </table:table-cell>
          <table:table-cell table:formula="of:=POWER([.C202]-6.75;2)" office:value-type="float" office:value="0.00235983439368124" calcext:value-type="float">
            <text:p>0.002359834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831236" calcext:value-type="float">
            <text:p>4.831236</text:p>
          </table:table-cell>
          <table:table-cell office:value-type="float" office:value="6.7172171733" calcext:value-type="float">
            <text:p>6.7172171733</text:p>
          </table:table-cell>
          <table:table-cell table:formula="of:=POWER([.C203]-6.75;2)" office:value-type="float" office:value="0.00107471372644224" calcext:value-type="float">
            <text:p>0.001074713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177745" calcext:value-type="float">
            <text:p>5.177745</text:p>
          </table:table-cell>
          <table:table-cell office:value-type="float" office:value="6.73169644" calcext:value-type="float">
            <text:p>6.73169644</text:p>
          </table:table-cell>
          <table:table-cell table:formula="of:=POWER([.C204]-6.75;2)" office:value-type="float" office:value="0.000335020308673588" calcext:value-type="float">
            <text:p>0.000335020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539502" calcext:value-type="float">
            <text:p>5.539502</text:p>
          </table:table-cell>
          <table:table-cell office:value-type="float" office:value="6.7440548467" calcext:value-type="float">
            <text:p>6.7440548467</text:p>
          </table:table-cell>
          <table:table-cell table:formula="of:=POWER([.C205]-6.75;2)" office:value-type="float" office:value="0.0000353448477604996" calcext:value-type="float">
            <text:p>3.53448477604996E-0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856229" calcext:value-type="float">
            <text:p>5.856229</text:p>
          </table:table-cell>
          <table:table-cell office:value-type="float" office:value="6.75408524" calcext:value-type="float">
            <text:p>6.75408524</text:p>
          </table:table-cell>
          <table:table-cell table:formula="of:=POWER([.C206]-6.75;2)" office:value-type="float" office:value="0.0000166891858576017" calcext:value-type="float">
            <text:p>1.66891858576017E-0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099528" calcext:value-type="float">
            <text:p>6.099528</text:p>
          </table:table-cell>
          <table:table-cell office:value-type="float" office:value="6.7620172733" calcext:value-type="float">
            <text:p>6.7620172733</text:p>
          </table:table-cell>
          <table:table-cell table:formula="of:=POWER([.C207]-6.75;2)" office:value-type="float" office:value="0.000144414857566885" calcext:value-type="float">
            <text:p>0.000144414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268708" calcext:value-type="float">
            <text:p>6.268708</text:p>
          </table:table-cell>
          <table:table-cell office:value-type="float" office:value="6.7683104933" calcext:value-type="float">
            <text:p>6.7683104933</text:p>
          </table:table-cell>
          <table:table-cell table:formula="of:=POWER([.C208]-6.75;2)" office:value-type="float" office:value="0.000335274164889329" calcext:value-type="float">
            <text:p>0.000335274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383214" calcext:value-type="float">
            <text:p>6.383214</text:p>
          </table:table-cell>
          <table:table-cell office:value-type="float" office:value="6.7734589467" calcext:value-type="float">
            <text:p>6.7734589467</text:p>
          </table:table-cell>
          <table:table-cell table:formula="of:=POWER([.C209]-6.75;2)" office:value-type="float" office:value="0.000550322180273437" calcext:value-type="float">
            <text:p>0.000550322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472666" calcext:value-type="float">
            <text:p>6.472666</text:p>
          </table:table-cell>
          <table:table-cell office:value-type="float" office:value="6.77783508" calcext:value-type="float">
            <text:p>6.77783508</text:p>
          </table:table-cell>
          <table:table-cell table:formula="of:=POWER([.C210]-6.75;2)" office:value-type="float" office:value="0.000774791678606401" calcext:value-type="float">
            <text:p>0.000774791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565179" calcext:value-type="float">
            <text:p>6.565179</text:p>
          </table:table-cell>
          <table:table-cell office:value-type="float" office:value="6.7815985133" calcext:value-type="float">
            <text:p>6.7815985133</text:p>
          </table:table-cell>
          <table:table-cell table:formula="of:=POWER([.C211]-6.75;2)" office:value-type="float" office:value="0.00099846604277031" calcext:value-type="float">
            <text:p>0.00099846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76347" calcext:value-type="float">
            <text:p>6.676347</text:p>
          </table:table-cell>
          <table:table-cell office:value-type="float" office:value="6.7846914333" calcext:value-type="float">
            <text:p>6.7846914333</text:p>
          </table:table-cell>
          <table:table-cell table:formula="of:=POWER([.C212]-6.75;2)" office:value-type="float" office:value="0.00120349554440834" calcext:value-type="float">
            <text:p>0.00120349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02759" calcext:value-type="float">
            <text:p>6.802759</text:p>
          </table:table-cell>
          <table:table-cell office:value-type="float" office:value="6.7869226467" calcext:value-type="float">
            <text:p>6.7869226467</text:p>
          </table:table-cell>
          <table:table-cell table:formula="of:=POWER([.C213]-6.75;2)" office:value-type="float" office:value="0.00136328183933301" calcext:value-type="float">
            <text:p>0.001363281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922618" calcext:value-type="float">
            <text:p>6.922618</text:p>
          </table:table-cell>
          <table:table-cell office:value-type="float" office:value="6.7881105333" calcext:value-type="float">
            <text:p>6.7881105333</text:p>
          </table:table-cell>
          <table:table-cell table:formula="of:=POWER([.C214]-6.75;2)" office:value-type="float" office:value="0.00145241274841043" calcext:value-type="float">
            <text:p>0.001452412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002463" calcext:value-type="float">
            <text:p>7.002463</text:p>
          </table:table-cell>
          <table:table-cell office:value-type="float" office:value="6.7882324733" calcext:value-type="float">
            <text:p>6.7882324733</text:p>
          </table:table-cell>
          <table:table-cell table:formula="of:=POWER([.C215]-6.75;2)" office:value-type="float" office:value="0.00146172201463521" calcext:value-type="float">
            <text:p>0.00146172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006225" calcext:value-type="float">
            <text:p>7.006225</text:p>
          </table:table-cell>
          <table:table-cell office:value-type="float" office:value="6.7875314733" calcext:value-type="float">
            <text:p>6.7875314733</text:p>
          </table:table-cell>
          <table:table-cell table:formula="of:=POWER([.C216]-6.75;2)" office:value-type="float" office:value="0.00140861148806858" calcext:value-type="float">
            <text:p>0.00140861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903098" calcext:value-type="float">
            <text:p>6.903098</text:p>
          </table:table-cell>
          <table:table-cell office:value-type="float" office:value="6.7865551467" calcext:value-type="float">
            <text:p>6.7865551467</text:p>
          </table:table-cell>
          <table:table-cell table:formula="of:=POWER([.C217]-6.75;2)" office:value-type="float" office:value="0.00133627875025849" calcext:value-type="float">
            <text:p>0.001336278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72631" calcext:value-type="float">
            <text:p>6.672631</text:p>
          </table:table-cell>
          <table:table-cell office:value-type="float" office:value="6.78612756" calcext:value-type="float">
            <text:p>6.78612756</text:p>
          </table:table-cell>
          <table:table-cell table:formula="of:=POWER([.C218]-6.75;2)" office:value-type="float" office:value="0.00130520059155358" calcext:value-type="float">
            <text:p>0.001305200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307275" calcext:value-type="float">
            <text:p>6.307275</text:p>
          </table:table-cell>
          <table:table-cell office:value-type="float" office:value="6.7872692467" calcext:value-type="float">
            <text:p>6.7872692467</text:p>
          </table:table-cell>
          <table:table-cell table:formula="of:=POWER([.C219]-6.75;2)" office:value-type="float" office:value="0.00138899674958548" calcext:value-type="float">
            <text:p>0.001388996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81362" calcext:value-type="float">
            <text:p>5.81362</text:p>
          </table:table-cell>
          <table:table-cell office:value-type="float" office:value="6.7910845067" calcext:value-type="float">
            <text:p>6.7910845067</text:p>
          </table:table-cell>
          <table:table-cell table:formula="of:=POWER([.C220]-6.75;2)" office:value-type="float" office:value="0.00168793669078233" calcext:value-type="float">
            <text:p>0.001687936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21424" calcext:value-type="float">
            <text:p>5.21424</text:p>
          </table:table-cell>
          <table:table-cell office:value-type="float" office:value="6.79863176" calcext:value-type="float">
            <text:p>6.79863176</text:p>
          </table:table-cell>
          <table:table-cell table:formula="of:=POWER([.C221]-6.75;2)" office:value-type="float" office:value="0.00236504808069761" calcext:value-type="float">
            <text:p>0.002365048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553093" calcext:value-type="float">
            <text:p>4.553093</text:p>
          </table:table-cell>
          <table:table-cell office:value-type="float" office:value="6.8107821133" calcext:value-type="float">
            <text:p>6.8107821133</text:p>
          </table:table-cell>
          <table:table-cell table:formula="of:=POWER([.C222]-6.75;2)" office:value-type="float" office:value="0.00369446529721406" calcext:value-type="float">
            <text:p>0.003694465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908834" calcext:value-type="float">
            <text:p>3.908834</text:p>
          </table:table-cell>
          <table:table-cell office:value-type="float" office:value="6.8280501733" calcext:value-type="float">
            <text:p>6.8280501733</text:p>
          </table:table-cell>
          <table:table-cell table:formula="of:=POWER([.C223]-6.75;2)" office:value-type="float" office:value="0.00609182955216008" calcext:value-type="float">
            <text:p>0.006091829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416786" calcext:value-type="float">
            <text:p>3.416786</text:p>
          </table:table-cell>
          <table:table-cell office:value-type="float" office:value="6.8503482467" calcext:value-type="float">
            <text:p>6.8503482467</text:p>
          </table:table-cell>
          <table:table-cell table:formula="of:=POWER([.C224]-6.75;2)" office:value-type="float" office:value="0.0100697706157641" calcext:value-type="float">
            <text:p>0.010069770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264689" calcext:value-type="float">
            <text:p>3.264689</text:p>
          </table:table-cell>
          <table:table-cell office:value-type="float" office:value="6.8766063067" calcext:value-type="float">
            <text:p>6.8766063067</text:p>
          </table:table-cell>
          <table:table-cell table:formula="of:=POWER([.C225]-6.75;2)" office:value-type="float" office:value="0.0160291568962145" calcext:value-type="float">
            <text:p>0.016029156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574778" calcext:value-type="float">
            <text:p>3.574778</text:p>
          </table:table-cell>
          <table:table-cell office:value-type="float" office:value="6.9044301067" calcext:value-type="float">
            <text:p>6.9044301067</text:p>
          </table:table-cell>
          <table:table-cell table:formula="of:=POWER([.C226]-6.75;2)" office:value-type="float" office:value="0.0238486578553733" calcext:value-type="float">
            <text:p>0.02384865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27735" calcext:value-type="float">
            <text:p>4.27735</text:p>
          </table:table-cell>
          <table:table-cell office:value-type="float" office:value="6.9305524733" calcext:value-type="float">
            <text:p>6.9305524733</text:p>
          </table:table-cell>
          <table:table-cell table:formula="of:=POWER([.C227]-6.75;2)" office:value-type="float" office:value="0.0325991956147471" calcext:value-type="float">
            <text:p>0.032599195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204565" calcext:value-type="float">
            <text:p>5.204565</text:p>
          </table:table-cell>
          <table:table-cell office:value-type="float" office:value="6.95213212" calcext:value-type="float">
            <text:p>6.95213212</text:p>
          </table:table-cell>
          <table:table-cell table:formula="of:=POWER([.C228]-6.75;2)" office:value-type="float" office:value="0.0408573939356944" calcext:value-type="float">
            <text:p>0.040857393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212777" calcext:value-type="float">
            <text:p>6.212777</text:p>
          </table:table-cell>
          <table:table-cell office:value-type="float" office:value="6.9674301867" calcext:value-type="float">
            <text:p>6.9674301867</text:p>
          </table:table-cell>
          <table:table-cell table:formula="of:=POWER([.C229]-6.75;2)" office:value-type="float" office:value="0.0472758860883967" calcext:value-type="float">
            <text:p>0.047275886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200521" calcext:value-type="float">
            <text:p>7.200521</text:p>
          </table:table-cell>
          <table:table-cell office:value-type="float" office:value="6.9756729467" calcext:value-type="float">
            <text:p>6.9756729467</text:p>
          </table:table-cell>
          <table:table-cell table:formula="of:=POWER([.C230]-6.75;2)" office:value-type="float" office:value="0.0509282788722609" calcext:value-type="float">
            <text:p>0.050928278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094579" calcext:value-type="float">
            <text:p>8.094579</text:p>
          </table:table-cell>
          <table:table-cell office:value-type="float" office:value="6.9767948867" calcext:value-type="float">
            <text:p>6.9767948867</text:p>
          </table:table-cell>
          <table:table-cell table:formula="of:=POWER([.C231]-6.75;2)" office:value-type="float" office:value="0.0514359206332661" calcext:value-type="float">
            <text:p>0.051435920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840833" calcext:value-type="float">
            <text:p>8.840833</text:p>
          </table:table-cell>
          <table:table-cell office:value-type="float" office:value="6.9712727533" calcext:value-type="float">
            <text:p>6.9712727533</text:p>
          </table:table-cell>
          <table:table-cell table:formula="of:=POWER([.C232]-6.75;2)" office:value-type="float" office:value="0.0489616313529627" calcext:value-type="float">
            <text:p>0.04896163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40132" calcext:value-type="float">
            <text:p>9.40132</text:p>
          </table:table-cell>
          <table:table-cell office:value-type="float" office:value="6.9600155533" calcext:value-type="float">
            <text:p>6.9600155533</text:p>
          </table:table-cell>
          <table:table-cell table:formula="of:=POWER([.C233]-6.75;2)" office:value-type="float" office:value="0.0441065326279051" calcext:value-type="float">
            <text:p>0.044106532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754176" calcext:value-type="float">
            <text:p>9.754176</text:p>
          </table:table-cell>
          <table:table-cell office:value-type="float" office:value="6.94426518" calcext:value-type="float">
            <text:p>6.94426518</text:p>
          </table:table-cell>
          <table:table-cell table:formula="of:=POWER([.C234]-6.75;2)" office:value-type="float" office:value="0.0377389601604325" calcext:value-type="float">
            <text:p>0.037738960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894225" calcext:value-type="float">
            <text:p>9.894225</text:p>
          </table:table-cell>
          <table:table-cell office:value-type="float" office:value="6.92548438" calcext:value-type="float">
            <text:p>6.92548438</text:p>
          </table:table-cell>
          <table:table-cell table:formula="of:=POWER([.C235]-6.75;2)" office:value-type="float" office:value="0.0307947676239845" calcext:value-type="float">
            <text:p>0.03079476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833047" calcext:value-type="float">
            <text:p>9.833047</text:p>
          </table:table-cell>
          <table:table-cell office:value-type="float" office:value="6.9052252067" calcext:value-type="float">
            <text:p>6.9052252067</text:p>
          </table:table-cell>
          <table:table-cell table:formula="of:=POWER([.C236]-6.75;2)" office:value-type="float" office:value="0.0240948647950577" calcext:value-type="float">
            <text:p>0.024094864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597898" calcext:value-type="float">
            <text:p>9.597898</text:p>
          </table:table-cell>
          <table:table-cell office:value-type="float" office:value="6.8849823" calcext:value-type="float">
            <text:p>6.8849823</text:p>
          </table:table-cell>
          <table:table-cell table:formula="of:=POWER([.C237]-6.75;2)" office:value-type="float" office:value="0.01822022131329" calcext:value-type="float">
            <text:p>0.018220221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229172" calcext:value-type="float">
            <text:p>9.229172</text:p>
          </table:table-cell>
          <table:table-cell office:value-type="float" office:value="6.86604432" calcext:value-type="float">
            <text:p>6.86604432</text:p>
          </table:table-cell>
          <table:table-cell table:formula="of:=POWER([.C238]-6.75;2)" office:value-type="float" office:value="0.0134662842042625" calcext:value-type="float">
            <text:p>0.013466284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77627" calcext:value-type="float">
            <text:p>8.77627</text:p>
          </table:table-cell>
          <table:table-cell office:value-type="float" office:value="6.8493628467" calcext:value-type="float">
            <text:p>6.8493628467</text:p>
          </table:table-cell>
          <table:table-cell table:formula="of:=POWER([.C239]-6.75;2)" office:value-type="float" office:value="0.00987297530432771" calcext:value-type="float">
            <text:p>0.009872975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.291838" calcext:value-type="float">
            <text:p>8.291838</text:p>
          </table:table-cell>
          <table:table-cell office:value-type="float" office:value="6.8354603067" calcext:value-type="float">
            <text:p>6.8354603067</text:p>
          </table:table-cell>
          <table:table-cell table:formula="of:=POWER([.C240]-6.75;2)" office:value-type="float" office:value="0.00730346402125805" calcext:value-type="float">
            <text:p>0.00730346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824716" calcext:value-type="float">
            <text:p>7.824716</text:p>
          </table:table-cell>
          <table:table-cell office:value-type="float" office:value="6.8243963333" calcext:value-type="float">
            <text:p>6.8243963333</text:p>
          </table:table-cell>
          <table:table-cell table:formula="of:=POWER([.C241]-6.75;2)" office:value-type="float" office:value="0.00553481440848471" calcext:value-type="float">
            <text:p>0.00553481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412628" calcext:value-type="float">
            <text:p>7.412628</text:p>
          </table:table-cell>
          <table:table-cell office:value-type="float" office:value="6.8158055867" calcext:value-type="float">
            <text:p>6.8158055867</text:p>
          </table:table-cell>
          <table:table-cell table:formula="of:=POWER([.C242]-6.75;2)" office:value-type="float" office:value="0.00433037524093119" calcext:value-type="float">
            <text:p>0.004330375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076694" calcext:value-type="float">
            <text:p>7.076694</text:p>
          </table:table-cell>
          <table:table-cell office:value-type="float" office:value="6.80900896" calcext:value-type="float">
            <text:p>6.80900896</text:p>
          </table:table-cell>
          <table:table-cell table:formula="of:=POWER([.C243]-6.75;2)" office:value-type="float" office:value="0.00348205736028159" calcext:value-type="float">
            <text:p>0.003482057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20286" calcext:value-type="float">
            <text:p>6.820286</text:p>
          </table:table-cell>
          <table:table-cell office:value-type="float" office:value="6.80318308" calcext:value-type="float">
            <text:p>6.80318308</text:p>
          </table:table-cell>
          <table:table-cell table:formula="of:=POWER([.C244]-6.75;2)" office:value-type="float" office:value="0.00282843999828642" calcext:value-type="float">
            <text:p>0.0028284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33279" calcext:value-type="float">
            <text:p>6.633279</text:p>
          </table:table-cell>
          <table:table-cell office:value-type="float" office:value="6.7975537733" calcext:value-type="float">
            <text:p>6.7975537733</text:p>
          </table:table-cell>
          <table:table-cell table:formula="of:=POWER([.C245]-6.75;2)" office:value-type="float" office:value="0.00226136135506777" calcext:value-type="float">
            <text:p>0.002261361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49992" calcext:value-type="float">
            <text:p>6.49992</text:p>
          </table:table-cell>
          <table:table-cell office:value-type="float" office:value="6.7915687" calcext:value-type="float">
            <text:p>6.7915687</text:p>
          </table:table-cell>
          <table:table-cell table:formula="of:=POWER([.C246]-6.75;2)" office:value-type="float" office:value="0.00172795681969" calcext:value-type="float">
            <text:p>0.001727956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406561" calcext:value-type="float">
            <text:p>6.406561</text:p>
          </table:table-cell>
          <table:table-cell office:value-type="float" office:value="6.78500934" calcext:value-type="float">
            <text:p>6.78500934</text:p>
          </table:table-cell>
          <table:table-cell table:formula="of:=POWER([.C247]-6.75;2)" office:value-type="float" office:value="0.00122565388723562" calcext:value-type="float">
            <text:p>0.001225653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346118" calcext:value-type="float">
            <text:p>6.346118</text:p>
          </table:table-cell>
          <table:table-cell office:value-type="float" office:value="6.77801732" calcext:value-type="float">
            <text:p>6.77801732</text:p>
          </table:table-cell>
          <table:table-cell table:formula="of:=POWER([.C248]-6.75;2)" office:value-type="float" office:value="0.000784970219982401" calcext:value-type="float">
            <text:p>0.000784970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318236" calcext:value-type="float">
            <text:p>6.318236</text:p>
          </table:table-cell>
          <table:table-cell office:value-type="float" office:value="6.7710241533" calcext:value-type="float">
            <text:p>6.7710241533</text:p>
          </table:table-cell>
          <table:table-cell table:formula="of:=POWER([.C249]-6.75;2)" office:value-type="float" office:value="0.000442015021981899" calcext:value-type="float">
            <text:p>0.00044201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326092" calcext:value-type="float">
            <text:p>6.326092</text:p>
          </table:table-cell>
          <table:table-cell office:value-type="float" office:value="6.76459554" calcext:value-type="float">
            <text:p>6.76459554</text:p>
          </table:table-cell>
          <table:table-cell table:formula="of:=POWER([.C250]-6.75;2)" office:value-type="float" office:value="0.000213029787891605" calcext:value-type="float">
            <text:p>0.000213029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371823" calcext:value-type="float">
            <text:p>6.371823</text:p>
          </table:table-cell>
          <table:table-cell office:value-type="float" office:value="6.7592408733" calcext:value-type="float">
            <text:p>6.7592408733</text:p>
          </table:table-cell>
          <table:table-cell table:formula="of:=POWER([.C251]-6.75;2)" office:value-type="float" office:value="0.0000853937393466448" calcext:value-type="float">
            <text:p>8.53937393466448E-00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452778" calcext:value-type="float">
            <text:p>6.452778</text:p>
          </table:table-cell>
          <table:table-cell office:value-type="float" office:value="6.7552654933" calcext:value-type="float">
            <text:p>6.7552654933</text:p>
          </table:table-cell>
          <table:table-cell table:formula="of:=POWER([.C252]-6.75;2)" office:value-type="float" office:value="0.0000277254196923406" calcext:value-type="float">
            <text:p>2.77254196923406E-00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560172" calcext:value-type="float">
            <text:p>6.560172</text:p>
          </table:table-cell>
          <table:table-cell office:value-type="float" office:value="6.7527174267" calcext:value-type="float">
            <text:p>6.7527174267</text:p>
          </table:table-cell>
          <table:table-cell table:formula="of:=POWER([.C253]-6.75;2)" office:value-type="float" office:value="0.00000738440786987454" calcext:value-type="float">
            <text:p>7.38440786987454E-00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80427" calcext:value-type="float">
            <text:p>6.680427</text:p>
          </table:table-cell>
          <table:table-cell office:value-type="float" office:value="6.7514219067" calcext:value-type="float">
            <text:p>6.7514219067</text:p>
          </table:table-cell>
          <table:table-cell table:formula="of:=POWER([.C254]-6.75;2)" office:value-type="float" office:value="0.00000202181866350514" calcext:value-type="float">
            <text:p>2.02181866350514E-00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98253" calcext:value-type="float">
            <text:p>6.798253</text:p>
          </table:table-cell>
          <table:table-cell office:value-type="float" office:value="6.75106208" calcext:value-type="float">
            <text:p>6.75106208</text:p>
          </table:table-cell>
          <table:table-cell table:formula="of:=POWER([.C255]-6.75;2)" office:value-type="float" office:value="0.00000112801392639922" calcext:value-type="float">
            <text:p>0.00000112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900051" calcext:value-type="float">
            <text:p>6.900051</text:p>
          </table:table-cell>
          <table:table-cell office:value-type="float" office:value="6.75126666" calcext:value-type="float">
            <text:p>6.75126666</text:p>
          </table:table-cell>
          <table:table-cell table:formula="of:=POWER([.C256]-6.75;2)" office:value-type="float" office:value="0.00000160442755559937" calcext:value-type="float">
            <text:p>1.60442755559937E-00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976468" calcext:value-type="float">
            <text:p>6.976468</text:p>
          </table:table-cell>
          <table:table-cell office:value-type="float" office:value="6.75168334" calcext:value-type="float">
            <text:p>6.75168334</text:p>
          </table:table-cell>
          <table:table-cell table:formula="of:=POWER([.C257]-6.75;2)" office:value-type="float" office:value="0.00000283363355559862" calcext:value-type="float">
            <text:p>2.83363355559862E-00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02355" calcext:value-type="float">
            <text:p>7.02355</text:p>
          </table:table-cell>
          <table:table-cell office:value-type="float" office:value="6.7520318533" calcext:value-type="float">
            <text:p>6.7520318533</text:p>
          </table:table-cell>
          <table:table-cell table:formula="of:=POWER([.C258]-6.75;2)" office:value-type="float" office:value="0.00000412842783272133" calcext:value-type="float">
            <text:p>4.12842783272133E-00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042431" calcext:value-type="float">
            <text:p>7.042431</text:p>
          </table:table-cell>
          <table:table-cell office:value-type="float" office:value="6.7521369333" calcext:value-type="float">
            <text:p>6.7521369333</text:p>
          </table:table-cell>
          <table:table-cell table:formula="of:=POWER([.C259]-6.75;2)" office:value-type="float" office:value="0.00000456648392864927" calcext:value-type="float">
            <text:p>4.56648392864927E-00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037815" calcext:value-type="float">
            <text:p>7.037815</text:p>
          </table:table-cell>
          <table:table-cell office:value-type="float" office:value="6.7519418867" calcext:value-type="float">
            <text:p>6.7519418867</text:p>
          </table:table-cell>
          <table:table-cell table:formula="of:=POWER([.C260]-6.75;2)" office:value-type="float" office:value="0.00000377092395563713" calcext:value-type="float">
            <text:p>3.77092395563713E-00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01573" calcext:value-type="float">
            <text:p>7.01573</text:p>
          </table:table-cell>
          <table:table-cell office:value-type="float" office:value="6.7515018733" calcext:value-type="float">
            <text:p>6.7515018733</text:p>
          </table:table-cell>
          <table:table-cell table:formula="of:=POWER([.C261]-6.75;2)" office:value-type="float" office:value="0.00000225562340925443" calcext:value-type="float">
            <text:p>2.25562340925443E-00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981168" calcext:value-type="float">
            <text:p>6.981168</text:p>
          </table:table-cell>
          <table:table-cell office:value-type="float" office:value="6.7509565667" calcext:value-type="float">
            <text:p>6.7509565667</text:p>
          </table:table-cell>
          <table:table-cell table:formula="of:=POWER([.C262]-6.75;2)" office:value-type="float" office:value="0.000000915019851549304" calcext:value-type="float">
            <text:p>0.00000091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936313" calcext:value-type="float">
            <text:p>6.936313</text:p>
          </table:table-cell>
          <table:table-cell office:value-type="float" office:value="6.7504861733" calcext:value-type="float">
            <text:p>6.7504861733</text:p>
          </table:table-cell>
          <table:table-cell table:formula="of:=POWER([.C263]-6.75;2)" office:value-type="float" office:value="0.00000023636447763257" calcext:value-type="float">
            <text:p>2.3636447763257E-00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879862" calcext:value-type="float">
            <text:p>6.879862</text:p>
          </table:table-cell>
          <table:table-cell office:value-type="float" office:value="6.7502616" calcext:value-type="float">
            <text:p>6.7502616</text:p>
          </table:table-cell>
          <table:table-cell table:formula="of:=POWER([.C264]-6.75;2)" office:value-type="float" office:value="0.0000000684345599999859" calcext:value-type="float">
            <text:p>6.84345599999859E-00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807628" calcext:value-type="float">
            <text:p>6.807628</text:p>
          </table:table-cell>
          <table:table-cell office:value-type="float" office:value="6.7504037467" calcext:value-type="float">
            <text:p>6.7504037467</text:p>
          </table:table-cell>
          <table:table-cell table:formula="of:=POWER([.C265]-6.75;2)" office:value-type="float" office:value="0.000000163011397760878" calcext:value-type="float">
            <text:p>0.00000016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14174" calcext:value-type="float">
            <text:p>6.714174</text:p>
          </table:table-cell>
          <table:table-cell office:value-type="float" office:value="6.7509640733" calcext:value-type="float">
            <text:p>6.7509640733</text:p>
          </table:table-cell>
          <table:table-cell table:formula="of:=POWER([.C266]-6.75;2)" office:value-type="float" office:value="0.000000929437327773813" calcext:value-type="float">
            <text:p>9.29437327773813E-00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594919" calcext:value-type="float">
            <text:p>6.594919</text:p>
          </table:table-cell>
          <table:table-cell office:value-type="float" office:value="6.7519298333" calcext:value-type="float">
            <text:p>6.7519298333</text:p>
          </table:table-cell>
          <table:table-cell table:formula="of:=POWER([.C267]-6.75;2)" office:value-type="float" office:value="0.0000037242565657896" calcext:value-type="float">
            <text:p>3.7242565657896E-00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448161" calcext:value-type="float">
            <text:p>6.448161</text:p>
          </table:table-cell>
          <table:table-cell office:value-type="float" office:value="6.753249" calcext:value-type="float">
            <text:p>6.753249</text:p>
          </table:table-cell>
          <table:table-cell table:formula="of:=POWER([.C268]-6.75;2)" office:value-type="float" office:value="0.0000105560010000018" calcext:value-type="float">
            <text:p>0.00001055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276636" calcext:value-type="float">
            <text:p>6.276636</text:p>
          </table:table-cell>
          <table:table-cell office:value-type="float" office:value="6.7548651" calcext:value-type="float">
            <text:p>6.7548651</text:p>
          </table:table-cell>
          <table:table-cell table:formula="of:=POWER([.C269]-6.75;2)" office:value-type="float" office:value="0.0000236691980099996" calcext:value-type="float">
            <text:p>2.36691980099996E-00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088498" calcext:value-type="float">
            <text:p>6.088498</text:p>
          </table:table-cell>
          <table:table-cell office:value-type="float" office:value="6.7567515733" calcext:value-type="float">
            <text:p>6.7567515733</text:p>
          </table:table-cell>
          <table:table-cell table:formula="of:=POWER([.C270]-6.75;2)" office:value-type="float" office:value="0.0000455837420252711" calcext:value-type="float">
            <text:p>4.55837420252711E-00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897738" calcext:value-type="float">
            <text:p>5.897738</text:p>
          </table:table-cell>
          <table:table-cell office:value-type="float" office:value="6.7589359467" calcext:value-type="float">
            <text:p>6.7589359467</text:p>
          </table:table-cell>
          <table:table-cell table:formula="of:=POWER([.C271]-6.75;2)" office:value-type="float" office:value="0.0000798511434252464" calcext:value-type="float">
            <text:p>7.98511434252464E-00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724" calcext:value-type="float">
            <text:p>5.724</text:p>
          </table:table-cell>
          <table:table-cell office:value-type="float" office:value="6.76150496" calcext:value-type="float">
            <text:p>6.76150496</text:p>
          </table:table-cell>
          <table:table-cell table:formula="of:=POWER([.C272]-6.75;2)" office:value-type="float" office:value="0.000132364104601598" calcext:value-type="float">
            <text:p>0.000132364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591437" calcext:value-type="float">
            <text:p>5.591437</text:p>
          </table:table-cell>
          <table:table-cell office:value-type="float" office:value="6.7645830667" calcext:value-type="float">
            <text:p>6.7645830667</text:p>
          </table:table-cell>
          <table:table-cell table:formula="of:=POWER([.C273]-6.75;2)" office:value-type="float" office:value="0.000212665834376655" calcext:value-type="float">
            <text:p>0.000212665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525885" calcext:value-type="float">
            <text:p>5.525885</text:p>
          </table:table-cell>
          <table:table-cell office:value-type="float" office:value="6.76828222" calcext:value-type="float">
            <text:p>6.76828222</text:p>
          </table:table-cell>
          <table:table-cell table:formula="of:=POWER([.C274]-6.75;2)" office:value-type="float" office:value="0.000334239568128388" calcext:value-type="float">
            <text:p>0.000334239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549845" calcext:value-type="float">
            <text:p>5.549845</text:p>
          </table:table-cell>
          <table:table-cell office:value-type="float" office:value="6.77263322" calcext:value-type="float">
            <text:p>6.77263322</text:p>
          </table:table-cell>
          <table:table-cell table:formula="of:=POWER([.C275]-6.75;2)" office:value-type="float" office:value="0.000512262647568416" calcext:value-type="float">
            <text:p>0.000512262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676071" calcext:value-type="float">
            <text:p>5.676071</text:p>
          </table:table-cell>
          <table:table-cell office:value-type="float" office:value="6.77752428" calcext:value-type="float">
            <text:p>6.77752428</text:p>
          </table:table-cell>
          <table:table-cell table:formula="of:=POWER([.C276]-6.75;2)" office:value-type="float" office:value="0.000757585989518385" calcext:value-type="float">
            <text:p>0.00075758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902353" calcext:value-type="float">
            <text:p>5.902353</text:p>
          </table:table-cell>
          <table:table-cell office:value-type="float" office:value="6.78267732" calcext:value-type="float">
            <text:p>6.78267732</text:p>
          </table:table-cell>
          <table:table-cell table:formula="of:=POWER([.C277]-6.75;2)" office:value-type="float" office:value="0.00106780724238242" calcext:value-type="float">
            <text:p>0.001067807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210344" calcext:value-type="float">
            <text:p>6.210344</text:p>
          </table:table-cell>
          <table:table-cell office:value-type="float" office:value="6.7876756933" calcext:value-type="float">
            <text:p>6.7876756933</text:p>
          </table:table-cell>
          <table:table-cell table:formula="of:=POWER([.C278]-6.75;2)" office:value-type="float" office:value="0.00141945786563565" calcext:value-type="float">
            <text:p>0.001419457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68918" calcext:value-type="float">
            <text:p>6.568918</text:p>
          </table:table-cell>
          <table:table-cell office:value-type="float" office:value="6.7920291533" calcext:value-type="float">
            <text:p>6.7920291533</text:p>
          </table:table-cell>
          <table:table-cell table:formula="of:=POWER([.C279]-6.75;2)" office:value-type="float" office:value="0.00176644972711487" calcext:value-type="float">
            <text:p>0.001766449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940049" calcext:value-type="float">
            <text:p>6.940049</text:p>
          </table:table-cell>
          <table:table-cell office:value-type="float" office:value="6.7952480133" calcext:value-type="float">
            <text:p>6.7952480133</text:p>
          </table:table-cell>
          <table:table-cell table:formula="of:=POWER([.C280]-6.75;2)" office:value-type="float" office:value="0.00204738270759699" calcext:value-type="float">
            <text:p>0.002047382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284811" calcext:value-type="float">
            <text:p>7.284811</text:p>
          </table:table-cell>
          <table:table-cell office:value-type="float" office:value="6.7969062267" calcext:value-type="float">
            <text:p>6.7969062267</text:p>
          </table:table-cell>
          <table:table-cell table:formula="of:=POWER([.C281]-6.75;2)" office:value-type="float" office:value="0.00220019410323179" calcext:value-type="float">
            <text:p>0.002200194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568333" calcext:value-type="float">
            <text:p>7.568333</text:p>
          </table:table-cell>
          <table:table-cell office:value-type="float" office:value="6.7966884133" calcext:value-type="float">
            <text:p>6.7966884133</text:p>
          </table:table-cell>
          <table:table-cell table:formula="of:=POWER([.C282]-6.75;2)" office:value-type="float" office:value="0.00217980793647162" calcext:value-type="float">
            <text:p>0.002179807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763583" calcext:value-type="float">
            <text:p>7.763583</text:p>
          </table:table-cell>
          <table:table-cell office:value-type="float" office:value="6.7944247133" calcext:value-type="float">
            <text:p>6.7944247133</text:p>
          </table:table-cell>
          <table:table-cell table:formula="of:=POWER([.C283]-6.75;2)" office:value-type="float" office:value="0.00197355515178718" calcext:value-type="float">
            <text:p>0.001973555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854171" calcext:value-type="float">
            <text:p>7.854171</text:p>
          </table:table-cell>
          <table:table-cell office:value-type="float" office:value="6.7901185667" calcext:value-type="float">
            <text:p>6.7901185667</text:p>
          </table:table-cell>
          <table:table-cell table:formula="of:=POWER([.C284]-6.75;2)" office:value-type="float" office:value="0.00160949939406238" calcext:value-type="float">
            <text:p>0.001609499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836308" calcext:value-type="float">
            <text:p>7.836308</text:p>
          </table:table-cell>
          <table:table-cell office:value-type="float" office:value="6.78396974" calcext:value-type="float">
            <text:p>6.78396974</text:p>
          </table:table-cell>
          <table:table-cell table:formula="of:=POWER([.C285]-6.75;2)" office:value-type="float" office:value="0.00115394323566759" calcext:value-type="float">
            <text:p>0.001153943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719792" calcext:value-type="float">
            <text:p>7.719792</text:p>
          </table:table-cell>
          <table:table-cell office:value-type="float" office:value="6.7763897533" calcext:value-type="float">
            <text:p>6.7763897533</text:p>
          </table:table-cell>
          <table:table-cell table:formula="of:=POWER([.C286]-6.75;2)" office:value-type="float" office:value="0.000696419079234869" calcext:value-type="float">
            <text:p>0.000696419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527734" calcext:value-type="float">
            <text:p>7.527734</text:p>
          </table:table-cell>
          <table:table-cell office:value-type="float" office:value="6.7679997733" calcext:value-type="float">
            <text:p>6.7679997733</text:p>
          </table:table-cell>
          <table:table-cell table:formula="of:=POWER([.C287]-6.75;2)" office:value-type="float" office:value="0.000323991838851382" calcext:value-type="float">
            <text:p>0.000323991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294476" calcext:value-type="float">
            <text:p>7.294476</text:p>
          </table:table-cell>
          <table:table-cell office:value-type="float" office:value="6.7595914333" calcext:value-type="float">
            <text:p>6.7595914333</text:p>
          </table:table-cell>
          <table:table-cell table:formula="of:=POWER([.C288]-6.75;2)" office:value-type="float" office:value="0.0000919955927483448" calcext:value-type="float">
            <text:p>9.19955927483448E-00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061028" calcext:value-type="float">
            <text:p>7.061028</text:p>
          </table:table-cell>
          <table:table-cell office:value-type="float" office:value="6.7520268133" calcext:value-type="float">
            <text:p>6.7520268133</text:p>
          </table:table-cell>
          <table:table-cell table:formula="of:=POWER([.C289]-6.75;2)" office:value-type="float" office:value="0.00000410797215305548" calcext:value-type="float">
            <text:p>0.00000410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867698" calcext:value-type="float">
            <text:p>6.867698</text:p>
          </table:table-cell>
          <table:table-cell office:value-type="float" office:value="6.7460730533" calcext:value-type="float">
            <text:p>6.7460730533</text:p>
          </table:table-cell>
          <table:table-cell table:formula="of:=POWER([.C290]-6.75;2)" office:value-type="float" office:value="0.0000154209103846412" calcext:value-type="float">
            <text:p>1.54209103846412E-00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4485" calcext:value-type="float">
            <text:p>6.74485</text:p>
          </table:table-cell>
          <table:table-cell office:value-type="float" office:value="6.7422173267" calcext:value-type="float">
            <text:p>6.7422173267</text:p>
          </table:table-cell>
          <table:table-cell table:formula="of:=POWER([.C291]-6.75;2)" office:value-type="float" office:value="0.0000605700036945249" calcext:value-type="float">
            <text:p>0.0000605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0496" calcext:value-type="float">
            <text:p>6.70496</text:p>
          </table:table-cell>
          <table:table-cell office:value-type="float" office:value="6.7405504733" calcext:value-type="float">
            <text:p>6.7405504733</text:p>
          </table:table-cell>
          <table:table-cell table:formula="of:=POWER([.C292]-6.75;2)" office:value-type="float" office:value="0.0000892935548540148" calcext:value-type="float">
            <text:p>8.92935548540148E-00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40137" calcext:value-type="float">
            <text:p>6.740137</text:p>
          </table:table-cell>
          <table:table-cell office:value-type="float" office:value="6.7407816333" calcext:value-type="float">
            <text:p>6.7407816333</text:p>
          </table:table-cell>
          <table:table-cell table:formula="of:=POWER([.C293]-6.75;2)" office:value-type="float" office:value="0.0000849782846156665" calcext:value-type="float">
            <text:p>8.49782846156665E-00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26842" calcext:value-type="float">
            <text:p>6.826842</text:p>
          </table:table-cell>
          <table:table-cell office:value-type="float" office:value="6.7423657133" calcext:value-type="float">
            <text:p>6.7423657133</text:p>
          </table:table-cell>
          <table:table-cell table:formula="of:=POWER([.C294]-6.75;2)" office:value-type="float" office:value="0.0000582823334177985" calcext:value-type="float">
            <text:p>5.82823334177985E-00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935148" calcext:value-type="float">
            <text:p>6.935148</text:p>
          </table:table-cell>
          <table:table-cell office:value-type="float" office:value="6.74466984" calcext:value-type="float">
            <text:p>6.74466984</text:p>
          </table:table-cell>
          <table:table-cell table:formula="of:=POWER([.C295]-6.75;2)" office:value-type="float" office:value="0.0000284106056255973" calcext:value-type="float">
            <text:p>2.84106056255973E-00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037848" calcext:value-type="float">
            <text:p>7.037848</text:p>
          </table:table-cell>
          <table:table-cell office:value-type="float" office:value="6.7471123067" calcext:value-type="float">
            <text:p>6.7471123067</text:p>
          </table:table-cell>
          <table:table-cell table:formula="of:=POWER([.C296]-6.75;2)" office:value-type="float" office:value="0.00000833877259486454" calcext:value-type="float">
            <text:p>8.33877259486454E-00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116299" calcext:value-type="float">
            <text:p>7.116299</text:p>
          </table:table-cell>
          <table:table-cell office:value-type="float" office:value="6.74924712" calcext:value-type="float">
            <text:p>6.74924712</text:p>
          </table:table-cell>
          <table:table-cell table:formula="of:=POWER([.C297]-6.75;2)" office:value-type="float" office:value="0.000000566828294400435" calcext:value-type="float">
            <text:p>5.66828294400435E-00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16241" calcext:value-type="float">
            <text:p>7.16241</text:p>
          </table:table-cell>
          <table:table-cell office:value-type="float" office:value="6.7507979267" calcext:value-type="float">
            <text:p>6.7507979267</text:p>
          </table:table-cell>
          <table:table-cell table:formula="of:=POWER([.C298]-6.75;2)" office:value-type="float" office:value="0.000000636687018572547" calcext:value-type="float">
            <text:p>6.36687018572547E-00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177652" calcext:value-type="float">
            <text:p>7.177652</text:p>
          </table:table-cell>
          <table:table-cell office:value-type="float" office:value="6.7516548533" calcext:value-type="float">
            <text:p>6.7516548533</text:p>
          </table:table-cell>
          <table:table-cell table:formula="of:=POWER([.C299]-6.75;2)" office:value-type="float" office:value="0.00000273853944452028" calcext:value-type="float">
            <text:p>2.73853944452028E-00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170198" calcext:value-type="float">
            <text:p>7.170198</text:p>
          </table:table-cell>
          <table:table-cell office:value-type="float" office:value="6.75184542" calcext:value-type="float">
            <text:p>6.75184542</text:p>
          </table:table-cell>
          <table:table-cell table:formula="of:=POWER([.C300]-6.75;2)" office:value-type="float" office:value="0.00000340557497640159" calcext:value-type="float">
            <text:p>3.40557497640159E-00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151243" calcext:value-type="float">
            <text:p>7.151243</text:p>
          </table:table-cell>
          <table:table-cell office:value-type="float" office:value="6.7514876067" calcext:value-type="float">
            <text:p>6.7514876067</text:p>
          </table:table-cell>
          <table:table-cell table:formula="of:=POWER([.C301]-6.75;2)" office:value-type="float" office:value="0.00000221297369388367" calcext:value-type="float">
            <text:p>0.00000221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131355" calcext:value-type="float">
            <text:p>7.131355</text:p>
          </table:table-cell>
          <table:table-cell office:value-type="float" office:value="6.7507328667" calcext:value-type="float">
            <text:p>6.7507328667</text:p>
          </table:table-cell>
          <table:table-cell table:formula="of:=POWER([.C302]-6.75;2)" office:value-type="float" office:value="0.00000053709359996881" calcext:value-type="float">
            <text:p>5.3709359996881E-00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117624" calcext:value-type="float">
            <text:p>7.117624</text:p>
          </table:table-cell>
          <table:table-cell office:value-type="float" office:value="6.7497103533" calcext:value-type="float">
            <text:p>6.7497103533</text:p>
          </table:table-cell>
          <table:table-cell table:formula="of:=POWER([.C303]-6.75;2)" office:value-type="float" office:value="0.0000000838952108207493" calcext:value-type="float">
            <text:p>8.38952108207493E-00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112158" calcext:value-type="float">
            <text:p>7.112158</text:p>
          </table:table-cell>
          <table:table-cell office:value-type="float" office:value="6.7484853" calcext:value-type="float">
            <text:p>6.7484853</text:p>
          </table:table-cell>
          <table:table-cell table:formula="of:=POWER([.C304]-6.75;2)" office:value-type="float" office:value="0.00000229431608999859" calcext:value-type="float">
            <text:p>2.29431608999859E-00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112079" calcext:value-type="float">
            <text:p>7.112079</text:p>
          </table:table-cell>
          <table:table-cell office:value-type="float" office:value="6.7470402133" calcext:value-type="float">
            <text:p>6.7470402133</text:p>
          </table:table-cell>
          <table:table-cell table:formula="of:=POWER([.C305]-6.75;2)" office:value-type="float" office:value="0.00000876033730949669" calcext:value-type="float">
            <text:p>8.76033730949669E-00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110811" calcext:value-type="float">
            <text:p>7.110811</text:p>
          </table:table-cell>
          <table:table-cell office:value-type="float" office:value="6.7452778" calcext:value-type="float">
            <text:p>6.7452778</text:p>
          </table:table-cell>
          <table:table-cell table:formula="of:=POWER([.C306]-6.75;2)" office:value-type="float" office:value="0.000022299172839998" calcext:value-type="float">
            <text:p>2.2299172839998E-00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100125" calcext:value-type="float">
            <text:p>7.100125</text:p>
          </table:table-cell>
          <table:table-cell office:value-type="float" office:value="6.7430337467" calcext:value-type="float">
            <text:p>6.7430337467</text:p>
          </table:table-cell>
          <table:table-cell table:formula="of:=POWER([.C307]-6.75;2)" office:value-type="float" office:value="0.0000485286850397594" calcext:value-type="float">
            <text:p>4.85286850397594E-00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072398" calcext:value-type="float">
            <text:p>7.072398</text:p>
          </table:table-cell>
          <table:table-cell office:value-type="float" office:value="6.7400820133" calcext:value-type="float">
            <text:p>6.7400820133</text:p>
          </table:table-cell>
          <table:table-cell table:formula="of:=POWER([.C308]-6.75;2)" office:value-type="float" office:value="0.0000983664601813701" calcext:value-type="float">
            <text:p>9.83664601813701E-00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022656" calcext:value-type="float">
            <text:p>7.022656</text:p>
          </table:table-cell>
          <table:table-cell office:value-type="float" office:value="6.7361167933" calcext:value-type="float">
            <text:p>6.7361167933</text:p>
          </table:table-cell>
          <table:table-cell table:formula="of:=POWER([.C309]-6.75;2)" office:value-type="float" office:value="0.000192743428274928" calcext:value-type="float">
            <text:p>0.000192743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950122" calcext:value-type="float">
            <text:p>6.950122</text:p>
          </table:table-cell>
          <table:table-cell office:value-type="float" office:value="6.7307022733" calcext:value-type="float">
            <text:p>6.7307022733</text:p>
          </table:table-cell>
          <table:table-cell table:formula="of:=POWER([.C310]-6.75;2)" office:value-type="float" office:value="0.000372402255787879" calcext:value-type="float">
            <text:p>0.000372402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59065" calcext:value-type="float">
            <text:p>6.859065</text:p>
          </table:table-cell>
          <table:table-cell office:value-type="float" office:value="6.7231894067" calcext:value-type="float">
            <text:p>6.7231894067</text:p>
          </table:table-cell>
          <table:table-cell table:formula="of:=POWER([.C311]-6.75;2)" office:value-type="float" office:value="0.00071880791309803" calcext:value-type="float">
            <text:p>0.000718807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58748" calcext:value-type="float">
            <text:p>6.758748</text:p>
          </table:table-cell>
          <table:table-cell office:value-type="float" office:value="6.71260088" calcext:value-type="float">
            <text:p>6.71260088</text:p>
          </table:table-cell>
          <table:table-cell table:formula="of:=POWER([.C312]-6.75;2)" office:value-type="float" office:value="0.00139869417677439" calcext:value-type="float">
            <text:p>0.001398694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62266" calcext:value-type="float">
            <text:p>6.662266</text:p>
          </table:table-cell>
          <table:table-cell office:value-type="float" office:value="6.69746132" calcext:value-type="float">
            <text:p>6.69746132</text:p>
          </table:table-cell>
          <table:table-cell table:formula="of:=POWER([.C313]-6.75;2)" office:value-type="float" office:value="0.00276031289614236" calcext:value-type="float">
            <text:p>0.002760312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584164" calcext:value-type="float">
            <text:p>6.584164</text:p>
          </table:table-cell>
          <table:table-cell office:value-type="float" office:value="6.6753978467" calcext:value-type="float">
            <text:p>6.6753978467</text:p>
          </table:table-cell>
          <table:table-cell table:formula="of:=POWER([.C314]-6.75;2)" office:value-type="float" office:value="0.00556548127699668" calcext:value-type="float">
            <text:p>0.005565481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537123" calcext:value-type="float">
            <text:p>6.537123</text:p>
          </table:table-cell>
          <table:table-cell office:value-type="float" office:value="6.6403722667" calcext:value-type="float">
            <text:p>6.6403722667</text:p>
          </table:table-cell>
          <table:table-cell table:formula="of:=POWER([.C315]-6.75;2)" office:value-type="float" office:value="0.0120182399084959" calcext:value-type="float">
            <text:p>0.012018239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528529" calcext:value-type="float">
            <text:p>6.528529</text:p>
          </table:table-cell>
          <table:table-cell office:value-type="float" office:value="6.6056602933" calcext:value-type="float">
            <text:p>6.6056602933</text:p>
          </table:table-cell>
          <table:table-cell table:formula="of:=POWER([.C316]-6.75;2)" office:value-type="float" office:value="0.0208339509302421" calcext:value-type="float">
            <text:p>0.020833950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558185" calcext:value-type="float">
            <text:p>6.558185</text:p>
          </table:table-cell>
          <table:table-cell office:value-type="float" office:value="6.5710056133" calcext:value-type="float">
            <text:p>6.5710056133</text:p>
          </table:table-cell>
          <table:table-cell table:formula="of:=POWER([.C317]-6.75;2)" office:value-type="float" office:value="0.0320389904701093" calcext:value-type="float">
            <text:p>0.032038990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18226" calcext:value-type="float">
            <text:p>6.618226</text:p>
          </table:table-cell>
          <table:table-cell office:value-type="float" office:value="6.5361532267" calcext:value-type="float">
            <text:p>6.5361532267</text:p>
          </table:table-cell>
          <table:table-cell table:formula="of:=POWER([.C318]-6.75;2)" office:value-type="float" office:value="0.0457304424508217" calcext:value-type="float">
            <text:p>0.045730442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95388" calcext:value-type="float">
            <text:p>6.695388</text:p>
          </table:table-cell>
          <table:table-cell office:value-type="float" office:value="6.5009005667" calcext:value-type="float">
            <text:p>6.5009005667</text:p>
          </table:table-cell>
          <table:table-cell table:formula="of:=POWER([.C319]-6.75;2)" office:value-type="float" office:value="0.062050527670381" calcext:value-type="float">
            <text:p>0.062050527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74745" calcext:value-type="float">
            <text:p>6.774745</text:p>
          </table:table-cell>
          <table:table-cell office:value-type="float" office:value="6.4651334933" calcext:value-type="float">
            <text:p>6.4651334933</text:p>
          </table:table-cell>
          <table:table-cell table:formula="of:=POWER([.C320]-6.75;2)" office:value-type="float" office:value="0.0811489266394613" calcext:value-type="float">
            <text:p>0.081148926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4359" calcext:value-type="float">
            <text:p>6.84359</text:p>
          </table:table-cell>
          <table:table-cell office:value-type="float" office:value="6.4406122067" calcext:value-type="float">
            <text:p>6.4406122067</text:p>
          </table:table-cell>
          <table:table-cell table:formula="of:=POWER([.C321]-6.75;2)" office:value-type="float" office:value="0.0957208066430435" calcext:value-type="float">
            <text:p>0.095720806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894295" calcext:value-type="float">
            <text:p>6.894295</text:p>
          </table:table-cell>
          <table:table-cell office:value-type="float" office:value="6.43066204" calcext:value-type="float">
            <text:p>6.43066204</text:p>
          </table:table-cell>
          <table:table-cell table:formula="of:=POWER([.C322]-6.75;2)" office:value-type="float" office:value="0.101976732696962" calcext:value-type="float">
            <text:p>0.101976732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925537" calcext:value-type="float">
            <text:p>6.925537</text:p>
          </table:table-cell>
          <table:table-cell office:value-type="float" office:value="6.43164806" calcext:value-type="float">
            <text:p>6.43164806</text:p>
          </table:table-cell>
          <table:table-cell table:formula="of:=POWER([.C323]-6.75;2)" office:value-type="float" office:value="0.101347957701764" calcext:value-type="float">
            <text:p>0.101347957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941727" calcext:value-type="float">
            <text:p>6.941727</text:p>
          </table:table-cell>
          <table:table-cell office:value-type="float" office:value="6.4410531133" calcext:value-type="float">
            <text:p>6.4410531133</text:p>
          </table:table-cell>
          <table:table-cell table:formula="of:=POWER([.C324]-6.75;2)" office:value-type="float" office:value="0.0954481788016228" calcext:value-type="float">
            <text:p>0.095448178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950809" calcext:value-type="float">
            <text:p>6.950809</text:p>
          </table:table-cell>
          <table:table-cell office:value-type="float" office:value="6.4564274333" calcext:value-type="float">
            <text:p>6.4564274333</text:p>
          </table:table-cell>
          <table:table-cell table:formula="of:=POWER([.C325]-6.75;2)" office:value-type="float" office:value="0.0861848519188259" calcext:value-type="float">
            <text:p>0.086184851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960986" calcext:value-type="float">
            <text:p>6.960986</text:p>
          </table:table-cell>
          <table:table-cell office:value-type="float" office:value="6.4752923667" calcext:value-type="float">
            <text:p>6.4752923667</text:p>
          </table:table-cell>
          <table:table-cell table:formula="of:=POWER([.C326]-6.75;2)" office:value-type="float" office:value="0.0754642837932874" calcext:value-type="float">
            <text:p>0.075464283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977238" calcext:value-type="float">
            <text:p>6.977238</text:p>
          </table:table-cell>
          <table:table-cell office:value-type="float" office:value="6.49525024" calcext:value-type="float">
            <text:p>6.49525024</text:p>
          </table:table-cell>
          <table:table-cell table:formula="of:=POWER([.C327]-6.75;2)" office:value-type="float" office:value="0.0648974402200577" calcext:value-type="float">
            <text:p>0.064897440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998763" calcext:value-type="float">
            <text:p>6.998763</text:p>
          </table:table-cell>
          <table:table-cell office:value-type="float" office:value="6.5141658867" calcext:value-type="float">
            <text:p>6.5141658867</text:p>
          </table:table-cell>
          <table:table-cell table:formula="of:=POWER([.C328]-6.75;2)" office:value-type="float" office:value="0.0556177289959973" calcext:value-type="float">
            <text:p>0.05561772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018283" calcext:value-type="float">
            <text:p>7.018283</text:p>
          </table:table-cell>
          <table:table-cell office:value-type="float" office:value="6.53035954" calcext:value-type="float">
            <text:p>6.53035954</text:p>
          </table:table-cell>
          <table:table-cell table:formula="of:=POWER([.C329]-6.75;2)" office:value-type="float" office:value="0.0482419316690116" calcext:value-type="float">
            <text:p>0.048241931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023526" calcext:value-type="float">
            <text:p>7.023526</text:p>
          </table:table-cell>
          <table:table-cell office:value-type="float" office:value="6.5427632667" calcext:value-type="float">
            <text:p>6.5427632667</text:p>
          </table:table-cell>
          <table:table-cell table:formula="of:=POWER([.C330]-6.75;2)" office:value-type="float" office:value="0.0429470636288554" calcext:value-type="float">
            <text:p>0.042947063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000433" calcext:value-type="float">
            <text:p>7.000433</text:p>
          </table:table-cell>
          <table:table-cell office:value-type="float" office:value="6.5509964933" calcext:value-type="float">
            <text:p>6.5509964933</text:p>
          </table:table-cell>
          <table:table-cell table:formula="of:=POWER([.C331]-6.75;2)" office:value-type="float" office:value="0.0396023956788971" calcext:value-type="float">
            <text:p>0.039602395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937161" calcext:value-type="float">
            <text:p>6.937161</text:p>
          </table:table-cell>
          <table:table-cell office:value-type="float" office:value="6.5553240067" calcext:value-type="float">
            <text:p>6.5553240067</text:p>
          </table:table-cell>
          <table:table-cell table:formula="of:=POWER([.C332]-6.75;2)" office:value-type="float" office:value="0.0378987423673415" calcext:value-type="float">
            <text:p>0.037898742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827879" calcext:value-type="float">
            <text:p>6.827879</text:p>
          </table:table-cell>
          <table:table-cell office:value-type="float" office:value="6.5564819733" calcext:value-type="float">
            <text:p>6.5564819733</text:p>
          </table:table-cell>
          <table:table-cell table:formula="of:=POWER([.C333]-6.75;2)" office:value-type="float" office:value="0.0374492266578618" calcext:value-type="float">
            <text:p>0.037449226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75564" calcext:value-type="float">
            <text:p>6.675564</text:p>
          </table:table-cell>
          <table:table-cell office:value-type="float" office:value="6.55540282" calcext:value-type="float">
            <text:p>6.55540282</text:p>
          </table:table-cell>
          <table:table-cell table:formula="of:=POWER([.C334]-6.75;2)" office:value-type="float" office:value="0.0378680624639523" calcext:value-type="float">
            <text:p>0.037868062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493185" calcext:value-type="float">
            <text:p>6.493185</text:p>
          </table:table-cell>
          <table:table-cell office:value-type="float" office:value="6.55292362" calcext:value-type="float">
            <text:p>6.55292362</text:p>
          </table:table-cell>
          <table:table-cell table:formula="of:=POWER([.C335]-6.75;2)" office:value-type="float" office:value="0.0388390995539045" calcext:value-type="float">
            <text:p>0.038839099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302692" calcext:value-type="float">
            <text:p>6.302692</text:p>
          </table:table-cell>
          <table:table-cell office:value-type="float" office:value="6.5495798267" calcext:value-type="float">
            <text:p>6.5495798267</text:p>
          </table:table-cell>
          <table:table-cell table:formula="of:=POWER([.C336]-6.75;2)" office:value-type="float" office:value="0.0401682458656018" calcext:value-type="float">
            <text:p>0.040168245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131345" calcext:value-type="float">
            <text:p>6.131345</text:p>
          </table:table-cell>
          <table:table-cell office:value-type="float" office:value="6.54554078" calcext:value-type="float">
            <text:p>6.54554078</text:p>
          </table:table-cell>
          <table:table-cell table:formula="of:=POWER([.C337]-6.75;2)" office:value-type="float" office:value="0.0418035726430086" calcext:value-type="float">
            <text:p>0.041803572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005416" calcext:value-type="float">
            <text:p>6.005416</text:p>
          </table:table-cell>
          <table:table-cell office:value-type="float" office:value="6.54067616" calcext:value-type="float">
            <text:p>6.54067616</text:p>
          </table:table-cell>
          <table:table-cell table:formula="of:=POWER([.C338]-6.75;2)" office:value-type="float" office:value="0.0438164699923455" calcext:value-type="float">
            <text:p>0.0438164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942732" calcext:value-type="float">
            <text:p>5.942732</text:p>
          </table:table-cell>
          <table:table-cell office:value-type="float" office:value="6.53470538" calcext:value-type="float">
            <text:p>6.53470538</text:p>
          </table:table-cell>
          <table:table-cell table:formula="of:=POWER([.C339]-6.75;2)" office:value-type="float" office:value="0.0463517734009444" calcext:value-type="float">
            <text:p>0.046351773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94713" calcext:value-type="float">
            <text:p>5.94713</text:p>
          </table:table-cell>
          <table:table-cell office:value-type="float" office:value="6.52737334" calcext:value-type="float">
            <text:p>6.52737334</text:p>
          </table:table-cell>
          <table:table-cell table:formula="of:=POWER([.C340]-6.75;2)" office:value-type="float" office:value="0.0495626297427554" calcext:value-type="float">
            <text:p>0.049562629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007964" calcext:value-type="float">
            <text:p>6.007964</text:p>
          </table:table-cell>
          <table:table-cell office:value-type="float" office:value="6.51859302" calcext:value-type="float">
            <text:p>6.51859302</text:p>
          </table:table-cell>
          <table:table-cell table:formula="of:=POWER([.C341]-6.75;2)" office:value-type="float" office:value="0.0535491903927204" calcext:value-type="float">
            <text:p>0.053549190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105125" calcext:value-type="float">
            <text:p>6.105125</text:p>
          </table:table-cell>
          <table:table-cell office:value-type="float" office:value="6.50850202" calcext:value-type="float">
            <text:p>6.50850202</text:p>
          </table:table-cell>
          <table:table-cell table:formula="of:=POWER([.C342]-6.75;2)" office:value-type="float" office:value="0.0583212743440805" calcext:value-type="float">
            <text:p>0.0583212743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216732" calcext:value-type="float">
            <text:p>6.216732</text:p>
          </table:table-cell>
          <table:table-cell office:value-type="float" office:value="6.49742048" calcext:value-type="float">
            <text:p>6.49742048</text:p>
          </table:table-cell>
          <table:table-cell table:formula="of:=POWER([.C343]-6.75;2)" office:value-type="float" office:value="0.0637964139234305" calcext:value-type="float">
            <text:p>0.063796413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325781" calcext:value-type="float">
            <text:p>6.325781</text:p>
          </table:table-cell>
          <table:table-cell office:value-type="float" office:value="6.4857592267" calcext:value-type="float">
            <text:p>6.4857592267</text:p>
          </table:table-cell>
          <table:table-cell table:formula="of:=POWER([.C344]-6.75;2)" office:value-type="float" office:value="0.069823186274182" calcext:value-type="float">
            <text:p>0.069823186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423517" calcext:value-type="float">
            <text:p>6.423517</text:p>
          </table:table-cell>
          <table:table-cell office:value-type="float" office:value="6.4739505867" calcext:value-type="float">
            <text:p>6.4739505867</text:p>
          </table:table-cell>
          <table:table-cell table:formula="of:=POWER([.C345]-6.75;2)" office:value-type="float" office:value="0.0762032785832742" calcext:value-type="float">
            <text:p>0.076203278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509258" calcext:value-type="float">
            <text:p>6.509258</text:p>
          </table:table-cell>
          <table:table-cell office:value-type="float" office:value="6.4624368533" calcext:value-type="float">
            <text:p>6.4624368533</text:p>
          </table:table-cell>
          <table:table-cell table:formula="of:=POWER([.C346]-6.75;2)" office:value-type="float" office:value="0.0826925633400058" calcext:value-type="float">
            <text:p>0.082692563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587538" calcext:value-type="float">
            <text:p>6.587538</text:p>
          </table:table-cell>
          <table:table-cell office:value-type="float" office:value="6.4516963733" calcext:value-type="float">
            <text:p>6.4516963733</text:p>
          </table:table-cell>
          <table:table-cell table:formula="of:=POWER([.C347]-6.75;2)" office:value-type="float" office:value="0.088985053702373" calcext:value-type="float">
            <text:p>0.088985053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64043" calcext:value-type="float">
            <text:p>6.664043</text:p>
          </table:table-cell>
          <table:table-cell office:value-type="float" office:value="6.4422596933" calcext:value-type="float">
            <text:p>6.4422596933</text:p>
          </table:table-cell>
          <table:table-cell table:formula="of:=POWER([.C348]-6.75;2)" office:value-type="float" office:value="0.0947040963678098" calcext:value-type="float">
            <text:p>0.094704096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41988" calcext:value-type="float">
            <text:p>6.741988</text:p>
          </table:table-cell>
          <table:table-cell office:value-type="float" office:value="6.4346779533" calcext:value-type="float">
            <text:p>6.4346779533</text:p>
          </table:table-cell>
          <table:table-cell table:formula="of:=POWER([.C349]-6.75;2)" office:value-type="float" office:value="0.0994279931350772" calcext:value-type="float">
            <text:p>0.099427993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20284" calcext:value-type="float">
            <text:p>6.820284</text:p>
          </table:table-cell>
          <table:table-cell office:value-type="float" office:value="6.42944262" calcext:value-type="float">
            <text:p>6.42944262</text:p>
          </table:table-cell>
          <table:table-cell table:formula="of:=POWER([.C350]-6.75;2)" office:value-type="float" office:value="0.102757033872465" calcext:value-type="float">
            <text:p>0.102757033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94012" calcext:value-type="float">
            <text:p>6.894012</text:p>
          </table:table-cell>
          <table:table-cell office:value-type="float" office:value="6.4268915933" calcext:value-type="float">
            <text:p>6.4268915933</text:p>
          </table:table-cell>
          <table:table-cell table:formula="of:=POWER([.C351]-6.75;2)" office:value-type="float" office:value="0.104399042480213" calcext:value-type="float">
            <text:p>0.1043990425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956694" calcext:value-type="float">
            <text:p>6.956694</text:p>
          </table:table-cell>
          <table:table-cell office:value-type="float" office:value="6.4271427667" calcext:value-type="float">
            <text:p>6.4271427667</text:p>
          </table:table-cell>
          <table:table-cell table:formula="of:=POWER([.C352]-6.75;2)" office:value-type="float" office:value="0.10423679309413" calcext:value-type="float">
            <text:p>0.104236793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003126" calcext:value-type="float">
            <text:p>7.003126</text:p>
          </table:table-cell>
          <table:table-cell office:value-type="float" office:value="6.43007508" calcext:value-type="float">
            <text:p>6.43007508</text:p>
          </table:table-cell>
          <table:table-cell table:formula="of:=POWER([.C353]-6.75;2)" office:value-type="float" office:value="0.102351954437006" calcext:value-type="float">
            <text:p>0.102351954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031506" calcext:value-type="float">
            <text:p>7.031506</text:p>
          </table:table-cell>
          <table:table-cell office:value-type="float" office:value="6.43535598" calcext:value-type="float">
            <text:p>6.43535598</text:p>
          </table:table-cell>
          <table:table-cell table:formula="of:=POWER([.C354]-6.75;2)" office:value-type="float" office:value="0.0990008593217606" calcext:value-type="float">
            <text:p>0.099000859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044061" calcext:value-type="float">
            <text:p>7.044061</text:p>
          </table:table-cell>
          <table:table-cell office:value-type="float" office:value="6.4425054867" calcext:value-type="float">
            <text:p>6.4425054867</text:p>
          </table:table-cell>
          <table:table-cell table:formula="of:=POWER([.C355]-6.75;2)" office:value-type="float" office:value="0.0945528757096039" calcext:value-type="float">
            <text:p>0.094552875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046034" calcext:value-type="float">
            <text:p>7.046034</text:p>
          </table:table-cell>
          <table:table-cell office:value-type="float" office:value="6.4509859933" calcext:value-type="float">
            <text:p>6.4509859933</text:p>
          </table:table-cell>
          <table:table-cell table:formula="of:=POWER([.C356]-6.75;2)" office:value-type="float" office:value="0.0894093762027878" calcext:value-type="float">
            <text:p>0.089409376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043511" calcext:value-type="float">
            <text:p>7.043511</text:p>
          </table:table-cell>
          <table:table-cell office:value-type="float" office:value="6.46030464" calcext:value-type="float">
            <text:p>6.46030464</text:p>
          </table:table-cell>
          <table:table-cell table:formula="of:=POWER([.C357]-6.75;2)" office:value-type="float" office:value="0.0839234016055294" calcext:value-type="float">
            <text:p>0.083923401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040976" calcext:value-type="float">
            <text:p>7.040976</text:p>
          </table:table-cell>
          <table:table-cell office:value-type="float" office:value="6.4701086333" calcext:value-type="float">
            <text:p>6.4701086333</text:p>
          </table:table-cell>
          <table:table-cell table:formula="of:=POWER([.C358]-6.75;2)" office:value-type="float" office:value="0.078339177153194" calcext:value-type="float">
            <text:p>0.0783391772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039634" calcext:value-type="float">
            <text:p>7.039634</text:p>
          </table:table-cell>
          <table:table-cell office:value-type="float" office:value="6.4802461933" calcext:value-type="float">
            <text:p>6.4802461933</text:p>
          </table:table-cell>
          <table:table-cell table:formula="of:=POWER([.C359]-6.75;2)" office:value-type="float" office:value="0.0727671162291409" calcext:value-type="float">
            <text:p>0.072767116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037181" calcext:value-type="float">
            <text:p>7.037181</text:p>
          </table:table-cell>
          <table:table-cell office:value-type="float" office:value="6.4907644667" calcext:value-type="float">
            <text:p>6.4907644667</text:p>
          </table:table-cell>
          <table:table-cell table:formula="of:=POWER([.C360]-6.75;2)" office:value-type="float" office:value="0.0672030617253354" calcext:value-type="float">
            <text:p>0.067203061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029117" calcext:value-type="float">
            <text:p>7.029117</text:p>
          </table:table-cell>
          <table:table-cell office:value-type="float" office:value="6.50183142" calcext:value-type="float">
            <text:p>6.50183142</text:p>
          </table:table-cell>
          <table:table-cell table:formula="of:=POWER([.C361]-6.75;2)" office:value-type="float" office:value="0.0615876440992163" calcext:value-type="float">
            <text:p>0.061587644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011029" calcext:value-type="float">
            <text:p>7.011029</text:p>
          </table:table-cell>
          <table:table-cell office:value-type="float" office:value="6.5135988733" calcext:value-type="float">
            <text:p>6.5135988733</text:p>
          </table:table-cell>
          <table:table-cell table:formula="of:=POWER([.C362]-6.75;2)" office:value-type="float" office:value="0.0558854927050293" calcext:value-type="float">
            <text:p>0.055885492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980942" calcext:value-type="float">
            <text:p>6.980942</text:p>
          </table:table-cell>
          <table:table-cell office:value-type="float" office:value="6.5260514733" calcext:value-type="float">
            <text:p>6.5260514733</text:p>
          </table:table-cell>
          <table:table-cell table:formula="of:=POWER([.C363]-6.75;2)" office:value-type="float" office:value="0.0501529426111007" calcext:value-type="float">
            <text:p>0.050152942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940909" calcext:value-type="float">
            <text:p>6.940909</text:p>
          </table:table-cell>
          <table:table-cell office:value-type="float" office:value="6.5388900933" calcext:value-type="float">
            <text:p>6.5388900933</text:p>
          </table:table-cell>
          <table:table-cell table:formula="of:=POWER([.C364]-6.75;2)" office:value-type="float" office:value="0.0445673927068827" calcext:value-type="float">
            <text:p>0.044567392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97313" calcext:value-type="float">
            <text:p>6.897313</text:p>
          </table:table-cell>
          <table:table-cell office:value-type="float" office:value="6.5514791067" calcext:value-type="float">
            <text:p>6.5514791067</text:p>
          </table:table-cell>
          <table:table-cell table:formula="of:=POWER([.C365]-6.75;2)" office:value-type="float" office:value="0.0394105450766298" calcext:value-type="float">
            <text:p>0.039410545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859776" calcext:value-type="float">
            <text:p>6.859776</text:p>
          </table:table-cell>
          <table:table-cell office:value-type="float" office:value="6.5628632067" calcext:value-type="float">
            <text:p>6.5628632067</text:p>
          </table:table-cell>
          <table:table-cell table:formula="of:=POWER([.C366]-6.75;2)" office:value-type="float" office:value="0.0350201794066068" calcext:value-type="float">
            <text:p>0.035020179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83896" calcext:value-type="float">
            <text:p>6.83896</text:p>
          </table:table-cell>
          <table:table-cell office:value-type="float" office:value="6.5718453133" calcext:value-type="float">
            <text:p>6.5718453133</text:p>
          </table:table-cell>
          <table:table-cell table:formula="of:=POWER([.C367]-6.75;2)" office:value-type="float" office:value="0.0317390923931752" calcext:value-type="float">
            <text:p>0.031739092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843884" calcext:value-type="float">
            <text:p>6.843884</text:p>
          </table:table-cell>
          <table:table-cell office:value-type="float" office:value="6.57711334" calcext:value-type="float">
            <text:p>6.57711334</text:p>
          </table:table-cell>
          <table:table-cell table:formula="of:=POWER([.C368]-6.75;2)" office:value-type="float" office:value="0.0298897972059555" calcext:value-type="float">
            <text:p>0.029889797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79564" calcext:value-type="float">
            <text:p>6.879564</text:p>
          </table:table-cell>
          <table:table-cell office:value-type="float" office:value="6.5774054333" calcext:value-type="float">
            <text:p>6.5774054333</text:p>
          </table:table-cell>
          <table:table-cell table:formula="of:=POWER([.C369]-6.75;2)" office:value-type="float" office:value="0.0297888844543607" calcext:value-type="float">
            <text:p>0.029788884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945708" calcext:value-type="float">
            <text:p>6.945708</text:p>
          </table:table-cell>
          <table:table-cell office:value-type="float" office:value="6.5717090667" calcext:value-type="float">
            <text:p>6.5717090667</text:p>
          </table:table-cell>
          <table:table-cell table:formula="of:=POWER([.C370]-6.75;2)" office:value-type="float" office:value="0.0317876568969849" calcext:value-type="float">
            <text:p>0.031787656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036793" calcext:value-type="float">
            <text:p>7.036793</text:p>
          </table:table-cell>
          <table:table-cell office:value-type="float" office:value="6.5595026333" calcext:value-type="float">
            <text:p>6.5595026333</text:p>
          </table:table-cell>
          <table:table-cell table:formula="of:=POWER([.C371]-6.75;2)" office:value-type="float" office:value="0.0362892467196342" calcext:value-type="float">
            <text:p>0.036289246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143302" calcext:value-type="float">
            <text:p>7.143302</text:p>
          </table:table-cell>
          <table:table-cell office:value-type="float" office:value="6.5410675067" calcext:value-type="float">
            <text:p>6.5410675067</text:p>
          </table:table-cell>
          <table:table-cell table:formula="of:=POWER([.C372]-6.75;2)" office:value-type="float" office:value="0.0436527867565545" calcext:value-type="float">
            <text:p>0.043652786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253545" calcext:value-type="float">
            <text:p>7.253545</text:p>
          </table:table-cell>
          <table:table-cell office:value-type="float" office:value="6.5178608733" calcext:value-type="float">
            <text:p>6.5178608733</text:p>
          </table:table-cell>
          <table:table-cell table:formula="of:=POWER([.C373]-6.75;2)" office:value-type="float" office:value="0.0538885741450386" calcext:value-type="float">
            <text:p>0.053888574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355495" calcext:value-type="float">
            <text:p>7.355495</text:p>
          </table:table-cell>
          <table:table-cell office:value-type="float" office:value="6.49260182" calcext:value-type="float">
            <text:p>6.49260182</text:p>
          </table:table-cell>
          <table:table-cell table:formula="of:=POWER([.C374]-6.75;2)" office:value-type="float" office:value="0.0662538230673124" calcext:value-type="float">
            <text:p>0.066253823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438259" calcext:value-type="float">
            <text:p>7.438259</text:p>
          </table:table-cell>
          <table:table-cell office:value-type="float" office:value="6.4683604067" calcext:value-type="float">
            <text:p>6.4683604067</text:p>
          </table:table-cell>
          <table:table-cell table:formula="of:=POWER([.C375]-6.75;2)" office:value-type="float" office:value="0.0793208605141891" calcext:value-type="float">
            <text:p>0.079320860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493133" calcext:value-type="float">
            <text:p>7.493133</text:p>
          </table:table-cell>
          <table:table-cell office:value-type="float" office:value="6.44725932" calcext:value-type="float">
            <text:p>6.44725932</text:p>
          </table:table-cell>
          <table:table-cell table:formula="of:=POWER([.C376]-6.75;2)" office:value-type="float" office:value="0.0916519193268626" calcext:value-type="float">
            <text:p>0.091651919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514297" calcext:value-type="float">
            <text:p>7.514297</text:p>
          </table:table-cell>
          <table:table-cell office:value-type="float" office:value="6.43018674" calcext:value-type="float">
            <text:p>6.43018674</text:p>
          </table:table-cell>
          <table:table-cell table:formula="of:=POWER([.C377]-6.75;2)" office:value-type="float" office:value="0.102280521271828" calcext:value-type="float">
            <text:p>0.102280521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499275" calcext:value-type="float">
            <text:p>7.499275</text:p>
          </table:table-cell>
          <table:table-cell office:value-type="float" office:value="6.4171578267" calcext:value-type="float">
            <text:p>6.4171578267</text:p>
          </table:table-cell>
          <table:table-cell table:formula="of:=POWER([.C378]-6.75;2)" office:value-type="float" office:value="0.110783912327067" calcext:value-type="float">
            <text:p>0.110783912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449191" calcext:value-type="float">
            <text:p>7.449191</text:p>
          </table:table-cell>
          <table:table-cell office:value-type="float" office:value="6.4076327" calcext:value-type="float">
            <text:p>6.4076327</text:p>
          </table:table-cell>
          <table:table-cell table:formula="of:=POWER([.C379]-6.75;2)" office:value-type="float" office:value="0.11721536810929" calcext:value-type="float">
            <text:p>0.117215368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368812" calcext:value-type="float">
            <text:p>7.368812</text:p>
          </table:table-cell>
          <table:table-cell office:value-type="float" office:value="6.4006652" calcext:value-type="float">
            <text:p>6.4006652</text:p>
          </table:table-cell>
          <table:table-cell table:formula="of:=POWER([.C380]-6.75;2)" office:value-type="float" office:value="0.12203480249104" calcext:value-type="float">
            <text:p>0.122034802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266259" calcext:value-type="float">
            <text:p>7.266259</text:p>
          </table:table-cell>
          <table:table-cell office:value-type="float" office:value="6.3949220533" calcext:value-type="float">
            <text:p>6.3949220533</text:p>
          </table:table-cell>
          <table:table-cell table:formula="of:=POWER([.C381]-6.75;2)" office:value-type="float" office:value="0.126080348232688" calcext:value-type="float">
            <text:p>0.126080348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152253" calcext:value-type="float">
            <text:p>7.152253</text:p>
          </table:table-cell>
          <table:table-cell office:value-type="float" office:value="6.3885830267" calcext:value-type="float">
            <text:p>6.3885830267</text:p>
          </table:table-cell>
          <table:table-cell table:formula="of:=POWER([.C382]-6.75;2)" office:value-type="float" office:value="0.130622228589333" calcext:value-type="float">
            <text:p>0.130622228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038764" calcext:value-type="float">
            <text:p>7.038764</text:p>
          </table:table-cell>
          <table:table-cell office:value-type="float" office:value="6.3790352" calcext:value-type="float">
            <text:p>6.379035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937056" calcext:value-type="float">
            <text:p>6.937056</text:p>
          </table:table-cell>
          <table:table-cell office:value-type="float" office:value="6.3618682" calcext:value-type="float">
            <text:p>6.361868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55349" calcext:value-type="float">
            <text:p>6.855349</text:p>
          </table:table-cell>
          <table:table-cell office:value-type="float" office:value="6.3197993867" calcext:value-type="float">
            <text:p>6.319799386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96611" calcext:value-type="float">
            <text:p>6.796611</text:p>
          </table:table-cell>
          <table:table-cell office:value-type="float" office:value="6.2782752867" calcext:value-type="float">
            <text:p>6.278275286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57201" calcext:value-type="float">
            <text:p>6.757201</text:p>
          </table:table-cell>
          <table:table-cell office:value-type="float" office:value="6.2371427733" calcext:value-type="float">
            <text:p>6.237142773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26951" calcext:value-type="float">
            <text:p>6.726951</text:p>
          </table:table-cell>
          <table:table-cell office:value-type="float" office:value="6.1962729933" calcext:value-type="float">
            <text:p>6.196272993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90889" calcext:value-type="float">
            <text:p>6.690889</text:p>
          </table:table-cell>
          <table:table-cell office:value-type="float" office:value="6.15560488" calcext:value-type="float">
            <text:p>6.1556048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32242" calcext:value-type="float">
            <text:p>6.632242</text:p>
          </table:table-cell>
          <table:table-cell office:value-type="float" office:value="6.11517718" calcext:value-type="float">
            <text:p>6.1151771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36104" calcext:value-type="float">
            <text:p>6.536104</text:p>
          </table:table-cell>
          <table:table-cell office:value-type="float" office:value="6.07514046" calcext:value-type="float">
            <text:p>6.0751404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393134" calcext:value-type="float">
            <text:p>6.393134</text:p>
          </table:table-cell>
          <table:table-cell office:value-type="float" office:value="6.3518625267" calcext:value-type="float">
            <text:p>6.351862526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202812" calcext:value-type="float">
            <text:p>6.202812</text:p>
          </table:table-cell>
          <table:table-cell office:value-type="float" office:value="6.45594758" calcext:value-type="float">
            <text:p>6.45594758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97589" calcext:value-type="float">
            <text:p>5.97589</text:p>
          </table:table-cell>
          <table:table-cell office:value-type="float" office:value="6.5134295533" calcext:value-type="float">
            <text:p>6.51342955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735518" calcext:value-type="float">
            <text:p>5.735518</text:p>
          </table:table-cell>
          <table:table-cell office:value-type="float" office:value="6.5405465267" calcext:value-type="float">
            <text:p>6.540546526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516016" calcext:value-type="float">
            <text:p>5.516016</text:p>
          </table:table-cell>
          <table:table-cell office:value-type="float" office:value="6.5394834333" calcext:value-type="float">
            <text:p>6.539483433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357758" calcext:value-type="float">
            <text:p>5.357758</text:p>
          </table:table-cell>
          <table:table-cell office:value-type="float" office:value="6.5398836867" calcext:value-type="float">
            <text:p>6.53988368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297143" calcext:value-type="float">
            <text:p>5.297143</text:p>
          </table:table-cell>
          <table:table-cell office:value-type="float" office:value="6.5413389933" calcext:value-type="float">
            <text:p>6.541338993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353944" calcext:value-type="float">
            <text:p>5.353944</text:p>
          </table:table-cell>
          <table:table-cell office:value-type="float" office:value="6.5431984" calcext:value-type="float">
            <text:p>6.543198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522892" calcext:value-type="float">
            <text:p>5.522892</text:p>
          </table:table-cell>
          <table:table-cell office:value-type="float" office:value="6.5446791333" calcext:value-type="float">
            <text:p>6.54467913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775516" calcext:value-type="float">
            <text:p>5.775516</text:p>
          </table:table-cell>
          <table:table-cell office:value-type="float" office:value="6.53004476" calcext:value-type="float">
            <text:p>6.53004476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070568" calcext:value-type="float">
            <text:p>6.070568</text:p>
          </table:table-cell>
          <table:table-cell office:value-type="float" office:value="6.5375694467" calcext:value-type="float">
            <text:p>6.537569446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365844" calcext:value-type="float">
            <text:p>6.365844</text:p>
          </table:table-cell>
          <table:table-cell office:value-type="float" office:value="6.5591720867" calcext:value-type="float">
            <text:p>6.559172086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26453" calcext:value-type="float">
            <text:p>6.626453</text:p>
          </table:table-cell>
          <table:table-cell office:value-type="float" office:value="6.5904225933" calcext:value-type="float">
            <text:p>6.590422593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2894" calcext:value-type="float">
            <text:p>6.82894</text:p>
          </table:table-cell>
          <table:table-cell office:value-type="float" office:value="6.6276090267" calcext:value-type="float">
            <text:p>6.62760902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962553" calcext:value-type="float">
            <text:p>6.962553</text:p>
          </table:table-cell>
          <table:table-cell office:value-type="float" office:value="6.6673184733" calcext:value-type="float">
            <text:p>6.667318473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028745" calcext:value-type="float">
            <text:p>7.028745</text:p>
          </table:table-cell>
          <table:table-cell office:value-type="float" office:value="6.7063605733" calcext:value-type="float">
            <text:p>6.706360573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039312" calcext:value-type="float">
            <text:p>7.039312</text:p>
          </table:table-cell>
          <table:table-cell office:value-type="float" office:value="6.7417739867" calcext:value-type="float">
            <text:p>6.741773986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013174" calcext:value-type="float">
            <text:p>7.013174</text:p>
          </table:table-cell>
          <table:table-cell office:value-type="float" office:value="6.7708444" calcext:value-type="float">
            <text:p>6.770844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971813" calcext:value-type="float">
            <text:p>6.971813</text:p>
          </table:table-cell>
          <table:table-cell office:value-type="float" office:value="6.79110168" calcext:value-type="float">
            <text:p>6.7911016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933934" calcext:value-type="float">
            <text:p>6.933934</text:p>
          </table:table-cell>
          <table:table-cell office:value-type="float" office:value="6.8002636733" calcext:value-type="float">
            <text:p>6.80026367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910609" calcext:value-type="float">
            <text:p>6.910609</text:p>
          </table:table-cell>
          <table:table-cell office:value-type="float" office:value="6.79602568" calcext:value-type="float">
            <text:p>6.7960256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902627" calcext:value-type="float">
            <text:p>6.902627</text:p>
          </table:table-cell>
          <table:table-cell office:value-type="float" office:value="6.77506994" calcext:value-type="float">
            <text:p>6.7750699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901184" calcext:value-type="float">
            <text:p>6.901184</text:p>
          </table:table-cell>
          <table:table-cell office:value-type="float" office:value="6.7541674133" calcext:value-type="float">
            <text:p>6.754167413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891677" calcext:value-type="float">
            <text:p>6.891677</text:p>
          </table:table-cell>
          <table:table-cell office:value-type="float" office:value="6.7332745067" calcext:value-type="float">
            <text:p>6.733274506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59038" calcext:value-type="float">
            <text:p>6.859038</text:p>
          </table:table-cell>
          <table:table-cell office:value-type="float" office:value="6.71244498" calcext:value-type="float">
            <text:p>6.7124449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92794" calcext:value-type="float">
            <text:p>6.792794</text:p>
          </table:table-cell>
          <table:table-cell office:value-type="float" office:value="6.6918330467" calcext:value-type="float">
            <text:p>6.691833046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90576" calcext:value-type="float">
            <text:p>6.690576</text:p>
          </table:table-cell>
          <table:table-cell office:value-type="float" office:value="6.67166274" calcext:value-type="float">
            <text:p>6.6716627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559607" calcext:value-type="float">
            <text:p>6.559607</text:p>
          </table:table-cell>
          <table:table-cell office:value-type="float" office:value="6.64964034" calcext:value-type="float">
            <text:p>6.6496403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416154" calcext:value-type="float">
            <text:p>6.416154</text:p>
          </table:table-cell>
          <table:table-cell office:value-type="float" office:value="6.6412062333" calcext:value-type="float">
            <text:p>6.64120623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28309" calcext:value-type="float">
            <text:p>6.28309</text:p>
          </table:table-cell>
          <table:table-cell office:value-type="float" office:value="6.6426428067" calcext:value-type="float">
            <text:p>6.642642806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185716" calcext:value-type="float">
            <text:p>6.185716</text:p>
          </table:table-cell>
          <table:table-cell office:value-type="float" office:value="6.6511505733" calcext:value-type="float">
            <text:p>6.651150573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14631" calcext:value-type="float">
            <text:p>6.14631</text:p>
          </table:table-cell>
          <table:table-cell office:value-type="float" office:value="6.6640433333" calcext:value-type="float">
            <text:p>6.664043333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178535" calcext:value-type="float">
            <text:p>6.178535</text:p>
          </table:table-cell>
          <table:table-cell office:value-type="float" office:value="6.6786696933" calcext:value-type="float">
            <text:p>6.678669693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283504" calcext:value-type="float">
            <text:p>6.283504</text:p>
          </table:table-cell>
          <table:table-cell office:value-type="float" office:value="6.6925168867" calcext:value-type="float">
            <text:p>6.692516886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449027" calcext:value-type="float">
            <text:p>6.449027</text:p>
          </table:table-cell>
          <table:table-cell office:value-type="float" office:value="6.7033788533" calcext:value-type="float">
            <text:p>6.703378853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52109" calcext:value-type="float">
            <text:p>6.652109</text:p>
          </table:table-cell>
          <table:table-cell office:value-type="float" office:value="6.70952606" calcext:value-type="float">
            <text:p>6.7095260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63363" calcext:value-type="float">
            <text:p>6.863363</text:p>
          </table:table-cell>
          <table:table-cell office:value-type="float" office:value="6.7098307133" calcext:value-type="float">
            <text:p>6.709830713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051747" calcext:value-type="float">
            <text:p>7.051747</text:p>
          </table:table-cell>
          <table:table-cell office:value-type="float" office:value="6.7038169867" calcext:value-type="float">
            <text:p>6.703816986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188781" calcext:value-type="float">
            <text:p>7.188781</text:p>
          </table:table-cell>
          <table:table-cell office:value-type="float" office:value="6.6916231733" calcext:value-type="float">
            <text:p>6.691623173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252139" calcext:value-type="float">
            <text:p>7.252139</text:p>
          </table:table-cell>
          <table:table-cell office:value-type="float" office:value="6.6738809867" calcext:value-type="float">
            <text:p>6.673880986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228778" calcext:value-type="float">
            <text:p>7.228778</text:p>
          </table:table-cell>
          <table:table-cell office:value-type="float" office:value="6.65154168" calcext:value-type="float">
            <text:p>6.6515416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117661" calcext:value-type="float">
            <text:p>7.117661</text:p>
          </table:table-cell>
          <table:table-cell office:value-type="float" office:value="6.6257109133" calcext:value-type="float">
            <text:p>6.625710913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931847" calcext:value-type="float">
            <text:p>6.931847</text:p>
          </table:table-cell>
          <table:table-cell office:value-type="float" office:value="6.5975781667" calcext:value-type="float">
            <text:p>6.597578166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9931" calcext:value-type="float">
            <text:p>6.69931</text:p>
          </table:table-cell>
          <table:table-cell office:value-type="float" office:value="6.5685089133" calcext:value-type="float">
            <text:p>6.568508913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461295" calcext:value-type="float">
            <text:p>6.461295</text:p>
          </table:table-cell>
          <table:table-cell office:value-type="float" office:value="6.54023018" calcext:value-type="float">
            <text:p>6.5402301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266483" calcext:value-type="float">
            <text:p>6.266483</text:p>
          </table:table-cell>
          <table:table-cell office:value-type="float" office:value="6.5147292933" calcext:value-type="float">
            <text:p>6.51472929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159783" calcext:value-type="float">
            <text:p>6.159783</text:p>
          </table:table-cell>
          <table:table-cell office:value-type="float" office:value="6.4936261933" calcext:value-type="float">
            <text:p>6.493626193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167964" calcext:value-type="float">
            <text:p>6.167964</text:p>
          </table:table-cell>
          <table:table-cell office:value-type="float" office:value="6.47766198" calcext:value-type="float">
            <text:p>6.4776619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289339" calcext:value-type="float">
            <text:p>6.289339</text:p>
          </table:table-cell>
          <table:table-cell office:value-type="float" office:value="6.4667449333" calcext:value-type="float">
            <text:p>6.466744933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494822" calcext:value-type="float">
            <text:p>6.494822</text:p>
          </table:table-cell>
          <table:table-cell office:value-type="float" office:value="6.4602663133" calcext:value-type="float">
            <text:p>6.460266313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39634" calcext:value-type="float">
            <text:p>6.739634</text:p>
          </table:table-cell>
          <table:table-cell office:value-type="float" office:value="6.4574080933" calcext:value-type="float">
            <text:p>6.457408093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977749" calcext:value-type="float">
            <text:p>6.977749</text:p>
          </table:table-cell>
          <table:table-cell office:value-type="float" office:value="6.4573421067" calcext:value-type="float">
            <text:p>6.457342106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172461" calcext:value-type="float">
            <text:p>7.172461</text:p>
          </table:table-cell>
          <table:table-cell office:value-type="float" office:value="6.4593141933" calcext:value-type="float">
            <text:p>6.459314193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301518" calcext:value-type="float">
            <text:p>7.301518</text:p>
          </table:table-cell>
          <table:table-cell office:value-type="float" office:value="6.4626492667" calcext:value-type="float">
            <text:p>6.462649266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35807" calcext:value-type="float">
            <text:p>7.35807</text:p>
          </table:table-cell>
          <table:table-cell office:value-type="float" office:value="6.46671934" calcext:value-type="float">
            <text:p>6.46671934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34892" calcext:value-type="float">
            <text:p>7.34892</text:p>
          </table:table-cell>
          <table:table-cell office:value-type="float" office:value="6.4709059867" calcext:value-type="float">
            <text:p>6.4709059867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290949" calcext:value-type="float">
            <text:p>7.290949</text:p>
          </table:table-cell>
          <table:table-cell office:value-type="float" office:value="6.47457784" calcext:value-type="float">
            <text:p>6.4745778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206237" calcext:value-type="float">
            <text:p>7.206237</text:p>
          </table:table-cell>
          <table:table-cell office:value-type="float" office:value="6.4770974867" calcext:value-type="float">
            <text:p>6.477097486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116526" calcext:value-type="float">
            <text:p>7.116526</text:p>
          </table:table-cell>
          <table:table-cell office:value-type="float" office:value="6.47786768" calcext:value-type="float">
            <text:p>6.4778676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038032" calcext:value-type="float">
            <text:p>7.038032</text:p>
          </table:table-cell>
          <table:table-cell office:value-type="float" office:value="6.4764206067" calcext:value-type="float">
            <text:p>6.476420606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977978" calcext:value-type="float">
            <text:p>6.977978</text:p>
          </table:table-cell>
          <table:table-cell office:value-type="float" office:value="6.4725417867" calcext:value-type="float">
            <text:p>6.47254178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933866" calcext:value-type="float">
            <text:p>6.933866</text:p>
          </table:table-cell>
          <table:table-cell office:value-type="float" office:value="6.46639804" calcext:value-type="float">
            <text:p>6.46639804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95395" calcext:value-type="float">
            <text:p>6.895395</text:p>
          </table:table-cell>
          <table:table-cell office:value-type="float" office:value="6.45861036" calcext:value-type="float">
            <text:p>6.4586103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47717" calcext:value-type="float">
            <text:p>6.847717</text:p>
          </table:table-cell>
          <table:table-cell office:value-type="float" office:value="6.45019976" calcext:value-type="float">
            <text:p>6.4501997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74203" calcext:value-type="float">
            <text:p>6.774203</text:p>
          </table:table-cell>
          <table:table-cell office:value-type="float" office:value="6.44238368" calcext:value-type="float">
            <text:p>6.4423836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57365" calcext:value-type="float">
            <text:p>6.657365</text:p>
          </table:table-cell>
          <table:table-cell office:value-type="float" office:value="6.4363115067" calcext:value-type="float">
            <text:p>6.436311506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477615" calcext:value-type="float">
            <text:p>6.477615</text:p>
          </table:table-cell>
          <table:table-cell office:value-type="float" office:value="6.43288356" calcext:value-type="float">
            <text:p>6.4328835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210478" calcext:value-type="float">
            <text:p>6.210478</text:p>
          </table:table-cell>
          <table:table-cell office:value-type="float" office:value="6.4327243067" calcext:value-type="float">
            <text:p>6.432724306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823192" calcext:value-type="float">
            <text:p>5.823192</text:p>
          </table:table-cell>
          <table:table-cell office:value-type="float" office:value="6.43628108" calcext:value-type="float">
            <text:p>6.4362810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270786" calcext:value-type="float">
            <text:p>5.270786</text:p>
          </table:table-cell>
          <table:table-cell office:value-type="float" office:value="6.4439894467" calcext:value-type="float">
            <text:p>6.443989446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487814" calcext:value-type="float">
            <text:p>4.487814</text:p>
          </table:table-cell>
          <table:table-cell office:value-type="float" office:value="6.4564673333" calcext:value-type="float">
            <text:p>6.45646733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352745" calcext:value-type="float">
            <text:p>3.352745</text:p>
          </table:table-cell>
          <table:table-cell office:value-type="float" office:value="6.47474834" calcext:value-type="float">
            <text:p>6.4747483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330327" calcext:value-type="float">
            <text:p>1.330327</text:p>
          </table:table-cell>
          <table:table-cell office:value-type="float" office:value="6.5007301133" calcext:value-type="float">
            <text:p>6.500730113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330327" calcext:value-type="float">
            <text:p>1.330327</text:p>
          </table:table-cell>
          <table:table-cell office:value-type="float" office:value="6.53998338" calcext:value-type="float">
            <text:p>6.5399833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330327" calcext:value-type="float">
            <text:p>1.330327</text:p>
          </table:table-cell>
          <table:table-cell office:value-type="float" office:value="6.57881296" calcext:value-type="float">
            <text:p>6.5788129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330327" calcext:value-type="float">
            <text:p>1.330327</text:p>
          </table:table-cell>
          <table:table-cell office:value-type="float" office:value="6.6171447133" calcext:value-type="float">
            <text:p>6.617144713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330327" calcext:value-type="float">
            <text:p>1.330327</text:p>
          </table:table-cell>
          <table:table-cell office:value-type="float" office:value="6.6550271933" calcext:value-type="float">
            <text:p>6.655027193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330327" calcext:value-type="float">
            <text:p>1.330327</text:p>
          </table:table-cell>
          <table:table-cell office:value-type="float" office:value="6.6925962267" calcext:value-type="float">
            <text:p>6.692596226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096552" calcext:value-type="float">
            <text:p>3.096552</text:p>
          </table:table-cell>
          <table:table-cell office:value-type="float" office:value="6.7300237867" calcext:value-type="float">
            <text:p>6.730023786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351065" calcext:value-type="float">
            <text:p>5.351065</text:p>
          </table:table-cell>
          <table:table-cell office:value-type="float" office:value="6.7556846067" calcext:value-type="float">
            <text:p>6.755684606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042198" calcext:value-type="float">
            <text:p>7.042198</text:p>
          </table:table-cell>
          <table:table-cell office:value-type="float" office:value="6.76639712" calcext:value-type="float">
            <text:p>6.7663971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.336295" calcext:value-type="float">
            <text:p>8.336295</text:p>
          </table:table-cell>
          <table:table-cell office:value-type="float" office:value="6.7658795933" calcext:value-type="float">
            <text:p>6.765879593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247875" calcext:value-type="float">
            <text:p>9.247875</text:p>
          </table:table-cell>
          <table:table-cell office:value-type="float" office:value="6.75662224" calcext:value-type="float">
            <text:p>6.7566222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780549" calcext:value-type="float">
            <text:p>9.780549</text:p>
          </table:table-cell>
          <table:table-cell office:value-type="float" office:value="6.7409225333" calcext:value-type="float">
            <text:p>6.74092253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954667" calcext:value-type="float">
            <text:p>9.954667</text:p>
          </table:table-cell>
          <table:table-cell office:value-type="float" office:value="6.7210093333" calcext:value-type="float">
            <text:p>6.721009333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814585" calcext:value-type="float">
            <text:p>9.814585</text:p>
          </table:table-cell>
          <table:table-cell office:value-type="float" office:value="6.6990035667" calcext:value-type="float">
            <text:p>6.699003566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427811" calcext:value-type="float">
            <text:p>9.427811</text:p>
          </table:table-cell>
          <table:table-cell office:value-type="float" office:value="6.6768397533" calcext:value-type="float">
            <text:p>6.676839753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.878842" calcext:value-type="float">
            <text:p>8.878842</text:p>
          </table:table-cell>
          <table:table-cell office:value-type="float" office:value="6.6561861867" calcext:value-type="float">
            <text:p>6.656186186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25851" calcext:value-type="float">
            <text:p>8.25851</text:p>
          </table:table-cell>
          <table:table-cell office:value-type="float" office:value="6.63837704" calcext:value-type="float">
            <text:p>6.6383770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64956" calcext:value-type="float">
            <text:p>7.64956</text:p>
          </table:table-cell>
          <table:table-cell office:value-type="float" office:value="6.6243615533" calcext:value-type="float">
            <text:p>6.62436155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110856" calcext:value-type="float">
            <text:p>7.110856</text:p>
          </table:table-cell>
          <table:table-cell office:value-type="float" office:value="6.61468094" calcext:value-type="float">
            <text:p>6.61468094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66006" calcext:value-type="float">
            <text:p>6.666006</text:p>
          </table:table-cell>
          <table:table-cell office:value-type="float" office:value="6.6094960267" calcext:value-type="float">
            <text:p>6.609496026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303684" calcext:value-type="float">
            <text:p>6.303684</text:p>
          </table:table-cell>
          <table:table-cell office:value-type="float" office:value="6.6086801867" calcext:value-type="float">
            <text:p>6.608680186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991616" calcext:value-type="float">
            <text:p>5.991616</text:p>
          </table:table-cell>
          <table:table-cell office:value-type="float" office:value="6.6119474467" calcext:value-type="float">
            <text:p>6.611947446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696835" calcext:value-type="float">
            <text:p>5.696835</text:p>
          </table:table-cell>
          <table:table-cell office:value-type="float" office:value="6.61894702" calcext:value-type="float">
            <text:p>6.6189470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401652" calcext:value-type="float">
            <text:p>5.401652</text:p>
          </table:table-cell>
          <table:table-cell office:value-type="float" office:value="6.6292763267" calcext:value-type="float">
            <text:p>6.629276326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109799" calcext:value-type="float">
            <text:p>5.109799</text:p>
          </table:table-cell>
          <table:table-cell office:value-type="float" office:value="6.64242322" calcext:value-type="float">
            <text:p>6.6424232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842926" calcext:value-type="float">
            <text:p>4.842926</text:p>
          </table:table-cell>
          <table:table-cell office:value-type="float" office:value="6.65768718" calcext:value-type="float">
            <text:p>6.6576871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630082" calcext:value-type="float">
            <text:p>4.630082</text:p>
          </table:table-cell>
          <table:table-cell office:value-type="float" office:value="6.67413458" calcext:value-type="float">
            <text:p>6.6741345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494314" calcext:value-type="float">
            <text:p>4.494314</text:p>
          </table:table-cell>
          <table:table-cell office:value-type="float" office:value="6.6906301733" calcext:value-type="float">
            <text:p>6.690630173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442894" calcext:value-type="float">
            <text:p>4.442894</text:p>
          </table:table-cell>
          <table:table-cell office:value-type="float" office:value="6.7059619267" calcext:value-type="float">
            <text:p>6.705961926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467544" calcext:value-type="float">
            <text:p>4.467544</text:p>
          </table:table-cell>
          <table:table-cell office:value-type="float" office:value="6.7190329733" calcext:value-type="float">
            <text:p>6.719032973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554485" calcext:value-type="float">
            <text:p>4.554485</text:p>
          </table:table-cell>
          <table:table-cell office:value-type="float" office:value="6.72905016" calcext:value-type="float">
            <text:p>6.72905016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696457" calcext:value-type="float">
            <text:p>4.696457</text:p>
          </table:table-cell>
          <table:table-cell office:value-type="float" office:value="6.7356345733" calcext:value-type="float">
            <text:p>6.735634573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898186" calcext:value-type="float">
            <text:p>4.898186</text:p>
          </table:table-cell>
          <table:table-cell office:value-type="float" office:value="6.73882078" calcext:value-type="float">
            <text:p>6.7388207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172036" calcext:value-type="float">
            <text:p>5.172036</text:p>
          </table:table-cell>
          <table:table-cell office:value-type="float" office:value="6.73895412" calcext:value-type="float">
            <text:p>6.73895412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526782" calcext:value-type="float">
            <text:p>5.526782</text:p>
          </table:table-cell>
          <table:table-cell office:value-type="float" office:value="6.7365195267" calcext:value-type="float">
            <text:p>6.736519526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956688" calcext:value-type="float">
            <text:p>5.956688</text:p>
          </table:table-cell>
          <table:table-cell office:value-type="float" office:value="6.7319639867" calcext:value-type="float">
            <text:p>6.731963986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43763" calcext:value-type="float">
            <text:p>6.43763</text:p>
          </table:table-cell>
          <table:table-cell office:value-type="float" office:value="6.72559674" calcext:value-type="float">
            <text:p>6.7255967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931688" calcext:value-type="float">
            <text:p>6.931688</text:p>
          </table:table-cell>
          <table:table-cell office:value-type="float" office:value="6.7176084333" calcext:value-type="float">
            <text:p>6.717608433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396541" calcext:value-type="float">
            <text:p>7.396541</text:p>
          </table:table-cell>
          <table:table-cell office:value-type="float" office:value="6.7081655267" calcext:value-type="float">
            <text:p>6.708165526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795261" calcext:value-type="float">
            <text:p>7.795261</text:p>
          </table:table-cell>
          <table:table-cell office:value-type="float" office:value="6.69750122" calcext:value-type="float">
            <text:p>6.6975012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103932" calcext:value-type="float">
            <text:p>8.103932</text:p>
          </table:table-cell>
          <table:table-cell office:value-type="float" office:value="6.6859522533" calcext:value-type="float">
            <text:p>6.685952253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316137" calcext:value-type="float">
            <text:p>8.316137</text:p>
          </table:table-cell>
          <table:table-cell office:value-type="float" office:value="6.6739317" calcext:value-type="float">
            <text:p>6.673931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443831" calcext:value-type="float">
            <text:p>8.443831</text:p>
          </table:table-cell>
          <table:table-cell office:value-type="float" office:value="6.6618538" calcext:value-type="float">
            <text:p>6.661853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51411" calcext:value-type="float">
            <text:p>8.51411</text:p>
          </table:table-cell>
          <table:table-cell office:value-type="float" office:value="6.6500396" calcext:value-type="float">
            <text:p>6.650039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.56161" calcext:value-type="float">
            <text:p>8.56161</text:p>
          </table:table-cell>
          <table:table-cell office:value-type="float" office:value="6.6386376533" calcext:value-type="float">
            <text:p>6.6386376533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.617375" calcext:value-type="float">
            <text:p>8.617375</text:p>
          </table:table-cell>
          <table:table-cell office:value-type="float" office:value="6.6275934133" calcext:value-type="float">
            <text:p>6.627593413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697224" calcext:value-type="float">
            <text:p>8.697224</text:p>
          </table:table-cell>
          <table:table-cell office:value-type="float" office:value="6.6166912533" calcext:value-type="float">
            <text:p>6.616691253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794235" calcext:value-type="float">
            <text:p>8.794235</text:p>
          </table:table-cell>
          <table:table-cell office:value-type="float" office:value="6.6056686733" calcext:value-type="float">
            <text:p>6.605668673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878919" calcext:value-type="float">
            <text:p>8.878919</text:p>
          </table:table-cell>
          <table:table-cell office:value-type="float" office:value="6.5943696933" calcext:value-type="float">
            <text:p>6.594369693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906735" calcext:value-type="float">
            <text:p>8.906735</text:p>
          </table:table-cell>
          <table:table-cell office:value-type="float" office:value="6.58288242" calcext:value-type="float">
            <text:p>6.5828824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829261" calcext:value-type="float">
            <text:p>8.829261</text:p>
          </table:table-cell>
          <table:table-cell office:value-type="float" office:value="6.5716127667" calcext:value-type="float">
            <text:p>6.571612766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.604928" calcext:value-type="float">
            <text:p>8.604928</text:p>
          </table:table-cell>
          <table:table-cell office:value-type="float" office:value="6.5612768133" calcext:value-type="float">
            <text:p>6.561276813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207092" calcext:value-type="float">
            <text:p>8.207092</text:p>
          </table:table-cell>
          <table:table-cell office:value-type="float" office:value="6.552825" calcext:value-type="float">
            <text:p>6.55282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629164" calcext:value-type="float">
            <text:p>7.629164</text:p>
          </table:table-cell>
          <table:table-cell office:value-type="float" office:value="6.5473252667" calcext:value-type="float">
            <text:p>6.547325266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87698" calcext:value-type="float">
            <text:p>6.887698</text:p>
          </table:table-cell>
          <table:table-cell office:value-type="float" office:value="6.5458293933" calcext:value-type="float">
            <text:p>6.545829393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025109" calcext:value-type="float">
            <text:p>6.025109</text:p>
          </table:table-cell>
          <table:table-cell office:value-type="float" office:value="6.5492346467" calcext:value-type="float">
            <text:p>6.549234646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114743" calcext:value-type="float">
            <text:p>5.114743</text:p>
          </table:table-cell>
          <table:table-cell office:value-type="float" office:value="6.5581371267" calcext:value-type="float">
            <text:p>6.558137126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271524" calcext:value-type="float">
            <text:p>4.271524</text:p>
          </table:table-cell>
          <table:table-cell office:value-type="float" office:value="6.5726529867" calcext:value-type="float">
            <text:p>6.572652986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.662307" calcext:value-type="float">
            <text:p>3.662307</text:p>
          </table:table-cell>
          <table:table-cell office:value-type="float" office:value="6.5921633733" calcext:value-type="float">
            <text:p>6.592163373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.464687" calcext:value-type="float">
            <text:p>3.464687</text:p>
          </table:table-cell>
          <table:table-cell office:value-type="float" office:value="6.6149811133" calcext:value-type="float">
            <text:p>6.614981113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.719283" calcext:value-type="float">
            <text:p>3.719283</text:p>
          </table:table-cell>
          <table:table-cell office:value-type="float" office:value="6.63828314" calcext:value-type="float">
            <text:p>6.63828314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273096" calcext:value-type="float">
            <text:p>4.273096</text:p>
          </table:table-cell>
          <table:table-cell office:value-type="float" office:value="6.6590228333" calcext:value-type="float">
            <text:p>6.659022833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932246" calcext:value-type="float">
            <text:p>4.932246</text:p>
          </table:table-cell>
          <table:table-cell office:value-type="float" office:value="6.6752205933" calcext:value-type="float">
            <text:p>6.675220593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55996" calcext:value-type="float">
            <text:p>5.55996</text:p>
          </table:table-cell>
          <table:table-cell office:value-type="float" office:value="6.6862407067" calcext:value-type="float">
            <text:p>6.686240706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070506" calcext:value-type="float">
            <text:p>6.070506</text:p>
          </table:table-cell>
          <table:table-cell office:value-type="float" office:value="6.6924191733" calcext:value-type="float">
            <text:p>6.692419173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404066" calcext:value-type="float">
            <text:p>6.404066</text:p>
          </table:table-cell>
          <table:table-cell office:value-type="float" office:value="6.69473068" calcext:value-type="float">
            <text:p>6.6947306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50734" calcext:value-type="float">
            <text:p>6.50734</text:p>
          </table:table-cell>
          <table:table-cell office:value-type="float" office:value="6.6946134333" calcext:value-type="float">
            <text:p>6.694613433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315405" calcext:value-type="float">
            <text:p>6.315405</text:p>
          </table:table-cell>
          <table:table-cell office:value-type="float" office:value="6.6939063333" calcext:value-type="float">
            <text:p>6.693906333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720079" calcext:value-type="float">
            <text:p>5.720079</text:p>
          </table:table-cell>
          <table:table-cell office:value-type="float" office:value="6.6948893867" calcext:value-type="float">
            <text:p>6.694889386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463714" calcext:value-type="float">
            <text:p>4.463714</text:p>
          </table:table-cell>
          <table:table-cell office:value-type="float" office:value="6.70052476" calcext:value-type="float">
            <text:p>6.70052476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26734" calcext:value-type="float">
            <text:p>0.626734</text:p>
          </table:table-cell>
          <table:table-cell office:value-type="float" office:value="6.7154088133" calcext:value-type="float">
            <text:p>6.71540881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26734" calcext:value-type="float">
            <text:p>0.626734</text:p>
          </table:table-cell>
          <table:table-cell office:value-type="float" office:value="6.7568221333" calcext:value-type="float">
            <text:p>6.756822133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26734" calcext:value-type="float">
            <text:p>0.626734</text:p>
          </table:table-cell>
          <table:table-cell office:value-type="float" office:value="6.79914008" calcext:value-type="float">
            <text:p>6.7991400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26734" calcext:value-type="float">
            <text:p>0.626734</text:p>
          </table:table-cell>
          <table:table-cell office:value-type="float" office:value="6.8422086" calcext:value-type="float">
            <text:p>6.842208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26734" calcext:value-type="float">
            <text:p>0.626734</text:p>
          </table:table-cell>
          <table:table-cell office:value-type="float" office:value="6.8857916867" calcext:value-type="float">
            <text:p>6.885791686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26734" calcext:value-type="float">
            <text:p>0.626734</text:p>
          </table:table-cell>
          <table:table-cell office:value-type="float" office:value="6.92960724" calcext:value-type="float">
            <text:p>6.92960724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26734" calcext:value-type="float">
            <text:p>0.626734</text:p>
          </table:table-cell>
          <table:table-cell office:value-type="float" office:value="6.9733652" calcext:value-type="float">
            <text:p>6.973365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8.044414" calcext:value-type="float">
            <text:p>48.044414</text:p>
          </table:table-cell>
          <table:table-cell office:value-type="float" office:value="7.0168021467" calcext:value-type="float">
            <text:p>7.016802146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.005892" calcext:value-type="float">
            <text:p>22.005892</text:p>
          </table:table-cell>
          <table:table-cell office:value-type="float" office:value="6.7435897867" calcext:value-type="float">
            <text:p>6.743589786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.825108" calcext:value-type="float">
            <text:p>14.825108</text:p>
          </table:table-cell>
          <table:table-cell office:value-type="float" office:value="6.6432931667" calcext:value-type="float">
            <text:p>6.643293166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.043436" calcext:value-type="float">
            <text:p>10.043436</text:p>
          </table:table-cell>
          <table:table-cell office:value-type="float" office:value="6.5901195867" calcext:value-type="float">
            <text:p>6.5901195867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576054" calcext:value-type="float">
            <text:p>5.576054</text:p>
          </table:table-cell>
          <table:table-cell office:value-type="float" office:value="6.5680583267" calcext:value-type="float">
            <text:p>6.568058326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576054" calcext:value-type="float">
            <text:p>5.576054</text:p>
          </table:table-cell>
          <table:table-cell office:value-type="float" office:value="6.57503786" calcext:value-type="float">
            <text:p>6.5750378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576054" calcext:value-type="float">
            <text:p>5.576054</text:p>
          </table:table-cell>
          <table:table-cell office:value-type="float" office:value="6.5813232667" calcext:value-type="float">
            <text:p>6.581323266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576054" calcext:value-type="float">
            <text:p>5.576054</text:p>
          </table:table-cell>
          <table:table-cell office:value-type="float" office:value="6.5869776667" calcext:value-type="float">
            <text:p>6.586977666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576054" calcext:value-type="float">
            <text:p>5.576054</text:p>
          </table:table-cell>
          <table:table-cell office:value-type="float" office:value="6.59208282" calcext:value-type="float">
            <text:p>6.5920828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.327736" calcext:value-type="float">
            <text:p>3.327736</text:p>
          </table:table-cell>
          <table:table-cell office:value-type="float" office:value="6.5967512867" calcext:value-type="float">
            <text:p>6.596751286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904219" calcext:value-type="float">
            <text:p>6.904219</text:p>
          </table:table-cell>
          <table:table-cell office:value-type="float" office:value="6.6161280867" calcext:value-type="float">
            <text:p>6.6161280867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310964" calcext:value-type="float">
            <text:p>9.310964</text:p>
          </table:table-cell>
          <table:table-cell office:value-type="float" office:value="6.61158386" calcext:value-type="float">
            <text:p>6.6115838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.05342" calcext:value-type="float">
            <text:p>11.05342</text:p>
          </table:table-cell>
          <table:table-cell office:value-type="float" office:value="6.59115048" calcext:value-type="float">
            <text:p>6.5911504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.204418" calcext:value-type="float">
            <text:p>12.204418</text:p>
          </table:table-cell>
          <table:table-cell office:value-type="float" office:value="6.5594873333" calcext:value-type="float">
            <text:p>6.559487333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.785357" calcext:value-type="float">
            <text:p>12.785357</text:p>
          </table:table-cell>
          <table:table-cell office:value-type="float" office:value="6.52072294" calcext:value-type="float">
            <text:p>6.52072294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.818868" calcext:value-type="float">
            <text:p>12.818868</text:p>
          </table:table-cell>
          <table:table-cell office:value-type="float" office:value="6.4787615533" calcext:value-type="float">
            <text:p>6.478761553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.340757" calcext:value-type="float">
            <text:p>12.340757</text:p>
          </table:table-cell>
          <table:table-cell office:value-type="float" office:value="6.43725794" calcext:value-type="float">
            <text:p>6.4372579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.399874" calcext:value-type="float">
            <text:p>11.399874</text:p>
          </table:table-cell>
          <table:table-cell office:value-type="float" office:value="6.39953676" calcext:value-type="float">
            <text:p>6.39953676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.051766" calcext:value-type="float">
            <text:p>10.051766</text:p>
          </table:table-cell>
          <table:table-cell office:value-type="float" office:value="6.3685331" calcext:value-type="float">
            <text:p>6.368533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346112" calcext:value-type="float">
            <text:p>8.346112</text:p>
          </table:table-cell>
          <table:table-cell office:value-type="float" office:value="6.3467857867" calcext:value-type="float">
            <text:p>6.346785786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298235" calcext:value-type="float">
            <text:p>6.298235</text:p>
          </table:table-cell>
          <table:table-cell office:value-type="float" office:value="6.3365132267" calcext:value-type="float">
            <text:p>6.336513226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767248" calcext:value-type="float">
            <text:p>3.767248</text:p>
          </table:table-cell>
          <table:table-cell office:value-type="float" office:value="6.3398679267" calcext:value-type="float">
            <text:p>6.33986792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767248" calcext:value-type="float">
            <text:p>3.767248</text:p>
          </table:table-cell>
          <table:table-cell office:value-type="float" office:value="6.3599866933" calcext:value-type="float">
            <text:p>6.359986693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767248" calcext:value-type="float">
            <text:p>3.767248</text:p>
          </table:table-cell>
          <table:table-cell office:value-type="float" office:value="6.3799501533" calcext:value-type="float">
            <text:p>6.379950153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767248" calcext:value-type="float">
            <text:p>3.767248</text:p>
          </table:table-cell>
          <table:table-cell office:value-type="float" office:value="6.3997331533" calcext:value-type="float">
            <text:p>6.399733153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.767248" calcext:value-type="float">
            <text:p>3.767248</text:p>
          </table:table-cell>
          <table:table-cell office:value-type="float" office:value="6.4193148533" calcext:value-type="float">
            <text:p>6.419314853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767248" calcext:value-type="float">
            <text:p>3.767248</text:p>
          </table:table-cell>
          <table:table-cell office:value-type="float" office:value="6.4386708667" calcext:value-type="float">
            <text:p>6.4386708667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387216" calcext:value-type="float">
            <text:p>3.387216</text:p>
          </table:table-cell>
          <table:table-cell office:value-type="float" office:value="6.4577782133" calcext:value-type="float">
            <text:p>6.457778213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294491" calcext:value-type="float">
            <text:p>5.294491</text:p>
          </table:table-cell>
          <table:table-cell office:value-type="float" office:value="6.4791644733" calcext:value-type="float">
            <text:p>6.4791644733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3164" calcext:value-type="float">
            <text:p>6.63164</text:p>
          </table:table-cell>
          <table:table-cell office:value-type="float" office:value="6.48761078" calcext:value-type="float">
            <text:p>6.4876107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559255" calcext:value-type="float">
            <text:p>7.559255</text:p>
          </table:table-cell>
          <table:table-cell office:value-type="float" office:value="6.48699616" calcext:value-type="float">
            <text:p>6.48699616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11963" calcext:value-type="float">
            <text:p>8.11963</text:p>
          </table:table-cell>
          <table:table-cell office:value-type="float" office:value="6.4801755467" calcext:value-type="float">
            <text:p>6.480175546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340264" calcext:value-type="float">
            <text:p>8.340264</text:p>
          </table:table-cell>
          <table:table-cell office:value-type="float" office:value="6.4697493867" calcext:value-type="float">
            <text:p>6.4697493867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255614" calcext:value-type="float">
            <text:p>8.255614</text:p>
          </table:table-cell>
          <table:table-cell office:value-type="float" office:value="6.45813008" calcext:value-type="float">
            <text:p>6.4581300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912799" calcext:value-type="float">
            <text:p>7.912799</text:p>
          </table:table-cell>
          <table:table-cell office:value-type="float" office:value="6.4474602467" calcext:value-type="float">
            <text:p>6.447460246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371108" calcext:value-type="float">
            <text:p>7.371108</text:p>
          </table:table-cell>
          <table:table-cell office:value-type="float" office:value="6.43950142" calcext:value-type="float">
            <text:p>6.4395014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97807" calcext:value-type="float">
            <text:p>6.697807</text:p>
          </table:table-cell>
          <table:table-cell office:value-type="float" office:value="6.4355428733" calcext:value-type="float">
            <text:p>6.4355428733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.961304" calcext:value-type="float">
            <text:p>5.961304</text:p>
          </table:table-cell>
          <table:table-cell office:value-type="float" office:value="6.4363577533" calcext:value-type="float">
            <text:p>6.4363577533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222675" calcext:value-type="float">
            <text:p>5.222675</text:p>
          </table:table-cell>
          <table:table-cell office:value-type="float" office:value="6.4422207867" calcext:value-type="float">
            <text:p>6.442220786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527453" calcext:value-type="float">
            <text:p>4.527453</text:p>
          </table:table-cell>
          <table:table-cell office:value-type="float" office:value="6.4529914533" calcext:value-type="float">
            <text:p>6.452991453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901243" calcext:value-type="float">
            <text:p>3.901243</text:p>
          </table:table-cell>
          <table:table-cell office:value-type="float" office:value="6.46825224" calcext:value-type="float">
            <text:p>6.46825224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354163" calcext:value-type="float">
            <text:p>3.354163</text:p>
          </table:table-cell>
          <table:table-cell office:value-type="float" office:value="6.4874682333" calcext:value-type="float">
            <text:p>6.4874682333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897749" calcext:value-type="float">
            <text:p>2.897749</text:p>
          </table:table-cell>
          <table:table-cell office:value-type="float" office:value="6.51010298" calcext:value-type="float">
            <text:p>6.5101029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571459" calcext:value-type="float">
            <text:p>2.571459</text:p>
          </table:table-cell>
          <table:table-cell office:value-type="float" office:value="6.53560504" calcext:value-type="float">
            <text:p>6.53560504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4575" calcext:value-type="float">
            <text:p>2.4575</text:p>
          </table:table-cell>
          <table:table-cell office:value-type="float" office:value="6.56320362" calcext:value-type="float">
            <text:p>6.5632036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636162" calcext:value-type="float">
            <text:p>2.636162</text:p>
          </table:table-cell>
          <table:table-cell office:value-type="float" office:value="6.59159822" calcext:value-type="float">
            <text:p>6.59159822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101018" calcext:value-type="float">
            <text:p>3.101018</text:p>
          </table:table-cell>
          <table:table-cell office:value-type="float" office:value="6.6189482" calcext:value-type="float">
            <text:p>6.6189482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765151" calcext:value-type="float">
            <text:p>3.765151</text:p>
          </table:table-cell>
          <table:table-cell office:value-type="float" office:value="6.6434372733" calcext:value-type="float">
            <text:p>6.643437273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530407" calcext:value-type="float">
            <text:p>4.530407</text:p>
          </table:table-cell>
          <table:table-cell office:value-type="float" office:value="6.66380852" calcext:value-type="float">
            <text:p>6.66380852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317546" calcext:value-type="float">
            <text:p>5.317546</text:p>
          </table:table-cell>
          <table:table-cell office:value-type="float" office:value="6.6794460867" calcext:value-type="float">
            <text:p>6.6794460867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066089" calcext:value-type="float">
            <text:p>6.066089</text:p>
          </table:table-cell>
          <table:table-cell office:value-type="float" office:value="6.6902566733" calcext:value-type="float">
            <text:p>6.6902566733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29736" calcext:value-type="float">
            <text:p>6.729736</text:p>
          </table:table-cell>
          <table:table-cell office:value-type="float" office:value="6.6965449867" calcext:value-type="float">
            <text:p>6.696544986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273562" calcext:value-type="float">
            <text:p>7.273562</text:p>
          </table:table-cell>
          <table:table-cell office:value-type="float" office:value="6.6989087133" calcext:value-type="float">
            <text:p>6.6989087133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672722" calcext:value-type="float">
            <text:p>7.672722</text:p>
          </table:table-cell>
          <table:table-cell office:value-type="float" office:value="6.6981434933" calcext:value-type="float">
            <text:p>6.698143493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912029" calcext:value-type="float">
            <text:p>7.912029</text:p>
          </table:table-cell>
          <table:table-cell office:value-type="float" office:value="6.69515606" calcext:value-type="float">
            <text:p>6.6951560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986067" calcext:value-type="float">
            <text:p>7.986067</text:p>
          </table:table-cell>
          <table:table-cell office:value-type="float" office:value="6.6908903467" calcext:value-type="float">
            <text:p>6.690890346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899698" calcext:value-type="float">
            <text:p>7.899698</text:p>
          </table:table-cell>
          <table:table-cell office:value-type="float" office:value="6.6862715" calcext:value-type="float">
            <text:p>6.686271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668896" calcext:value-type="float">
            <text:p>7.668896</text:p>
          </table:table-cell>
          <table:table-cell office:value-type="float" office:value="6.68216768" calcext:value-type="float">
            <text:p>6.68216768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321766" calcext:value-type="float">
            <text:p>7.321766</text:p>
          </table:table-cell>
          <table:table-cell office:value-type="float" office:value="6.6793626467" calcext:value-type="float">
            <text:p>6.67936264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899465" calcext:value-type="float">
            <text:p>6.899465</text:p>
          </table:table-cell>
          <table:table-cell office:value-type="float" office:value="6.67852626" calcext:value-type="float">
            <text:p>6.6785262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456209" calcext:value-type="float">
            <text:p>6.456209</text:p>
          </table:table-cell>
          <table:table-cell office:value-type="float" office:value="6.68016716" calcext:value-type="float">
            <text:p>6.6801671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056416" calcext:value-type="float">
            <text:p>6.056416</text:p>
          </table:table-cell>
          <table:table-cell office:value-type="float" office:value="6.6845568267" calcext:value-type="float">
            <text:p>6.684556826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765714" calcext:value-type="float">
            <text:p>5.765714</text:p>
          </table:table-cell>
          <table:table-cell office:value-type="float" office:value="6.6916334467" calcext:value-type="float">
            <text:p>6.6916334467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633805" calcext:value-type="float">
            <text:p>5.633805</text:p>
          </table:table-cell>
          <table:table-cell office:value-type="float" office:value="6.7009296467" calcext:value-type="float">
            <text:p>6.700929646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675305" calcext:value-type="float">
            <text:p>5.675305</text:p>
          </table:table-cell>
          <table:table-cell office:value-type="float" office:value="6.7115974667" calcext:value-type="float">
            <text:p>6.711597466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.863377" calcext:value-type="float">
            <text:p>5.863377</text:p>
          </table:table-cell>
          <table:table-cell office:value-type="float" office:value="6.72257146" calcext:value-type="float">
            <text:p>6.7225714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143173" calcext:value-type="float">
            <text:p>6.143173</text:p>
          </table:table-cell>
          <table:table-cell office:value-type="float" office:value="6.7328065667" calcext:value-type="float">
            <text:p>6.7328065667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53727" calcext:value-type="float">
            <text:p>6.453727</text:p>
          </table:table-cell>
          <table:table-cell office:value-type="float" office:value="6.74146634" calcext:value-type="float">
            <text:p>6.74146634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43994" calcext:value-type="float">
            <text:p>6.743994</text:p>
          </table:table-cell>
          <table:table-cell office:value-type="float" office:value="6.74799966" calcext:value-type="float">
            <text:p>6.74799966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979447" calcext:value-type="float">
            <text:p>6.979447</text:p>
          </table:table-cell>
          <table:table-cell office:value-type="float" office:value="6.7521326667" calcext:value-type="float">
            <text:p>6.752132666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142469" calcext:value-type="float">
            <text:p>7.142469</text:p>
          </table:table-cell>
          <table:table-cell office:value-type="float" office:value="6.7538258133" calcext:value-type="float">
            <text:p>6.753825813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229965" calcext:value-type="float">
            <text:p>7.229965</text:p>
          </table:table-cell>
          <table:table-cell office:value-type="float" office:value="6.7532264733" calcext:value-type="float">
            <text:p>6.75322647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250011" calcext:value-type="float">
            <text:p>7.250011</text:p>
          </table:table-cell>
          <table:table-cell office:value-type="float" office:value="6.75062706" calcext:value-type="float">
            <text:p>6.75062706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218317" calcext:value-type="float">
            <text:p>7.218317</text:p>
          </table:table-cell>
          <table:table-cell office:value-type="float" office:value="6.7464283067" calcext:value-type="float">
            <text:p>6.746428306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154764" calcext:value-type="float">
            <text:p>7.154764</text:p>
          </table:table-cell>
          <table:table-cell office:value-type="float" office:value="6.7411030867" calcext:value-type="float">
            <text:p>6.741103086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08009" calcext:value-type="float">
            <text:p>7.08009</text:p>
          </table:table-cell>
          <table:table-cell office:value-type="float" office:value="6.73515574" calcext:value-type="float">
            <text:p>6.73515574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012699" calcext:value-type="float">
            <text:p>7.012699</text:p>
          </table:table-cell>
          <table:table-cell office:value-type="float" office:value="6.7290749" calcext:value-type="float">
            <text:p>6.7290749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965682" calcext:value-type="float">
            <text:p>6.965682</text:p>
          </table:table-cell>
          <table:table-cell office:value-type="float" office:value="6.7232845" calcext:value-type="float">
            <text:p>6.723284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944461" calcext:value-type="float">
            <text:p>6.944461</text:p>
          </table:table-cell>
          <table:table-cell office:value-type="float" office:value="6.71810464" calcext:value-type="float">
            <text:p>6.71810464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945675" calcext:value-type="float">
            <text:p>6.945675</text:p>
          </table:table-cell>
          <table:table-cell office:value-type="float" office:value="6.7137348533" calcext:value-type="float">
            <text:p>6.713734853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957942" calcext:value-type="float">
            <text:p>6.957942</text:p>
          </table:table-cell>
          <table:table-cell office:value-type="float" office:value="6.7102645667" calcext:value-type="float">
            <text:p>6.71026456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964569" calcext:value-type="float">
            <text:p>6.964569</text:p>
          </table:table-cell>
          <table:table-cell office:value-type="float" office:value="6.7077034733" calcext:value-type="float">
            <text:p>6.7077034733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947692" calcext:value-type="float">
            <text:p>6.947692</text:p>
          </table:table-cell>
          <table:table-cell office:value-type="float" office:value="6.7060175867" calcext:value-type="float">
            <text:p>6.706017586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92919" calcext:value-type="float">
            <text:p>6.892919</text:p>
          </table:table-cell>
          <table:table-cell office:value-type="float" office:value="6.70515756" calcext:value-type="float">
            <text:p>6.70515756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93569" calcext:value-type="float">
            <text:p>6.793569</text:p>
          </table:table-cell>
          <table:table-cell office:value-type="float" office:value="6.7050723733" calcext:value-type="float">
            <text:p>6.705072373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53802" calcext:value-type="float">
            <text:p>6.653802</text:p>
          </table:table-cell>
          <table:table-cell office:value-type="float" office:value="6.7057079333" calcext:value-type="float">
            <text:p>6.7057079333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490013" calcext:value-type="float">
            <text:p>6.490013</text:p>
          </table:table-cell>
          <table:table-cell office:value-type="float" office:value="6.7069944133" calcext:value-type="float">
            <text:p>6.706994413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329776" calcext:value-type="float">
            <text:p>6.329776</text:p>
          </table:table-cell>
          <table:table-cell office:value-type="float" office:value="6.70882804" calcext:value-type="float">
            <text:p>6.70882804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20747" calcext:value-type="float">
            <text:p>6.20747</text:p>
          </table:table-cell>
          <table:table-cell office:value-type="float" office:value="6.7110543667" calcext:value-type="float">
            <text:p>6.711054366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156187" calcext:value-type="float">
            <text:p>6.156187</text:p>
          </table:table-cell>
          <table:table-cell office:value-type="float" office:value="6.7134617533" calcext:value-type="float">
            <text:p>6.71346175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197468" calcext:value-type="float">
            <text:p>6.197468</text:p>
          </table:table-cell>
          <table:table-cell office:value-type="float" office:value="6.71579436" calcext:value-type="float">
            <text:p>6.71579436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333119" calcext:value-type="float">
            <text:p>6.333119</text:p>
          </table:table-cell>
          <table:table-cell office:value-type="float" office:value="6.7177880667" calcext:value-type="float">
            <text:p>6.717788066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4363" calcext:value-type="float">
            <text:p>6.54363</text:p>
          </table:table-cell>
          <table:table-cell office:value-type="float" office:value="6.7192186267" calcext:value-type="float">
            <text:p>6.7192186267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93773" calcext:value-type="float">
            <text:p>6.793773</text:p>
          </table:table-cell>
          <table:table-cell office:value-type="float" office:value="6.7199405" calcext:value-type="float">
            <text:p>6.719940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041552" calcext:value-type="float">
            <text:p>7.041552</text:p>
          </table:table-cell>
          <table:table-cell office:value-type="float" office:value="6.71990178" calcext:value-type="float">
            <text:p>6.71990178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246231" calcext:value-type="float">
            <text:p>7.246231</text:p>
          </table:table-cell>
          <table:table-cell office:value-type="float" office:value="6.7191390933" calcext:value-type="float">
            <text:p>6.719139093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373686" calcext:value-type="float">
            <text:p>7.373686</text:p>
          </table:table-cell>
          <table:table-cell office:value-type="float" office:value="6.7177671333" calcext:value-type="float">
            <text:p>6.717767133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399393" calcext:value-type="float">
            <text:p>7.399393</text:p>
          </table:table-cell>
          <table:table-cell office:value-type="float" office:value="6.7159737533" calcext:value-type="float">
            <text:p>6.7159737533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310036" calcext:value-type="float">
            <text:p>7.310036</text:p>
          </table:table-cell>
          <table:table-cell office:value-type="float" office:value="6.71402298" calcext:value-type="float">
            <text:p>6.7140229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104421" calcext:value-type="float">
            <text:p>7.104421</text:p>
          </table:table-cell>
          <table:table-cell office:value-type="float" office:value="6.7122611" calcext:value-type="float">
            <text:p>6.7122611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94077" calcext:value-type="float">
            <text:p>6.794077</text:p>
          </table:table-cell>
          <table:table-cell office:value-type="float" office:value="6.71111788" calcext:value-type="float">
            <text:p>6.71111788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403551" calcext:value-type="float">
            <text:p>6.403551</text:p>
          </table:table-cell>
          <table:table-cell office:value-type="float" office:value="6.7110924067" calcext:value-type="float">
            <text:p>6.7110924067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970122" calcext:value-type="float">
            <text:p>5.970122</text:p>
          </table:table-cell>
          <table:table-cell office:value-type="float" office:value="6.7127125333" calcext:value-type="float">
            <text:p>6.712712533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542147" calcext:value-type="float">
            <text:p>5.542147</text:p>
          </table:table-cell>
          <table:table-cell office:value-type="float" office:value="6.7164586133" calcext:value-type="float">
            <text:p>6.716458613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174388" calcext:value-type="float">
            <text:p>5.174388</text:p>
          </table:table-cell>
          <table:table-cell office:value-type="float" office:value="6.7226526467" calcext:value-type="float">
            <text:p>6.722652646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918187" calcext:value-type="float">
            <text:p>4.918187</text:p>
          </table:table-cell>
          <table:table-cell office:value-type="float" office:value="6.7313375267" calcext:value-type="float">
            <text:p>6.731337526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806847" calcext:value-type="float">
            <text:p>4.806847</text:p>
          </table:table-cell>
          <table:table-cell office:value-type="float" office:value="6.74220198" calcext:value-type="float">
            <text:p>6.74220198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843451" calcext:value-type="float">
            <text:p>4.843451</text:p>
          </table:table-cell>
          <table:table-cell office:value-type="float" office:value="6.7546133867" calcext:value-type="float">
            <text:p>6.754613386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001601" calcext:value-type="float">
            <text:p>5.001601</text:p>
          </table:table-cell>
          <table:table-cell office:value-type="float" office:value="6.7677652467" calcext:value-type="float">
            <text:p>6.767765246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239384" calcext:value-type="float">
            <text:p>5.239384</text:p>
          </table:table-cell>
          <table:table-cell office:value-type="float" office:value="6.78085934" calcext:value-type="float">
            <text:p>6.7808593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515252" calcext:value-type="float">
            <text:p>5.515252</text:p>
          </table:table-cell>
          <table:table-cell office:value-type="float" office:value="6.7932264267" calcext:value-type="float">
            <text:p>6.793226426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796895" calcext:value-type="float">
            <text:p>5.796895</text:p>
          </table:table-cell>
          <table:table-cell office:value-type="float" office:value="6.8043600733" calcext:value-type="float">
            <text:p>6.804360073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062916" calcext:value-type="float">
            <text:p>6.062916</text:p>
          </table:table-cell>
          <table:table-cell office:value-type="float" office:value="6.81389952" calcext:value-type="float">
            <text:p>6.81389952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300849" calcext:value-type="float">
            <text:p>6.300849</text:p>
          </table:table-cell>
          <table:table-cell office:value-type="float" office:value="6.82160246" calcext:value-type="float">
            <text:p>6.82160246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504452" calcext:value-type="float">
            <text:p>6.504452</text:p>
          </table:table-cell>
          <table:table-cell office:value-type="float" office:value="6.8273277667" calcext:value-type="float">
            <text:p>6.827327766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71701" calcext:value-type="float">
            <text:p>6.671701</text:p>
          </table:table-cell>
          <table:table-cell office:value-type="float" office:value="6.8310298867" calcext:value-type="float">
            <text:p>6.831029886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03818" calcext:value-type="float">
            <text:p>6.803818</text:p>
          </table:table-cell>
          <table:table-cell office:value-type="float" office:value="6.8327577067" calcext:value-type="float">
            <text:p>6.8327577067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904974" calcext:value-type="float">
            <text:p>6.904974</text:p>
          </table:table-cell>
          <table:table-cell office:value-type="float" office:value="6.83264926" calcext:value-type="float">
            <text:p>6.83264926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982051" calcext:value-type="float">
            <text:p>6.982051</text:p>
          </table:table-cell>
          <table:table-cell office:value-type="float" office:value="6.8309174067" calcext:value-type="float">
            <text:p>6.830917406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043837" calcext:value-type="float">
            <text:p>7.043837</text:p>
          </table:table-cell>
          <table:table-cell office:value-type="float" office:value="6.82782782" calcext:value-type="float">
            <text:p>6.8278278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099388" calcext:value-type="float">
            <text:p>7.099388</text:p>
          </table:table-cell>
          <table:table-cell office:value-type="float" office:value="6.8236763733" calcext:value-type="float">
            <text:p>6.823676373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155828" calcext:value-type="float">
            <text:p>7.155828</text:p>
          </table:table-cell>
          <table:table-cell office:value-type="float" office:value="6.8187746533" calcext:value-type="float">
            <text:p>6.8187746533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216287" calcext:value-type="float">
            <text:p>7.216287</text:p>
          </table:table-cell>
          <table:table-cell office:value-type="float" office:value="6.8134479333" calcext:value-type="float">
            <text:p>6.813447933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278868" calcext:value-type="float">
            <text:p>7.278868</text:p>
          </table:table-cell>
          <table:table-cell office:value-type="float" office:value="6.8080419067" calcext:value-type="float">
            <text:p>6.808041906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337156" calcext:value-type="float">
            <text:p>7.337156</text:p>
          </table:table-cell>
          <table:table-cell office:value-type="float" office:value="6.80292666" calcext:value-type="float">
            <text:p>6.80292666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382132" calcext:value-type="float">
            <text:p>7.382132</text:p>
          </table:table-cell>
          <table:table-cell office:value-type="float" office:value="6.7984857867" calcext:value-type="float">
            <text:p>6.7984857867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404783" calcext:value-type="float">
            <text:p>7.404783</text:p>
          </table:table-cell>
          <table:table-cell office:value-type="float" office:value="6.7950855" calcext:value-type="float">
            <text:p>6.795085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398486" calcext:value-type="float">
            <text:p>7.398486</text:p>
          </table:table-cell>
          <table:table-cell office:value-type="float" office:value="6.79302908" calcext:value-type="float">
            <text:p>6.79302908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360481" calcext:value-type="float">
            <text:p>7.360481</text:p>
          </table:table-cell>
          <table:table-cell office:value-type="float" office:value="6.7925095467" calcext:value-type="float">
            <text:p>6.7925095467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292122" calcext:value-type="float">
            <text:p>7.292122</text:p>
          </table:table-cell>
          <table:table-cell office:value-type="float" office:value="6.7935743933" calcext:value-type="float">
            <text:p>6.793574393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198082" calcext:value-type="float">
            <text:p>7.198082</text:p>
          </table:table-cell>
          <table:table-cell office:value-type="float" office:value="6.7961127133" calcext:value-type="float">
            <text:p>6.7961127133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084968" calcext:value-type="float">
            <text:p>7.084968</text:p>
          </table:table-cell>
          <table:table-cell office:value-type="float" office:value="6.7998687667" calcext:value-type="float">
            <text:p>6.7998687667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959991" calcext:value-type="float">
            <text:p>6.959991</text:p>
          </table:table-cell>
          <table:table-cell office:value-type="float" office:value="6.8044798267" calcext:value-type="float">
            <text:p>6.804479826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30237" calcext:value-type="float">
            <text:p>6.830237</text:p>
          </table:table-cell>
          <table:table-cell office:value-type="float" office:value="6.80953066" calcext:value-type="float">
            <text:p>6.80953066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0276" calcext:value-type="float">
            <text:p>6.70276</text:p>
          </table:table-cell>
          <table:table-cell office:value-type="float" office:value="6.81461308" calcext:value-type="float">
            <text:p>6.8146130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585263" calcext:value-type="float">
            <text:p>6.585263</text:p>
          </table:table-cell>
          <table:table-cell office:value-type="float" office:value="6.8193779933" calcext:value-type="float">
            <text:p>6.819377993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48673" calcext:value-type="float">
            <text:p>6.48673</text:p>
          </table:table-cell>
          <table:table-cell office:value-type="float" office:value="6.8235695533" calcext:value-type="float">
            <text:p>6.823569553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417232" calcext:value-type="float">
            <text:p>6.417232</text:p>
          </table:table-cell>
          <table:table-cell office:value-type="float" office:value="6.8270359267" calcext:value-type="float">
            <text:p>6.827035926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386479" calcext:value-type="float">
            <text:p>6.386479</text:p>
          </table:table-cell>
          <table:table-cell office:value-type="float" office:value="6.82971776" calcext:value-type="float">
            <text:p>6.82971776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401275" calcext:value-type="float">
            <text:p>6.401275</text:p>
          </table:table-cell>
          <table:table-cell office:value-type="float" office:value="6.8316210133" calcext:value-type="float">
            <text:p>6.831621013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462863" calcext:value-type="float">
            <text:p>6.462863</text:p>
          </table:table-cell>
          <table:table-cell office:value-type="float" office:value="6.8327849067" calcext:value-type="float">
            <text:p>6.832784906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65385" calcext:value-type="float">
            <text:p>6.565385</text:p>
          </table:table-cell>
          <table:table-cell office:value-type="float" office:value="6.8332555" calcext:value-type="float">
            <text:p>6.833255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96322" calcext:value-type="float">
            <text:p>6.696322</text:p>
          </table:table-cell>
          <table:table-cell office:value-type="float" office:value="6.8330715333" calcext:value-type="float">
            <text:p>6.833071533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38732" calcext:value-type="float">
            <text:p>6.838732</text:p>
          </table:table-cell>
          <table:table-cell office:value-type="float" office:value="6.8322625467" calcext:value-type="float">
            <text:p>6.8322625467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974426" calcext:value-type="float">
            <text:p>6.974426</text:p>
          </table:table-cell>
          <table:table-cell office:value-type="float" office:value="6.8308547533" calcext:value-type="float">
            <text:p>6.830854753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087012" calcext:value-type="float">
            <text:p>7.087012</text:p>
          </table:table-cell>
          <table:table-cell office:value-type="float" office:value="6.82887878" calcext:value-type="float">
            <text:p>6.82887878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164197" calcext:value-type="float">
            <text:p>7.164197</text:p>
          </table:table-cell>
          <table:table-cell office:value-type="float" office:value="6.8263759067" calcext:value-type="float">
            <text:p>6.826375906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199067" calcext:value-type="float">
            <text:p>7.199067</text:p>
          </table:table-cell>
          <table:table-cell office:value-type="float" office:value="6.8234019467" calcext:value-type="float">
            <text:p>6.8234019467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190428" calcext:value-type="float">
            <text:p>7.190428</text:p>
          </table:table-cell>
          <table:table-cell office:value-type="float" office:value="6.8200297933" calcext:value-type="float">
            <text:p>6.820029793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142276" calcext:value-type="float">
            <text:p>7.142276</text:p>
          </table:table-cell>
          <table:table-cell office:value-type="float" office:value="6.81635138" calcext:value-type="float">
            <text:p>6.8163513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06256" calcext:value-type="float">
            <text:p>7.06256</text:p>
          </table:table-cell>
          <table:table-cell office:value-type="float" office:value="6.81247916" calcext:value-type="float">
            <text:p>6.81247916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961399" calcext:value-type="float">
            <text:p>6.961399</text:p>
          </table:table-cell>
          <table:table-cell office:value-type="float" office:value="6.8085458867" calcext:value-type="float">
            <text:p>6.808545886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49071" calcext:value-type="float">
            <text:p>6.849071</text:p>
          </table:table-cell>
          <table:table-cell office:value-type="float" office:value="6.8047012067" calcext:value-type="float">
            <text:p>6.804701206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34247" calcext:value-type="float">
            <text:p>6.734247</text:p>
          </table:table-cell>
          <table:table-cell office:value-type="float" office:value="6.8011044133" calcext:value-type="float">
            <text:p>6.8011044133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22984" calcext:value-type="float">
            <text:p>6.622984</text:p>
          </table:table-cell>
          <table:table-cell office:value-type="float" office:value="6.7979144933" calcext:value-type="float">
            <text:p>6.7979144933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18865" calcext:value-type="float">
            <text:p>6.518865</text:p>
          </table:table-cell>
          <table:table-cell office:value-type="float" office:value="6.7952804933" calcext:value-type="float">
            <text:p>6.79528049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424214" calcext:value-type="float">
            <text:p>6.424214</text:p>
          </table:table-cell>
          <table:table-cell office:value-type="float" office:value="6.7933349067" calcext:value-type="float">
            <text:p>6.793334906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341827" calcext:value-type="float">
            <text:p>6.341827</text:p>
          </table:table-cell>
          <table:table-cell office:value-type="float" office:value="6.7921903" calcext:value-type="float">
            <text:p>6.792190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276324" calcext:value-type="float">
            <text:p>6.276324</text:p>
          </table:table-cell>
          <table:table-cell office:value-type="float" office:value="6.7919359067" calcext:value-type="float">
            <text:p>6.791935906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234256" calcext:value-type="float">
            <text:p>6.234256</text:p>
          </table:table-cell>
          <table:table-cell office:value-type="float" office:value="6.7926292" calcext:value-type="float">
            <text:p>6.792629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222585" calcext:value-type="float">
            <text:p>6.222585</text:p>
          </table:table-cell>
          <table:table-cell office:value-type="float" office:value="6.7942800133" calcext:value-type="float">
            <text:p>6.794280013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245957" calcext:value-type="float">
            <text:p>6.245957</text:p>
          </table:table-cell>
          <table:table-cell office:value-type="float" office:value="6.7968301333" calcext:value-type="float">
            <text:p>6.796830133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303948" calcext:value-type="float">
            <text:p>6.303948</text:p>
          </table:table-cell>
          <table:table-cell office:value-type="float" office:value="6.8001366667" calcext:value-type="float">
            <text:p>6.8001366667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389759" calcext:value-type="float">
            <text:p>6.389759</text:p>
          </table:table-cell>
          <table:table-cell office:value-type="float" office:value="6.8039683133" calcext:value-type="float">
            <text:p>6.803968313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491149" calcext:value-type="float">
            <text:p>6.491149</text:p>
          </table:table-cell>
          <table:table-cell office:value-type="float" office:value="6.80801834" calcext:value-type="float">
            <text:p>6.8080183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593326" calcext:value-type="float">
            <text:p>6.593326</text:p>
          </table:table-cell>
          <table:table-cell office:value-type="float" office:value="6.8119310933" calcext:value-type="float">
            <text:p>6.811931093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8258" calcext:value-type="float">
            <text:p>6.68258</text:p>
          </table:table-cell>
          <table:table-cell office:value-type="float" office:value="6.81533504" calcext:value-type="float">
            <text:p>6.81533504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49325" calcext:value-type="float">
            <text:p>6.749325</text:p>
          </table:table-cell>
          <table:table-cell office:value-type="float" office:value="6.8178768133" calcext:value-type="float">
            <text:p>6.8178768133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89669" calcext:value-type="float">
            <text:p>6.789669</text:p>
          </table:table-cell>
          <table:table-cell office:value-type="float" office:value="6.8192551133" calcext:value-type="float">
            <text:p>6.819255113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05228" calcext:value-type="float">
            <text:p>6.805228</text:p>
          </table:table-cell>
          <table:table-cell office:value-type="float" office:value="6.81925622" calcext:value-type="float">
            <text:p>6.81925622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0144" calcext:value-type="float">
            <text:p>6.80144</text:p>
          </table:table-cell>
          <table:table-cell office:value-type="float" office:value="6.8177925333" calcext:value-type="float">
            <text:p>6.8177925333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85063" calcext:value-type="float">
            <text:p>6.785063</text:p>
          </table:table-cell>
          <table:table-cell office:value-type="float" office:value="6.8149405467" calcext:value-type="float">
            <text:p>6.814940546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61767" calcext:value-type="float">
            <text:p>6.761767</text:p>
          </table:table-cell>
          <table:table-cell office:value-type="float" office:value="6.8109658533" calcext:value-type="float">
            <text:p>6.8109658533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34698" calcext:value-type="float">
            <text:p>6.734698</text:p>
          </table:table-cell>
          <table:table-cell office:value-type="float" office:value="6.8063146" calcext:value-type="float">
            <text:p>6.8063146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04503" calcext:value-type="float">
            <text:p>6.704503</text:p>
          </table:table-cell>
          <table:table-cell office:value-type="float" office:value="6.8015538933" calcext:value-type="float">
            <text:p>6.801553893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7065" calcext:value-type="float">
            <text:p>6.67065</text:p>
          </table:table-cell>
          <table:table-cell office:value-type="float" office:value="6.79726486" calcext:value-type="float">
            <text:p>6.7972648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3335" calcext:value-type="float">
            <text:p>6.63335</text:p>
          </table:table-cell>
          <table:table-cell office:value-type="float" office:value="6.7939208067" calcext:value-type="float">
            <text:p>6.7939208067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595155" calcext:value-type="float">
            <text:p>6.595155</text:p>
          </table:table-cell>
          <table:table-cell office:value-type="float" office:value="6.7917927733" calcext:value-type="float">
            <text:p>6.791792773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561437" calcext:value-type="float">
            <text:p>6.561437</text:p>
          </table:table-cell>
          <table:table-cell office:value-type="float" office:value="6.79090802" calcext:value-type="float">
            <text:p>6.7909080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539447" calcext:value-type="float">
            <text:p>6.539447</text:p>
          </table:table-cell>
          <table:table-cell office:value-type="float" office:value="6.7910635533" calcext:value-type="float">
            <text:p>6.791063553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36163" calcext:value-type="float">
            <text:p>6.536163</text:p>
          </table:table-cell>
          <table:table-cell office:value-type="float" office:value="6.7918840667" calcext:value-type="float">
            <text:p>6.791884066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55706" calcext:value-type="float">
            <text:p>6.555706</text:p>
          </table:table-cell>
          <table:table-cell office:value-type="float" office:value="6.79291104" calcext:value-type="float">
            <text:p>6.79291104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597368" calcext:value-type="float">
            <text:p>6.597368</text:p>
          </table:table-cell>
          <table:table-cell office:value-type="float" office:value="6.79370816" calcext:value-type="float">
            <text:p>6.7937081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55139" calcext:value-type="float">
            <text:p>6.655139</text:p>
          </table:table-cell>
          <table:table-cell office:value-type="float" office:value="6.79396374" calcext:value-type="float">
            <text:p>6.79396374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18975" calcext:value-type="float">
            <text:p>6.718975</text:p>
          </table:table-cell>
          <table:table-cell office:value-type="float" office:value="6.7935664133" calcext:value-type="float">
            <text:p>6.7935664133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77326" calcext:value-type="float">
            <text:p>6.777326</text:p>
          </table:table-cell>
          <table:table-cell office:value-type="float" office:value="6.7926316667" calcext:value-type="float">
            <text:p>6.792631666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20039" calcext:value-type="float">
            <text:p>6.820039</text:p>
          </table:table-cell>
          <table:table-cell office:value-type="float" office:value="6.79146818" calcext:value-type="float">
            <text:p>6.79146818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40759" calcext:value-type="float">
            <text:p>6.840759</text:p>
          </table:table-cell>
          <table:table-cell office:value-type="float" office:value="6.7904922" calcext:value-type="float">
            <text:p>6.7904922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38275" calcext:value-type="float">
            <text:p>6.838275</text:p>
          </table:table-cell>
          <table:table-cell office:value-type="float" office:value="6.7901165333" calcext:value-type="float">
            <text:p>6.790116533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16571" calcext:value-type="float">
            <text:p>6.816571</text:p>
          </table:table-cell>
          <table:table-cell office:value-type="float" office:value="6.7906468" calcext:value-type="float">
            <text:p>6.7906468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83642" calcext:value-type="float">
            <text:p>6.783642</text:p>
          </table:table-cell>
          <table:table-cell office:value-type="float" office:value="6.79220988" calcext:value-type="float">
            <text:p>6.79220988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49375" calcext:value-type="float">
            <text:p>6.749375</text:p>
          </table:table-cell>
          <table:table-cell office:value-type="float" office:value="6.7947253333" calcext:value-type="float">
            <text:p>6.7947253333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23058" calcext:value-type="float">
            <text:p>6.723058</text:p>
          </table:table-cell>
          <table:table-cell office:value-type="float" office:value="6.7979194133" calcext:value-type="float">
            <text:p>6.797919413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11246" calcext:value-type="float">
            <text:p>6.711246</text:p>
          </table:table-cell>
          <table:table-cell office:value-type="float" office:value="6.8013751267" calcext:value-type="float">
            <text:p>6.801375126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1669" calcext:value-type="float">
            <text:p>6.71669</text:p>
          </table:table-cell>
          <table:table-cell office:value-type="float" office:value="6.8046083333" calcext:value-type="float">
            <text:p>6.804608333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38659" calcext:value-type="float">
            <text:p>6.738659</text:p>
          </table:table-cell>
          <table:table-cell office:value-type="float" office:value="6.8071568667" calcext:value-type="float">
            <text:p>6.8071568667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74379" calcext:value-type="float">
            <text:p>6.774379</text:p>
          </table:table-cell>
          <table:table-cell office:value-type="float" office:value="6.8086673733" calcext:value-type="float">
            <text:p>6.8086673733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20838" calcext:value-type="float">
            <text:p>6.820838</text:p>
          </table:table-cell>
          <table:table-cell office:value-type="float" office:value="6.8089635533" calcext:value-type="float">
            <text:p>6.808963553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76042" calcext:value-type="float">
            <text:p>6.876042</text:p>
          </table:table-cell>
          <table:table-cell office:value-type="float" office:value="6.80808048" calcext:value-type="float">
            <text:p>6.80808048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939134" calcext:value-type="float">
            <text:p>6.939134</text:p>
          </table:table-cell>
          <table:table-cell office:value-type="float" office:value="6.8062531067" calcext:value-type="float">
            <text:p>6.8062531067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009336" calcext:value-type="float">
            <text:p>7.009336</text:p>
          </table:table-cell>
          <table:table-cell office:value-type="float" office:value="6.80385606" calcext:value-type="float">
            <text:p>6.80385606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084295" calcext:value-type="float">
            <text:p>7.084295</text:p>
          </table:table-cell>
          <table:table-cell office:value-type="float" office:value="6.80130822" calcext:value-type="float">
            <text:p>6.80130822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158779" calcext:value-type="float">
            <text:p>7.158779</text:p>
          </table:table-cell>
          <table:table-cell office:value-type="float" office:value="6.79897262" calcext:value-type="float">
            <text:p>6.79897262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224607" calcext:value-type="float">
            <text:p>7.224607</text:p>
          </table:table-cell>
          <table:table-cell office:value-type="float" office:value="6.79708502" calcext:value-type="float">
            <text:p>6.79708502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272172" calcext:value-type="float">
            <text:p>7.272172</text:p>
          </table:table-cell>
          <table:table-cell office:value-type="float" office:value="6.7957279933" calcext:value-type="float">
            <text:p>6.795727993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29324" calcext:value-type="float">
            <text:p>7.29324</text:p>
          </table:table-cell>
          <table:table-cell office:value-type="float" office:value="6.7948442533" calcext:value-type="float">
            <text:p>6.7948442533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284125" calcext:value-type="float">
            <text:p>7.284125</text:p>
          </table:table-cell>
          <table:table-cell office:value-type="float" office:value="6.7942697733" calcext:value-type="float">
            <text:p>6.7942697733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248141" calcext:value-type="float">
            <text:p>7.248141</text:p>
          </table:table-cell>
          <table:table-cell office:value-type="float" office:value="6.7937686733" calcext:value-type="float">
            <text:p>6.793768673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196308" calcext:value-type="float">
            <text:p>7.196308</text:p>
          </table:table-cell>
          <table:table-cell office:value-type="float" office:value="6.79306104" calcext:value-type="float">
            <text:p>6.79306104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1456" calcext:value-type="float">
            <text:p>7.1456</text:p>
          </table:table-cell>
          <table:table-cell office:value-type="float" office:value="6.7918454867" calcext:value-type="float">
            <text:p>6.791845486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114659" calcext:value-type="float">
            <text:p>7.114659</text:p>
          </table:table-cell>
          <table:table-cell office:value-type="float" office:value="6.78982548" calcext:value-type="float">
            <text:p>6.78982548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117909" calcext:value-type="float">
            <text:p>7.117909</text:p>
          </table:table-cell>
          <table:table-cell office:value-type="float" office:value="6.7867498933" calcext:value-type="float">
            <text:p>6.7867498933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160144" calcext:value-type="float">
            <text:p>7.160144</text:p>
          </table:table-cell>
          <table:table-cell office:value-type="float" office:value="6.7824706933" calcext:value-type="float">
            <text:p>6.782470693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233978" calcext:value-type="float">
            <text:p>7.233978</text:p>
          </table:table-cell>
          <table:table-cell office:value-type="float" office:value="6.7770051067" calcext:value-type="float">
            <text:p>6.7770051067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321404" calcext:value-type="float">
            <text:p>7.321404</text:p>
          </table:table-cell>
          <table:table-cell office:value-type="float" office:value="6.7705749067" calcext:value-type="float">
            <text:p>6.7705749067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398643" calcext:value-type="float">
            <text:p>7.398643</text:p>
          </table:table-cell>
          <table:table-cell office:value-type="float" office:value="6.7635959667" calcext:value-type="float">
            <text:p>6.763595966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442139" calcext:value-type="float">
            <text:p>7.442139</text:p>
          </table:table-cell>
          <table:table-cell office:value-type="float" office:value="6.7566122267" calcext:value-type="float">
            <text:p>6.756612226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433725" calcext:value-type="float">
            <text:p>7.433725</text:p>
          </table:table-cell>
          <table:table-cell office:value-type="float" office:value="6.75019484" calcext:value-type="float">
            <text:p>6.75019484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363945" calcext:value-type="float">
            <text:p>7.363945</text:p>
          </table:table-cell>
          <table:table-cell office:value-type="float" office:value="6.7448386333" calcext:value-type="float">
            <text:p>6.744838633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233419" calcext:value-type="float">
            <text:p>7.233419</text:p>
          </table:table-cell>
          <table:table-cell office:value-type="float" office:value="6.74088048" calcext:value-type="float">
            <text:p>6.7408804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052568" calcext:value-type="float">
            <text:p>7.052568</text:p>
          </table:table-cell>
          <table:table-cell office:value-type="float" office:value="6.73845054" calcext:value-type="float">
            <text:p>6.73845054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40053" calcext:value-type="float">
            <text:p>6.840053</text:p>
          </table:table-cell>
          <table:table-cell office:value-type="float" office:value="6.7374579" calcext:value-type="float">
            <text:p>6.7374579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20198" calcext:value-type="float">
            <text:p>6.620198</text:p>
          </table:table-cell>
          <table:table-cell office:value-type="float" office:value="6.7376088867" calcext:value-type="float">
            <text:p>6.7376088867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419534" calcext:value-type="float">
            <text:p>6.419534</text:p>
          </table:table-cell>
          <table:table-cell office:value-type="float" office:value="6.7384556467" calcext:value-type="float">
            <text:p>6.738455646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262662" calcext:value-type="float">
            <text:p>6.262662</text:p>
          </table:table-cell>
          <table:table-cell office:value-type="float" office:value="6.73947196" calcext:value-type="float">
            <text:p>6.73947196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167964" calcext:value-type="float">
            <text:p>6.167964</text:p>
          </table:table-cell>
          <table:table-cell office:value-type="float" office:value="6.74015018" calcext:value-type="float">
            <text:p>6.74015018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144139" calcext:value-type="float">
            <text:p>6.144139</text:p>
          </table:table-cell>
          <table:table-cell office:value-type="float" office:value="6.7401055533" calcext:value-type="float">
            <text:p>6.740105553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188703" calcext:value-type="float">
            <text:p>6.188703</text:p>
          </table:table-cell>
          <table:table-cell office:value-type="float" office:value="6.73916298" calcext:value-type="float">
            <text:p>6.73916298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288993" calcext:value-type="float">
            <text:p>6.288993</text:p>
          </table:table-cell>
          <table:table-cell office:value-type="float" office:value="6.7373942333" calcext:value-type="float">
            <text:p>6.737394233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425132" calcext:value-type="float">
            <text:p>6.425132</text:p>
          </table:table-cell>
          <table:table-cell office:value-type="float" office:value="6.73508558" calcext:value-type="float">
            <text:p>6.73508558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73778" calcext:value-type="float">
            <text:p>6.573778</text:p>
          </table:table-cell>
          <table:table-cell office:value-type="float" office:value="6.7326491267" calcext:value-type="float">
            <text:p>6.7326491267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11686" calcext:value-type="float">
            <text:p>6.711686</text:p>
          </table:table-cell>
          <table:table-cell office:value-type="float" office:value="6.7305206733" calcext:value-type="float">
            <text:p>6.7305206733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818688" calcext:value-type="float">
            <text:p>6.818688</text:p>
          </table:table-cell>
          <table:table-cell office:value-type="float" office:value="6.7290829467" calcext:value-type="float">
            <text:p>6.7290829467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880141" calcext:value-type="float">
            <text:p>6.880141</text:p>
          </table:table-cell>
          <table:table-cell office:value-type="float" office:value="6.728624" calcext:value-type="float">
            <text:p>6.728624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88903" calcext:value-type="float">
            <text:p>6.888903</text:p>
          </table:table-cell>
          <table:table-cell office:value-type="float" office:value="6.7293165" calcext:value-type="float">
            <text:p>6.729316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46774" calcext:value-type="float">
            <text:p>6.846774</text:p>
          </table:table-cell>
          <table:table-cell office:value-type="float" office:value="6.7311994333" calcext:value-type="float">
            <text:p>6.731199433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65057" calcext:value-type="float">
            <text:p>6.765057</text:p>
          </table:table-cell>
          <table:table-cell office:value-type="float" office:value="6.7341521333" calcext:value-type="float">
            <text:p>6.7341521333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63725" calcext:value-type="float">
            <text:p>6.663725</text:p>
          </table:table-cell>
          <table:table-cell office:value-type="float" office:value="6.7378621933" calcext:value-type="float">
            <text:p>6.7378621933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568578" calcext:value-type="float">
            <text:p>6.568578</text:p>
          </table:table-cell>
          <table:table-cell office:value-type="float" office:value="6.7417986267" calcext:value-type="float">
            <text:p>6.741798626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506078" calcext:value-type="float">
            <text:p>6.506078</text:p>
          </table:table-cell>
          <table:table-cell office:value-type="float" office:value="6.7452088" calcext:value-type="float">
            <text:p>6.7452088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496524" calcext:value-type="float">
            <text:p>6.496524</text:p>
          </table:table-cell>
          <table:table-cell office:value-type="float" office:value="6.7471603133" calcext:value-type="float">
            <text:p>6.747160313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47703" calcext:value-type="float">
            <text:p>6.547703</text:p>
          </table:table-cell>
          <table:table-cell office:value-type="float" office:value="6.7466437" calcext:value-type="float">
            <text:p>6.746643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51911" calcext:value-type="float">
            <text:p>6.651911</text:p>
          </table:table-cell>
          <table:table-cell office:value-type="float" office:value="6.7427362867" calcext:value-type="float">
            <text:p>6.742736286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87965" calcext:value-type="float">
            <text:p>6.787965</text:p>
          </table:table-cell>
          <table:table-cell office:value-type="float" office:value="6.73480628" calcext:value-type="float">
            <text:p>6.7348062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927149" calcext:value-type="float">
            <text:p>6.927149</text:p>
          </table:table-cell>
          <table:table-cell office:value-type="float" office:value="6.7227194667" calcext:value-type="float">
            <text:p>6.7227194667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040437" calcext:value-type="float">
            <text:p>7.040437</text:p>
          </table:table-cell>
          <table:table-cell office:value-type="float" office:value="6.7069980733" calcext:value-type="float">
            <text:p>6.706998073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104679" calcext:value-type="float">
            <text:p>7.104679</text:p>
          </table:table-cell>
          <table:table-cell office:value-type="float" office:value="6.6888532533" calcext:value-type="float">
            <text:p>6.6888532533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106777" calcext:value-type="float">
            <text:p>7.106777</text:p>
          </table:table-cell>
          <table:table-cell office:value-type="float" office:value="6.6699914733" calcext:value-type="float">
            <text:p>6.6699914733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045754" calcext:value-type="float">
            <text:p>7.045754</text:p>
          </table:table-cell>
          <table:table-cell office:value-type="float" office:value="6.6521991867" calcext:value-type="float">
            <text:p>6.652199186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932938" calcext:value-type="float">
            <text:p>6.932938</text:p>
          </table:table-cell>
          <table:table-cell office:value-type="float" office:value="6.6369219667" calcext:value-type="float">
            <text:p>6.636921966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90256" calcext:value-type="float">
            <text:p>6.790256</text:p>
          </table:table-cell>
          <table:table-cell office:value-type="float" office:value="6.6250520333" calcext:value-type="float">
            <text:p>6.6250520333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4657" calcext:value-type="float">
            <text:p>6.64657</text:p>
          </table:table-cell>
          <table:table-cell office:value-type="float" office:value="6.6169204667" calcext:value-type="float">
            <text:p>6.616920466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32034" calcext:value-type="float">
            <text:p>6.532034</text:p>
          </table:table-cell>
          <table:table-cell office:value-type="float" office:value="6.6123882467" calcext:value-type="float">
            <text:p>6.612388246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471252" calcext:value-type="float">
            <text:p>6.471252</text:p>
          </table:table-cell>
          <table:table-cell office:value-type="float" office:value="6.61097062" calcext:value-type="float">
            <text:p>6.6109706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47712" calcext:value-type="float">
            <text:p>6.47712</text:p>
          </table:table-cell>
          <table:table-cell office:value-type="float" office:value="6.61197442" calcext:value-type="float">
            <text:p>6.6119744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547855" calcext:value-type="float">
            <text:p>6.547855</text:p>
          </table:table-cell>
          <table:table-cell office:value-type="float" office:value="6.6146374467" calcext:value-type="float">
            <text:p>6.614637446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68558" calcext:value-type="float">
            <text:p>6.668558</text:p>
          </table:table-cell>
          <table:table-cell office:value-type="float" office:value="6.61825012" calcext:value-type="float">
            <text:p>6.61825012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81623" calcext:value-type="float">
            <text:p>6.81623</text:p>
          </table:table-cell>
          <table:table-cell office:value-type="float" office:value="6.6222352533" calcext:value-type="float">
            <text:p>6.6222352533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965715" calcext:value-type="float">
            <text:p>6.965715</text:p>
          </table:table-cell>
          <table:table-cell office:value-type="float" office:value="6.62617294" calcext:value-type="float">
            <text:p>6.62617294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094447" calcext:value-type="float">
            <text:p>7.094447</text:p>
          </table:table-cell>
          <table:table-cell office:value-type="float" office:value="6.6297769067" calcext:value-type="float">
            <text:p>6.629776906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185299" calcext:value-type="float">
            <text:p>7.185299</text:p>
          </table:table-cell>
          <table:table-cell office:value-type="float" office:value="6.6328423" calcext:value-type="float">
            <text:p>6.632842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227812" calcext:value-type="float">
            <text:p>7.227812</text:p>
          </table:table-cell>
          <table:table-cell office:value-type="float" office:value="6.6351863733" calcext:value-type="float">
            <text:p>6.6351863733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218357" calcext:value-type="float">
            <text:p>7.218357</text:p>
          </table:table-cell>
          <table:table-cell office:value-type="float" office:value="6.6365977267" calcext:value-type="float">
            <text:p>6.6365977267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159645" calcext:value-type="float">
            <text:p>7.159645</text:p>
          </table:table-cell>
          <table:table-cell office:value-type="float" office:value="6.6368030067" calcext:value-type="float">
            <text:p>6.636803006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05977" calcext:value-type="float">
            <text:p>7.05977</text:p>
          </table:table-cell>
          <table:table-cell office:value-type="float" office:value="6.6354559133" calcext:value-type="float">
            <text:p>6.6354559133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930874" calcext:value-type="float">
            <text:p>6.930874</text:p>
          </table:table-cell>
          <table:table-cell office:value-type="float" office:value="6.6321528267" calcext:value-type="float">
            <text:p>6.632152826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87551" calcext:value-type="float">
            <text:p>6.787551</text:p>
          </table:table-cell>
          <table:table-cell office:value-type="float" office:value="6.62648086" calcext:value-type="float">
            <text:p>6.6264808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45196" calcext:value-type="float">
            <text:p>6.645196</text:p>
          </table:table-cell>
          <table:table-cell office:value-type="float" office:value="6.6181070533" calcext:value-type="float">
            <text:p>6.618107053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18613" calcext:value-type="float">
            <text:p>6.518613</text:p>
          </table:table-cell>
          <table:table-cell office:value-type="float" office:value="6.6069198267" calcext:value-type="float">
            <text:p>6.606919826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42112" calcext:value-type="float">
            <text:p>6.42112</text:p>
          </table:table-cell>
          <table:table-cell office:value-type="float" office:value="6.5932255" calcext:value-type="float">
            <text:p>6.593225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36413" calcext:value-type="float">
            <text:p>6.36413</text:p>
          </table:table-cell>
          <table:table-cell office:value-type="float" office:value="6.57794698" calcext:value-type="float">
            <text:p>6.57794698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35682" calcext:value-type="float">
            <text:p>6.35682</text:p>
          </table:table-cell>
          <table:table-cell office:value-type="float" office:value="6.5626291" calcext:value-type="float">
            <text:p>6.562629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405383" calcext:value-type="float">
            <text:p>6.405383</text:p>
          </table:table-cell>
          <table:table-cell office:value-type="float" office:value="6.54902536" calcext:value-type="float">
            <text:p>6.54902536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11581" calcext:value-type="float">
            <text:p>6.511581</text:p>
          </table:table-cell>
          <table:table-cell office:value-type="float" office:value="6.5384877933" calcext:value-type="float">
            <text:p>6.538487793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71025" calcext:value-type="float">
            <text:p>6.671025</text:p>
          </table:table-cell>
          <table:table-cell office:value-type="float" office:value="6.53167408" calcext:value-type="float">
            <text:p>6.53167408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72089" calcext:value-type="float">
            <text:p>6.872089</text:p>
          </table:table-cell>
          <table:table-cell office:value-type="float" office:value="6.5286320867" calcext:value-type="float">
            <text:p>6.5286320867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09632" calcext:value-type="float">
            <text:p>7.09632</text:p>
          </table:table-cell>
          <table:table-cell office:value-type="float" office:value="6.5290164333" calcext:value-type="float">
            <text:p>6.5290164333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320556" calcext:value-type="float">
            <text:p>7.320556</text:p>
          </table:table-cell>
          <table:table-cell office:value-type="float" office:value="6.5322875667" calcext:value-type="float">
            <text:p>6.532287566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520208" calcext:value-type="float">
            <text:p>7.520208</text:p>
          </table:table-cell>
          <table:table-cell office:value-type="float" office:value="6.5378549867" calcext:value-type="float">
            <text:p>6.5378549867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67287" calcext:value-type="float">
            <text:p>7.67287</text:p>
          </table:table-cell>
          <table:table-cell office:value-type="float" office:value="6.5451632933" calcext:value-type="float">
            <text:p>6.54516329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76149" calcext:value-type="float">
            <text:p>7.76149</text:p>
          </table:table-cell>
          <table:table-cell office:value-type="float" office:value="6.5537283867" calcext:value-type="float">
            <text:p>6.553728386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776627" calcext:value-type="float">
            <text:p>7.776627</text:p>
          </table:table-cell>
          <table:table-cell office:value-type="float" office:value="6.5631341333" calcext:value-type="float">
            <text:p>6.563134133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717616" calcext:value-type="float">
            <text:p>7.717616</text:p>
          </table:table-cell>
          <table:table-cell office:value-type="float" office:value="6.5730013267" calcext:value-type="float">
            <text:p>6.573001326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5926" calcext:value-type="float">
            <text:p>7.5926</text:p>
          </table:table-cell>
          <table:table-cell office:value-type="float" office:value="6.5829411067" calcext:value-type="float">
            <text:p>6.582941106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417497" calcext:value-type="float">
            <text:p>7.417497</text:p>
          </table:table-cell>
          <table:table-cell office:value-type="float" office:value="6.5925045267" calcext:value-type="float">
            <text:p>6.592504526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213997" calcext:value-type="float">
            <text:p>7.213997</text:p>
          </table:table-cell>
          <table:table-cell office:value-type="float" office:value="6.6011388533" calcext:value-type="float">
            <text:p>6.6011388533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006686" calcext:value-type="float">
            <text:p>7.006686</text:p>
          </table:table-cell>
          <table:table-cell office:value-type="float" office:value="6.6081600267" calcext:value-type="float">
            <text:p>6.608160026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19507" calcext:value-type="float">
            <text:p>6.819507</text:p>
          </table:table-cell>
          <table:table-cell office:value-type="float" office:value="6.61274992" calcext:value-type="float">
            <text:p>6.6127499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71967" calcext:value-type="float">
            <text:p>6.671967</text:p>
          </table:table-cell>
          <table:table-cell office:value-type="float" office:value="6.61398558" calcext:value-type="float">
            <text:p>6.6139855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575859" calcext:value-type="float">
            <text:p>6.575859</text:p>
          </table:table-cell>
          <table:table-cell office:value-type="float" office:value="6.61090546" calcext:value-type="float">
            <text:p>6.61090546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533452" calcext:value-type="float">
            <text:p>6.533452</text:p>
          </table:table-cell>
          <table:table-cell office:value-type="float" office:value="6.6026139867" calcext:value-type="float">
            <text:p>6.6026139867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3779" calcext:value-type="float">
            <text:p>6.53779</text:p>
          </table:table-cell>
          <table:table-cell office:value-type="float" office:value="6.5884253733" calcext:value-type="float">
            <text:p>6.588425373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74974" calcext:value-type="float">
            <text:p>6.574974</text:p>
          </table:table-cell>
          <table:table-cell office:value-type="float" office:value="6.56806242" calcext:value-type="float">
            <text:p>6.5680624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27563" calcext:value-type="float">
            <text:p>6.627563</text:p>
          </table:table-cell>
          <table:table-cell office:value-type="float" office:value="6.54198126" calcext:value-type="float">
            <text:p>6.54198126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7803" calcext:value-type="float">
            <text:p>6.67803</text:p>
          </table:table-cell>
          <table:table-cell office:value-type="float" office:value="6.5119455933" calcext:value-type="float">
            <text:p>6.511945593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11581" calcext:value-type="float">
            <text:p>6.711581</text:p>
          </table:table-cell>
          <table:table-cell office:value-type="float" office:value="6.4812998467" calcext:value-type="float">
            <text:p>6.481299846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18103" calcext:value-type="float">
            <text:p>6.718103</text:p>
          </table:table-cell>
          <table:table-cell office:value-type="float" office:value="6.45328796" calcext:value-type="float">
            <text:p>6.45328796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93244" calcext:value-type="float">
            <text:p>6.693244</text:p>
          </table:table-cell>
          <table:table-cell office:value-type="float" office:value="6.4295820733" calcext:value-type="float">
            <text:p>6.4295820733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38666" calcext:value-type="float">
            <text:p>6.638666</text:p>
          </table:table-cell>
          <table:table-cell office:value-type="float" office:value="6.41079842" calcext:value-type="float">
            <text:p>6.41079842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561443" calcext:value-type="float">
            <text:p>6.561443</text:p>
          </table:table-cell>
          <table:table-cell office:value-type="float" office:value="6.39713912" calcext:value-type="float">
            <text:p>6.39713912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472569" calcext:value-type="float">
            <text:p>6.472569</text:p>
          </table:table-cell>
          <table:table-cell office:value-type="float" office:value="6.3886842467" calcext:value-type="float">
            <text:p>6.3886842467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384697" calcext:value-type="float">
            <text:p>6.384697</text:p>
          </table:table-cell>
          <table:table-cell office:value-type="float" office:value="6.38549498" calcext:value-type="float">
            <text:p>6.3854949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309552" calcext:value-type="float">
            <text:p>6.309552</text:p>
          </table:table-cell>
          <table:table-cell office:value-type="float" office:value="6.3876197667" calcext:value-type="float">
            <text:p>6.3876197667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255759" calcext:value-type="float">
            <text:p>6.255759</text:p>
          </table:table-cell>
          <table:table-cell office:value-type="float" office:value="6.3950437" calcext:value-type="float">
            <text:p>6.3950437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227884" calcext:value-type="float">
            <text:p>6.227884</text:p>
          </table:table-cell>
          <table:table-cell office:value-type="float" office:value="6.4076040867" calcext:value-type="float">
            <text:p>6.407604086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227027" calcext:value-type="float">
            <text:p>6.227027</text:p>
          </table:table-cell>
          <table:table-cell office:value-type="float" office:value="6.42488026" calcext:value-type="float">
            <text:p>6.42488026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252523" calcext:value-type="float">
            <text:p>6.252523</text:p>
          </table:table-cell>
          <table:table-cell office:value-type="float" office:value="6.4460462333" calcext:value-type="float">
            <text:p>6.4460462333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303668" calcext:value-type="float">
            <text:p>6.303668</text:p>
          </table:table-cell>
          <table:table-cell office:value-type="float" office:value="6.4696511267" calcext:value-type="float">
            <text:p>6.4696511267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380318" calcext:value-type="float">
            <text:p>6.380318</text:p>
          </table:table-cell>
          <table:table-cell office:value-type="float" office:value="6.4932503" calcext:value-type="float">
            <text:p>6.4932503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81878" calcext:value-type="float">
            <text:p>6.481878</text:p>
          </table:table-cell>
          <table:table-cell office:value-type="float" office:value="6.51266542" calcext:value-type="float">
            <text:p>6.51266542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05103" calcext:value-type="float">
            <text:p>6.605103</text:p>
          </table:table-cell>
          <table:table-cell office:value-type="float" office:value="6.5198726533" calcext:value-type="float">
            <text:p>6.5198726533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41937" calcext:value-type="float">
            <text:p>6.741937</text:p>
          </table:table-cell>
          <table:table-cell office:value-type="float" office:value="6.5262583867" calcext:value-type="float">
            <text:p>6.526258386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878695" calcext:value-type="float">
            <text:p>6.878695</text:p>
          </table:table-cell>
          <table:table-cell office:value-type="float" office:value="6.5317318933" calcext:value-type="float">
            <text:p>6.531731893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997263" calcext:value-type="float">
            <text:p>6.997263</text:p>
          </table:table-cell>
          <table:table-cell office:value-type="float" office:value="6.53629368" calcext:value-type="float">
            <text:p>6.53629368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078062" calcext:value-type="float">
            <text:p>7.078062</text:p>
          </table:table-cell>
          <table:table-cell office:value-type="float" office:value="6.5400650133" calcext:value-type="float">
            <text:p>6.5400650133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103918" calcext:value-type="float">
            <text:p>7.103918</text:p>
          </table:table-cell>
          <table:table-cell office:value-type="float" office:value="6.5432976867" calcext:value-type="float">
            <text:p>6.5432976867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063846" calcext:value-type="float">
            <text:p>7.063846</text:p>
          </table:table-cell>
          <table:table-cell office:value-type="float" office:value="6.5463579867" calcext:value-type="float">
            <text:p>6.546357986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95607" calcext:value-type="float">
            <text:p>6.95607</text:p>
          </table:table-cell>
          <table:table-cell office:value-type="float" office:value="6.7899671133" calcext:value-type="float">
            <text:p>6.7899671133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89835" calcext:value-type="float">
            <text:p>6.789835</text:p>
          </table:table-cell>
          <table:table-cell office:value-type="float" office:value="6.9274613867" calcext:value-type="float">
            <text:p>6.927461386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85675" calcext:value-type="float">
            <text:p>6.585675</text:p>
          </table:table-cell>
          <table:table-cell office:value-type="float" office:value="7.0074273267" calcext:value-type="float">
            <text:p>7.0074273267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373642" calcext:value-type="float">
            <text:p>6.373642</text:p>
          </table:table-cell>
          <table:table-cell office:value-type="float" office:value="7.0396095" calcext:value-type="float">
            <text:p>7.039609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188859" calcext:value-type="float">
            <text:p>6.188859</text:p>
          </table:table-cell>
          <table:table-cell office:value-type="float" office:value="7.0732052267" calcext:value-type="float">
            <text:p>7.073205226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064079" calcext:value-type="float">
            <text:p>6.064079</text:p>
          </table:table-cell>
          <table:table-cell office:value-type="float" office:value="7.10803284" calcext:value-type="float">
            <text:p>7.10803284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020592" calcext:value-type="float">
            <text:p>6.020592</text:p>
          </table:table-cell>
          <table:table-cell office:value-type="float" office:value="7.14369232" calcext:value-type="float">
            <text:p>7.14369232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061148" calcext:value-type="float">
            <text:p>6.061148</text:p>
          </table:table-cell>
          <table:table-cell office:value-type="float" office:value="7.1796417133" calcext:value-type="float">
            <text:p>7.1796417133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169042" calcext:value-type="float">
            <text:p>6.169042</text:p>
          </table:table-cell>
          <table:table-cell office:value-type="float" office:value="7.2153207333" calcext:value-type="float">
            <text:p>7.215320733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314145" calcext:value-type="float">
            <text:p>6.314145</text:p>
          </table:table-cell>
          <table:table-cell office:value-type="float" office:value="7.25028046" calcext:value-type="float">
            <text:p>7.25028046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462442" calcext:value-type="float">
            <text:p>6.462442</text:p>
          </table:table-cell>
          <table:table-cell office:value-type="float" office:value="7.2842728333" calcext:value-type="float">
            <text:p>7.2842728333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584767" calcext:value-type="float">
            <text:p>6.584767</text:p>
          </table:table-cell>
          <table:table-cell office:value-type="float" office:value="7.27683148" calcext:value-type="float">
            <text:p>7.27683148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62524" calcext:value-type="float">
            <text:p>6.662524</text:p>
          </table:table-cell>
          <table:table-cell office:value-type="float" office:value="7.2794853067" calcext:value-type="float">
            <text:p>7.279485306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90209" calcext:value-type="float">
            <text:p>6.690209</text:p>
          </table:table-cell>
          <table:table-cell office:value-type="float" office:value="7.2855907867" calcext:value-type="float">
            <text:p>7.2855907867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75274" calcext:value-type="float">
            <text:p>6.675274</text:p>
          </table:table-cell>
          <table:table-cell office:value-type="float" office:value="7.2906723467" calcext:value-type="float">
            <text:p>7.290672346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35705" calcext:value-type="float">
            <text:p>6.635705</text:p>
          </table:table-cell>
          <table:table-cell office:value-type="float" office:value="7.2912174133" calcext:value-type="float">
            <text:p>7.2912174133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59554" calcext:value-type="float">
            <text:p>6.59554</text:p>
          </table:table-cell>
          <table:table-cell office:value-type="float" office:value="7.28421112" calcext:value-type="float">
            <text:p>7.2842111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578763" calcext:value-type="float">
            <text:p>6.578763</text:p>
          </table:table-cell>
          <table:table-cell office:value-type="float" office:value="7.2665802" calcext:value-type="float">
            <text:p>7.2665802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02803" calcext:value-type="float">
            <text:p>6.602803</text:p>
          </table:table-cell>
          <table:table-cell office:value-type="float" office:value="7.23183136" calcext:value-type="float">
            <text:p>7.23183136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73642" calcext:value-type="float">
            <text:p>6.673642</text:p>
          </table:table-cell>
          <table:table-cell office:value-type="float" office:value="7.1969222533" calcext:value-type="float">
            <text:p>7.1969222533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84409" calcext:value-type="float">
            <text:p>6.784409</text:p>
          </table:table-cell>
          <table:table-cell office:value-type="float" office:value="7.1615408867" calcext:value-type="float">
            <text:p>7.161540886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917815" calcext:value-type="float">
            <text:p>6.917815</text:p>
          </table:table-cell>
          <table:table-cell office:value-type="float" office:value="7.1254210733" calcext:value-type="float">
            <text:p>7.125421073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051033" calcext:value-type="float">
            <text:p>7.051033</text:p>
          </table:table-cell>
          <table:table-cell office:value-type="float" office:value="7.0884118867" calcext:value-type="float">
            <text:p>7.0884118867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16096" calcext:value-type="float">
            <text:p>7.16096</text:p>
          </table:table-cell>
          <table:table-cell office:value-type="float" office:value="7.05051458" calcext:value-type="float">
            <text:p>7.05051458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228487" calcext:value-type="float">
            <text:p>7.228487</text:p>
          </table:table-cell>
          <table:table-cell office:value-type="float" office:value="7.02035314" calcext:value-type="float">
            <text:p>7.02035314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241415" calcext:value-type="float">
            <text:p>7.241415</text:p>
          </table:table-cell>
          <table:table-cell office:value-type="float" office:value="6.9992304267" calcext:value-type="float">
            <text:p>6.999230426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196227" calcext:value-type="float">
            <text:p>7.196227</text:p>
          </table:table-cell>
          <table:table-cell office:value-type="float" office:value="6.9849018067" calcext:value-type="float">
            <text:p>6.9849018067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09897" calcext:value-type="float">
            <text:p>7.09897</text:p>
          </table:table-cell>
          <table:table-cell office:value-type="float" office:value="6.9762668867" calcext:value-type="float">
            <text:p>6.9762668867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965235" calcext:value-type="float">
            <text:p>6.965235</text:p>
          </table:table-cell>
          <table:table-cell office:value-type="float" office:value="6.9725984467" calcext:value-type="float">
            <text:p>6.972598446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18806" calcext:value-type="float">
            <text:p>6.818806</text:p>
          </table:table-cell>
          <table:table-cell office:value-type="float" office:value="6.9732496733" calcext:value-type="float">
            <text:p>6.9732496733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88377" calcext:value-type="float">
            <text:p>6.688377</text:p>
          </table:table-cell>
          <table:table-cell office:value-type="float" office:value="6.9774563067" calcext:value-type="float">
            <text:p>6.9774563067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01936" calcext:value-type="float">
            <text:p>6.601936</text:p>
          </table:table-cell>
          <table:table-cell office:value-type="float" office:value="6.9842027733" calcext:value-type="float">
            <text:p>6.9842027733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79577" calcext:value-type="float">
            <text:p>6.579577</text:p>
          </table:table-cell>
          <table:table-cell office:value-type="float" office:value="6.99217394" calcext:value-type="float">
            <text:p>6.99217394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2716" calcext:value-type="float">
            <text:p>6.62716</text:p>
          </table:table-cell>
          <table:table-cell office:value-type="float" office:value="6.9998113467" calcext:value-type="float">
            <text:p>6.9998113467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33955" calcext:value-type="float">
            <text:p>6.733955</text:p>
          </table:table-cell>
          <table:table-cell office:value-type="float" office:value="7.00546874" calcext:value-type="float">
            <text:p>7.0054687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75639" calcext:value-type="float">
            <text:p>6.875639</text:p>
          </table:table-cell>
          <table:table-cell office:value-type="float" office:value="7.0076348267" calcext:value-type="float">
            <text:p>7.0076348267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021053" calcext:value-type="float">
            <text:p>7.021053</text:p>
          </table:table-cell>
          <table:table-cell office:value-type="float" office:value="7.0051812667" calcext:value-type="float">
            <text:p>7.0051812667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139611" calcext:value-type="float">
            <text:p>7.139611</text:p>
          </table:table-cell>
          <table:table-cell office:value-type="float" office:value="6.9976071733" calcext:value-type="float">
            <text:p>6.9976071733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207068" calcext:value-type="float">
            <text:p>7.207068</text:p>
          </table:table-cell>
          <table:table-cell office:value-type="float" office:value="6.9852651867" calcext:value-type="float">
            <text:p>6.9852651867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20896" calcext:value-type="float">
            <text:p>7.20896</text:p>
          </table:table-cell>
          <table:table-cell office:value-type="float" office:value="6.9695144933" calcext:value-type="float">
            <text:p>6.9695144933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141996" calcext:value-type="float">
            <text:p>7.141996</text:p>
          </table:table-cell>
          <table:table-cell office:value-type="float" office:value="6.95261074" calcext:value-type="float">
            <text:p>6.95261074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013975" calcext:value-type="float">
            <text:p>7.013975</text:p>
          </table:table-cell>
          <table:table-cell office:value-type="float" office:value="6.9371152867" calcext:value-type="float">
            <text:p>6.9371152867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42599" calcext:value-type="float">
            <text:p>6.842599</text:p>
          </table:table-cell>
          <table:table-cell office:value-type="float" office:value="6.92507094" calcext:value-type="float">
            <text:p>6.9250709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53321" calcext:value-type="float">
            <text:p>6.653321</text:p>
          </table:table-cell>
          <table:table-cell office:value-type="float" office:value="6.91753684" calcext:value-type="float">
            <text:p>6.91753684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476029" calcext:value-type="float">
            <text:p>6.476029</text:p>
          </table:table-cell>
          <table:table-cell office:value-type="float" office:value="6.9145982867" calcext:value-type="float">
            <text:p>6.914598286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340306" calcext:value-type="float">
            <text:p>6.340306</text:p>
          </table:table-cell>
          <table:table-cell office:value-type="float" office:value="6.9155869067" calcext:value-type="float">
            <text:p>6.9155869067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269448" calcext:value-type="float">
            <text:p>6.269448</text:p>
          </table:table-cell>
          <table:table-cell office:value-type="float" office:value="6.9193411933" calcext:value-type="float">
            <text:p>6.9193411933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274563" calcext:value-type="float">
            <text:p>6.274563</text:p>
          </table:table-cell>
          <table:table-cell office:value-type="float" office:value="6.9244729333" calcext:value-type="float">
            <text:p>6.9244729333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351082" calcext:value-type="float">
            <text:p>6.351082</text:p>
          </table:table-cell>
          <table:table-cell office:value-type="float" office:value="6.9296398933" calcext:value-type="float">
            <text:p>6.9296398933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479531" calcext:value-type="float">
            <text:p>6.479531</text:p>
          </table:table-cell>
          <table:table-cell office:value-type="float" office:value="6.93380962" calcext:value-type="float">
            <text:p>6.9338096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30294" calcext:value-type="float">
            <text:p>6.630294</text:p>
          </table:table-cell>
          <table:table-cell office:value-type="float" office:value="6.93647456" calcext:value-type="float">
            <text:p>6.93647456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70222" calcext:value-type="float">
            <text:p>6.770222</text:p>
          </table:table-cell>
          <table:table-cell office:value-type="float" office:value="6.93776528" calcext:value-type="float">
            <text:p>6.93776528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68928" calcext:value-type="float">
            <text:p>6.868928</text:p>
          </table:table-cell>
          <table:table-cell office:value-type="float" office:value="6.93841748" calcext:value-type="float">
            <text:p>6.93841748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903672" calcext:value-type="float">
            <text:p>6.903672</text:p>
          </table:table-cell>
          <table:table-cell office:value-type="float" office:value="6.9395878333" calcext:value-type="float">
            <text:p>6.9395878333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62701" calcext:value-type="float">
            <text:p>6.862701</text:p>
          </table:table-cell>
          <table:table-cell office:value-type="float" office:value="6.9425767467" calcext:value-type="float">
            <text:p>6.942576746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47212" calcext:value-type="float">
            <text:p>6.747212</text:p>
          </table:table-cell>
          <table:table-cell office:value-type="float" office:value="6.9485533733" calcext:value-type="float">
            <text:p>6.9485533733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571981" calcext:value-type="float">
            <text:p>6.571981</text:p>
          </table:table-cell>
          <table:table-cell office:value-type="float" office:value="6.9583501867" calcext:value-type="float">
            <text:p>6.958350186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364395" calcext:value-type="float">
            <text:p>6.364395</text:p>
          </table:table-cell>
          <table:table-cell office:value-type="float" office:value="6.9723360867" calcext:value-type="float">
            <text:p>6.972336086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16127" calcext:value-type="float">
            <text:p>6.16127</text:p>
          </table:table-cell>
          <table:table-cell office:value-type="float" office:value="6.99034632" calcext:value-type="float">
            <text:p>6.99034632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002753" calcext:value-type="float">
            <text:p>6.002753</text:p>
          </table:table-cell>
          <table:table-cell office:value-type="float" office:value="7.01165366" calcext:value-type="float">
            <text:p>7.0116536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.923391" calcext:value-type="float">
            <text:p>5.923391</text:p>
          </table:table-cell>
          <table:table-cell office:value-type="float" office:value="7.0349851867" calcext:value-type="float">
            <text:p>7.0349851867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942695" calcext:value-type="float">
            <text:p>5.942695</text:p>
          </table:table-cell>
          <table:table-cell office:value-type="float" office:value="7.05860108" calcext:value-type="float">
            <text:p>7.05860108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059664" calcext:value-type="float">
            <text:p>6.059664</text:p>
          </table:table-cell>
          <table:table-cell office:value-type="float" office:value="7.0804423" calcext:value-type="float">
            <text:p>7.0804423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25451" calcext:value-type="float">
            <text:p>6.25451</text:p>
          </table:table-cell>
          <table:table-cell office:value-type="float" office:value="7.0983251667" calcext:value-type="float">
            <text:p>7.0983251667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496027" calcext:value-type="float">
            <text:p>6.496027</text:p>
          </table:table-cell>
          <table:table-cell office:value-type="float" office:value="7.1101362933" calcext:value-type="float">
            <text:p>7.110136293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49846" calcext:value-type="float">
            <text:p>6.749846</text:p>
          </table:table-cell>
          <table:table-cell office:value-type="float" office:value="7.11398672" calcext:value-type="float">
            <text:p>7.11398672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984016" calcext:value-type="float">
            <text:p>6.984016</text:p>
          </table:table-cell>
          <table:table-cell office:value-type="float" office:value="7.1083072133" calcext:value-type="float">
            <text:p>7.1083072133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171343" calcext:value-type="float">
            <text:p>7.171343</text:p>
          </table:table-cell>
          <table:table-cell office:value-type="float" office:value="7.0918696933" calcext:value-type="float">
            <text:p>7.0918696933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289679" calcext:value-type="float">
            <text:p>7.289679</text:p>
          </table:table-cell>
          <table:table-cell office:value-type="float" office:value="7.0636221667" calcext:value-type="float">
            <text:p>7.06362216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321566" calcext:value-type="float">
            <text:p>7.321566</text:p>
          </table:table-cell>
          <table:table-cell office:value-type="float" office:value="7.0204853733" calcext:value-type="float">
            <text:p>7.0204853733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25419" calcext:value-type="float">
            <text:p>7.25419</text:p>
          </table:table-cell>
          <table:table-cell office:value-type="float" office:value="6.977136" calcext:value-type="float">
            <text:p>6.977136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080104" calcext:value-type="float">
            <text:p>7.080104</text:p>
          </table:table-cell>
          <table:table-cell office:value-type="float" office:value="6.9342358" calcext:value-type="float">
            <text:p>6.934235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98805" calcext:value-type="float">
            <text:p>6.798805</text:p>
          </table:table-cell>
          <table:table-cell office:value-type="float" office:value="6.8988328067" calcext:value-type="float">
            <text:p>6.898832806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419032" calcext:value-type="float">
            <text:p>6.419032</text:p>
          </table:table-cell>
          <table:table-cell office:value-type="float" office:value="6.8749609333" calcext:value-type="float">
            <text:p>6.8749609333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961591" calcext:value-type="float">
            <text:p>5.961591</text:p>
          </table:table-cell>
          <table:table-cell office:value-type="float" office:value="6.8608924067" calcext:value-type="float">
            <text:p>6.8608924067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.46241" calcext:value-type="float">
            <text:p>5.46241</text:p>
          </table:table-cell>
          <table:table-cell office:value-type="float" office:value="6.8554117133" calcext:value-type="float">
            <text:p>6.8554117133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974943" calcext:value-type="float">
            <text:p>4.974943</text:p>
          </table:table-cell>
          <table:table-cell office:value-type="float" office:value="6.8572399867" calcext:value-type="float">
            <text:p>6.857239986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56894" calcext:value-type="float">
            <text:p>4.56894</text:p>
          </table:table-cell>
          <table:table-cell office:value-type="float" office:value="6.8649165267" calcext:value-type="float">
            <text:p>6.8649165267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318714" calcext:value-type="float">
            <text:p>4.318714</text:p>
          </table:table-cell>
          <table:table-cell office:value-type="float" office:value="6.8767476133" calcext:value-type="float">
            <text:p>6.8767476133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275412" calcext:value-type="float">
            <text:p>4.275412</text:p>
          </table:table-cell>
          <table:table-cell office:value-type="float" office:value="6.8908279267" calcext:value-type="float">
            <text:p>6.8908279267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437934" calcext:value-type="float">
            <text:p>4.437934</text:p>
          </table:table-cell>
          <table:table-cell office:value-type="float" office:value="6.90522028" calcext:value-type="float">
            <text:p>6.90522028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754171" calcext:value-type="float">
            <text:p>4.754171</text:p>
          </table:table-cell>
          <table:table-cell office:value-type="float" office:value="6.9182941267" calcext:value-type="float">
            <text:p>6.9182941267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.152448" calcext:value-type="float">
            <text:p>5.152448</text:p>
          </table:table-cell>
          <table:table-cell office:value-type="float" office:value="6.9290196133" calcext:value-type="float">
            <text:p>6.9290196133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.570521" calcext:value-type="float">
            <text:p>5.570521</text:p>
          </table:table-cell>
          <table:table-cell office:value-type="float" office:value="6.9370229333" calcext:value-type="float">
            <text:p>6.937022933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.966737" calcext:value-type="float">
            <text:p>5.966737</text:p>
          </table:table-cell>
          <table:table-cell office:value-type="float" office:value="6.942434" calcext:value-type="float">
            <text:p>6.942434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31939" calcext:value-type="float">
            <text:p>6.31939</text:p>
          </table:table-cell>
          <table:table-cell office:value-type="float" office:value="6.94566356" calcext:value-type="float">
            <text:p>6.94566356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21822" calcext:value-type="float">
            <text:p>6.621822</text:p>
          </table:table-cell>
          <table:table-cell office:value-type="float" office:value="6.9472028067" calcext:value-type="float">
            <text:p>6.9472028067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76574" calcext:value-type="float">
            <text:p>6.876574</text:p>
          </table:table-cell>
          <table:table-cell office:value-type="float" office:value="6.94747998" calcext:value-type="float">
            <text:p>6.9474799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089756" calcext:value-type="float">
            <text:p>7.089756</text:p>
          </table:table-cell>
          <table:table-cell office:value-type="float" office:value="6.94677914" calcext:value-type="float">
            <text:p>6.94677914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266328" calcext:value-type="float">
            <text:p>7.266328</text:p>
          </table:table-cell>
          <table:table-cell office:value-type="float" office:value="6.9452163133" calcext:value-type="float">
            <text:p>6.9452163133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406883" calcext:value-type="float">
            <text:p>7.406883</text:p>
          </table:table-cell>
          <table:table-cell office:value-type="float" office:value="6.9427646467" calcext:value-type="float">
            <text:p>6.942764646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50631" calcext:value-type="float">
            <text:p>7.50631</text:p>
          </table:table-cell>
          <table:table-cell office:value-type="float" office:value="6.9393183267" calcext:value-type="float">
            <text:p>6.9393183267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554256" calcext:value-type="float">
            <text:p>7.554256</text:p>
          </table:table-cell>
          <table:table-cell office:value-type="float" office:value="6.9347825467" calcext:value-type="float">
            <text:p>6.9347825467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53691" calcext:value-type="float">
            <text:p>7.53691</text:p>
          </table:table-cell>
          <table:table-cell office:value-type="float" office:value="6.92917524" calcext:value-type="float">
            <text:p>6.9291752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439515" calcext:value-type="float">
            <text:p>7.439515</text:p>
          </table:table-cell>
          <table:table-cell office:value-type="float" office:value="6.92272458" calcext:value-type="float">
            <text:p>6.92272458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249149" calcext:value-type="float">
            <text:p>7.249149</text:p>
          </table:table-cell>
          <table:table-cell office:value-type="float" office:value="6.9159432267" calcext:value-type="float">
            <text:p>6.9159432267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957581" calcext:value-type="float">
            <text:p>6.957581</text:p>
          </table:table-cell>
          <table:table-cell office:value-type="float" office:value="6.9096552733" calcext:value-type="float">
            <text:p>6.909655273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64307" calcext:value-type="float">
            <text:p>6.564307</text:p>
          </table:table-cell>
          <table:table-cell office:value-type="float" office:value="6.90494992" calcext:value-type="float">
            <text:p>6.90494992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080079" calcext:value-type="float">
            <text:p>6.080079</text:p>
          </table:table-cell>
          <table:table-cell office:value-type="float" office:value="6.9030469467" calcext:value-type="float">
            <text:p>6.9030469467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.53148" calcext:value-type="float">
            <text:p>5.53148</text:p>
          </table:table-cell>
          <table:table-cell office:value-type="float" office:value="6.9050875333" calcext:value-type="float">
            <text:p>6.9050875333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967112" calcext:value-type="float">
            <text:p>4.967112</text:p>
          </table:table-cell>
          <table:table-cell office:value-type="float" office:value="6.9118912067" calcext:value-type="float">
            <text:p>6.911891206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464464" calcext:value-type="float">
            <text:p>4.464464</text:p>
          </table:table-cell>
          <table:table-cell office:value-type="float" office:value="6.9237183267" calcext:value-type="float">
            <text:p>6.9237183267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129342" calcext:value-type="float">
            <text:p>4.129342</text:p>
          </table:table-cell>
          <table:table-cell office:value-type="float" office:value="6.94005602" calcext:value-type="float">
            <text:p>6.94005602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066448" calcext:value-type="float">
            <text:p>4.066448</text:p>
          </table:table-cell>
          <table:table-cell office:value-type="float" office:value="6.9594692867" calcext:value-type="float">
            <text:p>6.9594692867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316259" calcext:value-type="float">
            <text:p>4.316259</text:p>
          </table:table-cell>
          <table:table-cell office:value-type="float" office:value="6.97968752" calcext:value-type="float">
            <text:p>6.97968752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824748" calcext:value-type="float">
            <text:p>4.824748</text:p>
          </table:table-cell>
          <table:table-cell office:value-type="float" office:value="6.9981288733" calcext:value-type="float">
            <text:p>6.9981288733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489524" calcext:value-type="float">
            <text:p>5.489524</text:p>
          </table:table-cell>
          <table:table-cell office:value-type="float" office:value="7.0126253867" calcext:value-type="float">
            <text:p>7.012625386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214726" calcext:value-type="float">
            <text:p>6.214726</text:p>
          </table:table-cell>
          <table:table-cell office:value-type="float" office:value="7.0218243467" calcext:value-type="float">
            <text:p>7.0218243467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929741" calcext:value-type="float">
            <text:p>6.929741</text:p>
          </table:table-cell>
          <table:table-cell office:value-type="float" office:value="7.0251941" calcext:value-type="float">
            <text:p>7.025194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58699" calcext:value-type="float">
            <text:p>7.58699</text:p>
          </table:table-cell>
          <table:table-cell office:value-type="float" office:value="7.0228644067" calcext:value-type="float">
            <text:p>7.0228644067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155669" calcext:value-type="float">
            <text:p>8.155669</text:p>
          </table:table-cell>
          <table:table-cell office:value-type="float" office:value="7.01543654" calcext:value-type="float">
            <text:p>7.01543654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616454" calcext:value-type="float">
            <text:p>8.616454</text:p>
          </table:table-cell>
          <table:table-cell office:value-type="float" office:value="7.0037982733" calcext:value-type="float">
            <text:p>7.003798273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957634" calcext:value-type="float">
            <text:p>8.957634</text:p>
          </table:table-cell>
          <table:table-cell office:value-type="float" office:value="6.9889600467" calcext:value-type="float">
            <text:p>6.9889600467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172352" calcext:value-type="float">
            <text:p>9.172352</text:p>
          </table:table-cell>
          <table:table-cell office:value-type="float" office:value="6.97193174" calcext:value-type="float">
            <text:p>6.97193174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.256706" calcext:value-type="float">
            <text:p>9.256706</text:p>
          </table:table-cell>
          <table:table-cell office:value-type="float" office:value="6.9536538667" calcext:value-type="float">
            <text:p>6.9536538667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.208583" calcext:value-type="float">
            <text:p>9.208583</text:p>
          </table:table-cell>
          <table:table-cell office:value-type="float" office:value="6.9349819" calcext:value-type="float">
            <text:p>6.9349819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.027113" calcext:value-type="float">
            <text:p>9.027113</text:p>
          </table:table-cell>
          <table:table-cell office:value-type="float" office:value="6.9167091733" calcext:value-type="float">
            <text:p>6.916709173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712646" calcext:value-type="float">
            <text:p>8.712646</text:p>
          </table:table-cell>
          <table:table-cell office:value-type="float" office:value="6.8996082667" calcext:value-type="float">
            <text:p>6.8996082667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267173" calcext:value-type="float">
            <text:p>8.267173</text:p>
          </table:table-cell>
          <table:table-cell office:value-type="float" office:value="6.8844718867" calcext:value-type="float">
            <text:p>6.8844718867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69517" calcext:value-type="float">
            <text:p>7.69517</text:p>
          </table:table-cell>
          <table:table-cell office:value-type="float" office:value="6.8721382" calcext:value-type="float">
            <text:p>6.8721382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004856" calcext:value-type="float">
            <text:p>7.004856</text:p>
          </table:table-cell>
          <table:table-cell office:value-type="float" office:value="6.86349018" calcext:value-type="float">
            <text:p>6.86349018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209949" calcext:value-type="float">
            <text:p>6.209949</text:p>
          </table:table-cell>
          <table:table-cell office:value-type="float" office:value="6.85942408" calcext:value-type="float">
            <text:p>6.85942408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.332138" calcext:value-type="float">
            <text:p>5.332138</text:p>
          </table:table-cell>
          <table:table-cell office:value-type="float" office:value="6.8607875533" calcext:value-type="float">
            <text:p>6.8607875533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40516" calcext:value-type="float">
            <text:p>4.40516</text:p>
          </table:table-cell>
          <table:table-cell office:value-type="float" office:value="6.8682919067" calcext:value-type="float">
            <text:p>6.8682919067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483347" calcext:value-type="float">
            <text:p>3.483347</text:p>
          </table:table-cell>
          <table:table-cell office:value-type="float" office:value="6.8823991" calcext:value-type="float">
            <text:p>6.882399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6628" calcext:value-type="float">
            <text:p>2.6628</text:p>
          </table:table-cell>
          <table:table-cell office:value-type="float" office:value="6.90316276" calcext:value-type="float">
            <text:p>6.9031627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122213" calcext:value-type="float">
            <text:p>2.122213</text:p>
          </table:table-cell>
          <table:table-cell office:value-type="float" office:value="6.9299425267" calcext:value-type="float">
            <text:p>6.9299425267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081168" calcext:value-type="float">
            <text:p>2.081168</text:p>
          </table:table-cell>
          <table:table-cell office:value-type="float" office:value="6.9608584933" calcext:value-type="float">
            <text:p>6.9608584933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509798" calcext:value-type="float">
            <text:p>2.509798</text:p>
          </table:table-cell>
          <table:table-cell office:value-type="float" office:value="6.99253016" calcext:value-type="float">
            <text:p>6.99253016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16222" calcext:value-type="float">
            <text:p>3.16222</text:p>
          </table:table-cell>
          <table:table-cell office:value-type="float" office:value="7.0217511667" calcext:value-type="float">
            <text:p>7.021751166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875696" calcext:value-type="float">
            <text:p>3.875696</text:p>
          </table:table-cell>
          <table:table-cell office:value-type="float" office:value="7.04693696" calcext:value-type="float">
            <text:p>7.04693696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589771" calcext:value-type="float">
            <text:p>4.589771</text:p>
          </table:table-cell>
          <table:table-cell office:value-type="float" office:value="7.0675727" calcext:value-type="float">
            <text:p>7.067572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293212" calcext:value-type="float">
            <text:p>5.293212</text:p>
          </table:table-cell>
          <table:table-cell office:value-type="float" office:value="7.0835302467" calcext:value-type="float">
            <text:p>7.0835302467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994179" calcext:value-type="float">
            <text:p>5.994179</text:p>
          </table:table-cell>
          <table:table-cell office:value-type="float" office:value="7.0947395467" calcext:value-type="float">
            <text:p>7.0947395467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03415" calcext:value-type="float">
            <text:p>6.703415</text:p>
          </table:table-cell>
          <table:table-cell office:value-type="float" office:value="7.1010639133" calcext:value-type="float">
            <text:p>7.101063913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423142" calcext:value-type="float">
            <text:p>7.423142</text:p>
          </table:table-cell>
          <table:table-cell office:value-type="float" office:value="7.1022949933" calcext:value-type="float">
            <text:p>7.1022949933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.139817" calcext:value-type="float">
            <text:p>8.139817</text:p>
          </table:table-cell>
          <table:table-cell office:value-type="float" office:value="7.0982293867" calcext:value-type="float">
            <text:p>7.0982293867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.81931" calcext:value-type="float">
            <text:p>8.81931</text:p>
          </table:table-cell>
          <table:table-cell office:value-type="float" office:value="7.0887980133" calcext:value-type="float">
            <text:p>7.08879801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.401923" calcext:value-type="float">
            <text:p>9.401923</text:p>
          </table:table-cell>
          <table:table-cell office:value-type="float" office:value="7.0742265" calcext:value-type="float">
            <text:p>7.074226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.793257" calcext:value-type="float">
            <text:p>9.793257</text:p>
          </table:table-cell>
          <table:table-cell office:value-type="float" office:value="7.0552210533" calcext:value-type="float">
            <text:p>7.0552210533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.843544" calcext:value-type="float">
            <text:p>9.843544</text:p>
          </table:table-cell>
          <table:table-cell office:value-type="float" office:value="7.03320184" calcext:value-type="float">
            <text:p>7.03320184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.292586" calcext:value-type="float">
            <text:p>9.292586</text:p>
          </table:table-cell>
          <table:table-cell office:value-type="float" office:value="7.0106580733" calcext:value-type="float">
            <text:p>7.0106580733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562963" calcext:value-type="float">
            <text:p>7.562963</text:p>
          </table:table-cell>
          <table:table-cell office:value-type="float" office:value="6.9918558733" calcext:value-type="float">
            <text:p>6.99185587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562963" calcext:value-type="float">
            <text:p>7.562963</text:p>
          </table:table-cell>
          <table:table-cell office:value-type="float" office:value="6.9849163333" calcext:value-type="float">
            <text:p>6.9849163333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.562963" calcext:value-type="float">
            <text:p>7.562963</text:p>
          </table:table-cell>
          <table:table-cell office:value-type="float" office:value="6.9785398467" calcext:value-type="float">
            <text:p>6.9785398467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.562963" calcext:value-type="float">
            <text:p>7.562963</text:p>
          </table:table-cell>
          <table:table-cell office:value-type="float" office:value="6.9728934267" calcext:value-type="float">
            <text:p>6.9728934267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.562963" calcext:value-type="float">
            <text:p>7.562963</text:p>
          </table:table-cell>
          <table:table-cell office:value-type="float" office:value="6.9680565733" calcext:value-type="float">
            <text:p>6.9680565733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.562963" calcext:value-type="float">
            <text:p>7.562963</text:p>
          </table:table-cell>
          <table:table-cell office:value-type="float" office:value="6.9640075933" calcext:value-type="float">
            <text:p>6.9640075933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.562963" calcext:value-type="float">
            <text:p>7.562963</text:p>
          </table:table-cell>
          <table:table-cell office:value-type="float" office:value="6.96061976" calcext:value-type="float">
            <text:p>6.96061976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3.605215" calcext:value-type="float">
            <text:p>43.605215</text:p>
          </table:table-cell>
          <table:table-cell office:value-type="float" office:value="6.9576680467" calcext:value-type="float">
            <text:p>6.9576680467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7.580211" calcext:value-type="float">
            <text:p>27.580211</text:p>
          </table:table-cell>
          <table:table-cell office:value-type="float" office:value="6.7145661933" calcext:value-type="float">
            <text:p>6.7145661933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8.784726" calcext:value-type="float">
            <text:p>18.784726</text:p>
          </table:table-cell>
          <table:table-cell office:value-type="float" office:value="6.5780769" calcext:value-type="float">
            <text:p>6.5780769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.413001" calcext:value-type="float">
            <text:p>11.413001</text:p>
          </table:table-cell>
          <table:table-cell office:value-type="float" office:value="6.4996474933" calcext:value-type="float">
            <text:p>6.4996474933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.413001" calcext:value-type="float">
            <text:p>11.413001</text:p>
          </table:table-cell>
          <table:table-cell office:value-type="float" office:value="6.4694800667" calcext:value-type="float">
            <text:p>6.4694800667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.413001" calcext:value-type="float">
            <text:p>11.413001</text:p>
          </table:table-cell>
          <table:table-cell office:value-type="float" office:value="6.4382285067" calcext:value-type="float">
            <text:p>6.438228506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.413001" calcext:value-type="float">
            <text:p>11.413001</text:p>
          </table:table-cell>
          <table:table-cell office:value-type="float" office:value="6.4058425667" calcext:value-type="float">
            <text:p>6.4058425667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.413001" calcext:value-type="float">
            <text:p>11.413001</text:p>
          </table:table-cell>
          <table:table-cell office:value-type="float" office:value="6.3724461867" calcext:value-type="float">
            <text:p>6.3724461867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.413001" calcext:value-type="float">
            <text:p>11.413001</text:p>
          </table:table-cell>
          <table:table-cell office:value-type="float" office:value="6.3383246733" calcext:value-type="float">
            <text:p>6.3383246733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.413001" calcext:value-type="float">
            <text:p>11.413001</text:p>
          </table:table-cell>
          <table:table-cell office:value-type="float" office:value="6.3038715333" calcext:value-type="float">
            <text:p>6.3038715333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.413001" calcext:value-type="float">
            <text:p>11.413001</text:p>
          </table:table-cell>
          <table:table-cell office:value-type="float" office:value="6.2695068267" calcext:value-type="float">
            <text:p>6.2695068267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.346239" calcext:value-type="float">
            <text:p>5.346239</text:p>
          </table:table-cell>
          <table:table-cell office:value-type="float" office:value="6.2355935933" calcext:value-type="float">
            <text:p>6.2355935933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982841" calcext:value-type="float">
            <text:p>6.982841</text:p>
          </table:table-cell>
          <table:table-cell office:value-type="float" office:value="6.2428252733" calcext:value-type="float">
            <text:p>6.2428252733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.578346" calcext:value-type="float">
            <text:p>7.578346</text:p>
          </table:table-cell>
          <table:table-cell office:value-type="float" office:value="6.23996154" calcext:value-type="float">
            <text:p>6.23996154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.452443" calcext:value-type="float">
            <text:p>7.452443</text:p>
          </table:table-cell>
          <table:table-cell office:value-type="float" office:value="6.2339417867" calcext:value-type="float">
            <text:p>6.2339417867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757034" calcext:value-type="float">
            <text:p>6.757034</text:p>
          </table:table-cell>
          <table:table-cell office:value-type="float" office:value="6.22949266" calcext:value-type="float">
            <text:p>6.22949266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.584761" calcext:value-type="float">
            <text:p>5.584761</text:p>
          </table:table-cell>
          <table:table-cell office:value-type="float" office:value="6.23028444" calcext:value-type="float">
            <text:p>6.23028444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.950902" calcext:value-type="float">
            <text:p>3.950902</text:p>
          </table:table-cell>
          <table:table-cell office:value-type="float" office:value="6.2393554867" calcext:value-type="float">
            <text:p>6.239355486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366437" calcext:value-type="float">
            <text:p>1.366437</text:p>
          </table:table-cell>
          <table:table-cell office:value-type="float" office:value="6.25964522" calcext:value-type="float">
            <text:p>6.25964522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.366437" calcext:value-type="float">
            <text:p>1.366437</text:p>
          </table:table-cell>
          <table:table-cell office:value-type="float" office:value="6.2973632467" calcext:value-type="float">
            <text:p>6.2973632467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.366437" calcext:value-type="float">
            <text:p>1.366437</text:p>
          </table:table-cell>
          <table:table-cell office:value-type="float" office:value="6.33516458" calcext:value-type="float">
            <text:p>6.33516458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.366437" calcext:value-type="float">
            <text:p>1.366437</text:p>
          </table:table-cell>
          <table:table-cell office:value-type="float" office:value="6.3729494467" calcext:value-type="float">
            <text:p>6.3729494467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.366437" calcext:value-type="float">
            <text:p>1.366437</text:p>
          </table:table-cell>
          <table:table-cell office:value-type="float" office:value="6.4106390333" calcext:value-type="float">
            <text:p>6.4106390333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.366437" calcext:value-type="float">
            <text:p>1.366437</text:p>
          </table:table-cell>
          <table:table-cell office:value-type="float" office:value="6.4481821267" calcext:value-type="float">
            <text:p>6.4481821267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.636744" calcext:value-type="float">
            <text:p>2.636744</text:p>
          </table:table-cell>
          <table:table-cell office:value-type="float" office:value="6.4855589267" calcext:value-type="float">
            <text:p>6.4855589267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.06008" calcext:value-type="float">
            <text:p>4.06008</text:p>
          </table:table-cell>
          <table:table-cell office:value-type="float" office:value="6.5143092467" calcext:value-type="float">
            <text:p>6.5143092467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5.092122" calcext:value-type="float">
            <text:p>5.092122</text:p>
          </table:table-cell>
          <table:table-cell office:value-type="float" office:value="6.5334382067" calcext:value-type="float">
            <text:p>6.5334382067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.900989" calcext:value-type="float">
            <text:p>5.900989</text:p>
          </table:table-cell>
          <table:table-cell office:value-type="float" office:value="6.5455784533" calcext:value-type="float">
            <text:p>6.5455784533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548704" calcext:value-type="float">
            <text:p>6.548704</text:p>
          </table:table-cell>
          <table:table-cell office:value-type="float" office:value="6.5522207867" calcext:value-type="float">
            <text:p>6.5522207867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.062919" calcext:value-type="float">
            <text:p>7.062919</text:p>
          </table:table-cell>
          <table:table-cell office:value-type="float" office:value="6.5544059933" calcext:value-type="float">
            <text:p>6.5544059933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.449801" calcext:value-type="float">
            <text:p>7.449801</text:p>
          </table:table-cell>
          <table:table-cell office:value-type="float" office:value="6.55294752" calcext:value-type="float">
            <text:p>6.55294752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.700347" calcext:value-type="float">
            <text:p>7.700347</text:p>
          </table:table-cell>
          <table:table-cell office:value-type="float" office:value="6.5485799" calcext:value-type="float">
            <text:p>6.5485799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.797611" calcext:value-type="float">
            <text:p>7.797611</text:p>
          </table:table-cell>
          <table:table-cell office:value-type="float" office:value="6.5420770933" calcext:value-type="float">
            <text:p>6.5420770933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.725188" calcext:value-type="float">
            <text:p>7.725188</text:p>
          </table:table-cell>
          <table:table-cell office:value-type="float" office:value="6.5343331333" calcext:value-type="float">
            <text:p>6.5343331333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.475769" calcext:value-type="float">
            <text:p>7.475769</text:p>
          </table:table-cell>
          <table:table-cell office:value-type="float" office:value="6.5263934733" calcext:value-type="float">
            <text:p>6.5263934733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.058868" calcext:value-type="float">
            <text:p>7.058868</text:p>
          </table:table-cell>
          <table:table-cell office:value-type="float" office:value="6.5194309267" calcext:value-type="float">
            <text:p>6.5194309267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507605" calcext:value-type="float">
            <text:p>6.507605</text:p>
          </table:table-cell>
          <table:table-cell office:value-type="float" office:value="6.5146628933" calcext:value-type="float">
            <text:p>6.5146628933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.884939" calcext:value-type="float">
            <text:p>5.884939</text:p>
          </table:table-cell>
          <table:table-cell office:value-type="float" office:value="6.51320486" calcext:value-type="float">
            <text:p>6.51320486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.288313" calcext:value-type="float">
            <text:p>5.288313</text:p>
          </table:table-cell>
          <table:table-cell office:value-type="float" office:value="6.5158536267" calcext:value-type="float">
            <text:p>6.5158536267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.844464" calcext:value-type="float">
            <text:p>4.844464</text:p>
          </table:table-cell>
          <table:table-cell office:value-type="float" office:value="6.5228080533" calcext:value-type="float">
            <text:p>6.5228080533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.673397" calcext:value-type="float">
            <text:p>4.673397</text:p>
          </table:table-cell>
          <table:table-cell office:value-type="float" office:value="6.53340334" calcext:value-type="float">
            <text:p>6.53340334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.817678" calcext:value-type="float">
            <text:p>4.817678</text:p>
          </table:table-cell>
          <table:table-cell office:value-type="float" office:value="6.5460855867" calcext:value-type="float">
            <text:p>6.5460855867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.207323" calcext:value-type="float">
            <text:p>5.207323</text:p>
          </table:table-cell>
          <table:table-cell office:value-type="float" office:value="6.5588793933" calcext:value-type="float">
            <text:p>6.5588793933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.712484" calcext:value-type="float">
            <text:p>5.712484</text:p>
          </table:table-cell>
          <table:table-cell office:value-type="float" office:value="6.57012286" calcext:value-type="float">
            <text:p>6.57012286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212538" calcext:value-type="float">
            <text:p>6.212538</text:p>
          </table:table-cell>
          <table:table-cell office:value-type="float" office:value="6.5788835133" calcext:value-type="float">
            <text:p>6.5788835133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624322" calcext:value-type="float">
            <text:p>6.624322</text:p>
          </table:table-cell>
          <table:table-cell office:value-type="float" office:value="6.5849364133" calcext:value-type="float">
            <text:p>6.5849364133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903449" calcext:value-type="float">
            <text:p>6.903449</text:p>
          </table:table-cell>
          <table:table-cell office:value-type="float" office:value="6.5885649067" calcext:value-type="float">
            <text:p>6.5885649067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.039209" calcext:value-type="float">
            <text:p>7.039209</text:p>
          </table:table-cell>
          <table:table-cell office:value-type="float" office:value="6.5903525133" calcext:value-type="float">
            <text:p>6.5903525133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.049607" calcext:value-type="float">
            <text:p>7.049607</text:p>
          </table:table-cell>
          <table:table-cell office:value-type="float" office:value="6.5910005267" calcext:value-type="float">
            <text:p>6.5910005267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976541" calcext:value-type="float">
            <text:p>6.976541</text:p>
          </table:table-cell>
          <table:table-cell office:value-type="float" office:value="6.5911650933" calcext:value-type="float">
            <text:p>6.5911650933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879272" calcext:value-type="float">
            <text:p>6.879272</text:p>
          </table:table-cell>
          <table:table-cell office:value-type="float" office:value="6.59131058" calcext:value-type="float">
            <text:p>6.59131058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823902" calcext:value-type="float">
            <text:p>6.823902</text:p>
          </table:table-cell>
          <table:table-cell office:value-type="float" office:value="6.5915913" calcext:value-type="float">
            <text:p>6.5915913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868052" calcext:value-type="float">
            <text:p>6.868052</text:p>
          </table:table-cell>
          <table:table-cell office:value-type="float" office:value="6.59179122" calcext:value-type="float">
            <text:p>6.59179122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.044481" calcext:value-type="float">
            <text:p>7.044481</text:p>
          </table:table-cell>
          <table:table-cell office:value-type="float" office:value="6.5913579933" calcext:value-type="float">
            <text:p>6.5913579933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.352009" calcext:value-type="float">
            <text:p>7.352009</text:p>
          </table:table-cell>
          <table:table-cell office:value-type="float" office:value="6.58954316" calcext:value-type="float">
            <text:p>6.58954316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.759195" calcext:value-type="float">
            <text:p>7.759195</text:p>
          </table:table-cell>
          <table:table-cell office:value-type="float" office:value="6.5856038" calcext:value-type="float">
            <text:p>6.5856038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.216734" calcext:value-type="float">
            <text:p>8.216734</text:p>
          </table:table-cell>
          <table:table-cell office:value-type="float" office:value="6.57898376" calcext:value-type="float">
            <text:p>6.57898376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.669866" calcext:value-type="float">
            <text:p>8.669866</text:p>
          </table:table-cell>
          <table:table-cell office:value-type="float" office:value="6.56941852" calcext:value-type="float">
            <text:p>6.56941852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9.06593" calcext:value-type="float">
            <text:p>9.06593</text:p>
          </table:table-cell>
          <table:table-cell office:value-type="float" office:value="6.5569653133" calcext:value-type="float">
            <text:p>6.5569653133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9.357371" calcext:value-type="float">
            <text:p>9.357371</text:p>
          </table:table-cell>
          <table:table-cell office:value-type="float" office:value="6.5419919667" calcext:value-type="float">
            <text:p>6.5419919667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9.502482" calcext:value-type="float">
            <text:p>9.502482</text:p>
          </table:table-cell>
          <table:table-cell office:value-type="float" office:value="6.5251544533" calcext:value-type="float">
            <text:p>6.5251544533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9.465775" calcext:value-type="float">
            <text:p>9.465775</text:p>
          </table:table-cell>
          <table:table-cell office:value-type="float" office:value="6.50737636" calcext:value-type="float">
            <text:p>6.50737636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.218878" calcext:value-type="float">
            <text:p>9.218878</text:p>
          </table:table-cell>
          <table:table-cell office:value-type="float" office:value="6.4898284333" calcext:value-type="float">
            <text:p>6.4898284333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8.742094" calcext:value-type="float">
            <text:p>8.742094</text:p>
          </table:table-cell>
          <table:table-cell office:value-type="float" office:value="6.4738989667" calcext:value-type="float">
            <text:p>6.4738989667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.026179" calcext:value-type="float">
            <text:p>8.026179</text:p>
          </table:table-cell>
          <table:table-cell office:value-type="float" office:value="6.46114476" calcext:value-type="float">
            <text:p>6.46114476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.073591" calcext:value-type="float">
            <text:p>7.073591</text:p>
          </table:table-cell>
          <table:table-cell office:value-type="float" office:value="6.45321746" calcext:value-type="float">
            <text:p>6.45321746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.89792" calcext:value-type="float">
            <text:p>5.89792</text:p>
          </table:table-cell>
          <table:table-cell office:value-type="float" office:value="6.4517697133" calcext:value-type="float">
            <text:p>6.4517697133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.518388" calcext:value-type="float">
            <text:p>4.518388</text:p>
          </table:table-cell>
          <table:table-cell office:value-type="float" office:value="6.4583589867" calcext:value-type="float">
            <text:p>6.4583589867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.934214" calcext:value-type="float">
            <text:p>2.934214</text:p>
          </table:table-cell>
          <table:table-cell office:value-type="float" office:value="6.4743909667" calcext:value-type="float">
            <text:p>6.4743909667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81916" calcext:value-type="float">
            <text:p>0.81916</text:p>
          </table:table-cell>
          <table:table-cell office:value-type="float" office:value="6.5012447933" calcext:value-type="float">
            <text:p>6.5012447933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81916" calcext:value-type="float">
            <text:p>0.81916</text:p>
          </table:table-cell>
          <table:table-cell office:value-type="float" office:value="6.5424488333" calcext:value-type="float">
            <text:p>6.5424488333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81916" calcext:value-type="float">
            <text:p>0.81916</text:p>
          </table:table-cell>
          <table:table-cell office:value-type="float" office:value="6.5838829467" calcext:value-type="float">
            <text:p>6.5838829467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.769655" calcext:value-type="float">
            <text:p>1.769655</text:p>
          </table:table-cell>
          <table:table-cell office:value-type="float" office:value="6.6255367467" calcext:value-type="float">
            <text:p>6.6255367467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.218024" calcext:value-type="float">
            <text:p>3.218024</text:p>
          </table:table-cell>
          <table:table-cell office:value-type="float" office:value="6.66108158" calcext:value-type="float">
            <text:p>6.66108158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.308753" calcext:value-type="float">
            <text:p>4.308753</text:p>
          </table:table-cell>
          <table:table-cell office:value-type="float" office:value="6.68721614" calcext:value-type="float">
            <text:p>6.68721614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.139487" calcext:value-type="float">
            <text:p>5.139487</text:p>
          </table:table-cell>
          <table:table-cell office:value-type="float" office:value="6.7063260467" calcext:value-type="float">
            <text:p>6.7063260467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.736651" calcext:value-type="float">
            <text:p>5.736651</text:p>
          </table:table-cell>
          <table:table-cell office:value-type="float" office:value="6.72009388" calcext:value-type="float">
            <text:p>6.72009388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126424" calcext:value-type="float">
            <text:p>6.126424</text:p>
          </table:table-cell>
          <table:table-cell office:value-type="float" office:value="6.7299440667" calcext:value-type="float">
            <text:p>6.7299440667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343603" calcext:value-type="float">
            <text:p>6.343603</text:p>
          </table:table-cell>
          <table:table-cell office:value-type="float" office:value="6.73703498" calcext:value-type="float">
            <text:p>6.73703498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430761" calcext:value-type="float">
            <text:p>6.430761</text:p>
          </table:table-cell>
          <table:table-cell office:value-type="float" office:value="6.7422208733" calcext:value-type="float">
            <text:p>6.7422208733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434265" calcext:value-type="float">
            <text:p>6.434265</text:p>
          </table:table-cell>
          <table:table-cell office:value-type="float" office:value="6.7460480533" calcext:value-type="float">
            <text:p>6.7460480533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399011" calcext:value-type="float">
            <text:p>6.399011</text:p>
          </table:table-cell>
          <table:table-cell office:value-type="float" office:value="6.7487975933" calcext:value-type="float">
            <text:p>6.7487975933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362994" calcext:value-type="float">
            <text:p>6.362994</text:p>
          </table:table-cell>
          <table:table-cell office:value-type="float" office:value="6.7505677733" calcext:value-type="float">
            <text:p>6.7505677733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352946" calcext:value-type="float">
            <text:p>6.352946</text:p>
          </table:table-cell>
          <table:table-cell office:value-type="float" office:value="6.7513773" calcext:value-type="float">
            <text:p>6.7513773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382181" calcext:value-type="float">
            <text:p>6.382181</text:p>
          </table:table-cell>
          <table:table-cell office:value-type="float" office:value="6.7512602133" calcext:value-type="float">
            <text:p>6.7512602133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451171" calcext:value-type="float">
            <text:p>6.451171</text:p>
          </table:table-cell>
          <table:table-cell office:value-type="float" office:value="6.7503216467" calcext:value-type="float">
            <text:p>6.7503216467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550277" calcext:value-type="float">
            <text:p>6.550277</text:p>
          </table:table-cell>
          <table:table-cell office:value-type="float" office:value="6.7487378067" calcext:value-type="float">
            <text:p>6.7487378067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663398" calcext:value-type="float">
            <text:p>6.663398</text:p>
          </table:table-cell>
          <table:table-cell office:value-type="float" office:value="6.74671278" calcext:value-type="float">
            <text:p>6.74671278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771448" calcext:value-type="float">
            <text:p>6.771448</text:p>
          </table:table-cell>
          <table:table-cell office:value-type="float" office:value="6.74442758" calcext:value-type="float">
            <text:p>6.74442758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855332" calcext:value-type="float">
            <text:p>6.855332</text:p>
          </table:table-cell>
          <table:table-cell office:value-type="float" office:value="6.7420148133" calcext:value-type="float">
            <text:p>6.7420148133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898578" calcext:value-type="float">
            <text:p>6.898578</text:p>
          </table:table-cell>
          <table:table-cell office:value-type="float" office:value="6.7395691667" calcext:value-type="float">
            <text:p>6.7395691667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889935" calcext:value-type="float">
            <text:p>6.889935</text:p>
          </table:table-cell>
          <table:table-cell office:value-type="float" office:value="6.73718234" calcext:value-type="float">
            <text:p>6.73718234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825943" calcext:value-type="float">
            <text:p>6.825943</text:p>
          </table:table-cell>
          <table:table-cell office:value-type="float" office:value="6.7349813067" calcext:value-type="float">
            <text:p>6.7349813067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71316" calcext:value-type="float">
            <text:p>6.71316</text:p>
          </table:table-cell>
          <table:table-cell office:value-type="float" office:value="6.7331504667" calcext:value-type="float">
            <text:p>6.7331504667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569311" calcext:value-type="float">
            <text:p>6.569311</text:p>
          </table:table-cell>
          <table:table-cell office:value-type="float" office:value="6.73192418" calcext:value-type="float">
            <text:p>6.73192418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422312" calcext:value-type="float">
            <text:p>6.422312</text:p>
          </table:table-cell>
          <table:table-cell office:value-type="float" office:value="6.7315448933" calcext:value-type="float">
            <text:p>6.7315448933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305956" calcext:value-type="float">
            <text:p>6.305956</text:p>
          </table:table-cell>
          <table:table-cell office:value-type="float" office:value="6.7321934267" calcext:value-type="float">
            <text:p>6.7321934267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251778" calcext:value-type="float">
            <text:p>6.251778</text:p>
          </table:table-cell>
          <table:table-cell office:value-type="float" office:value="6.7339134533" calcext:value-type="float">
            <text:p>6.7339134533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278861" calcext:value-type="float">
            <text:p>6.278861</text:p>
          </table:table-cell>
          <table:table-cell office:value-type="float" office:value="6.7365652533" calcext:value-type="float">
            <text:p>6.7365652533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386167" calcext:value-type="float">
            <text:p>6.386167</text:p>
          </table:table-cell>
          <table:table-cell office:value-type="float" office:value="6.7398405467" calcext:value-type="float">
            <text:p>6.7398405467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552031" calcext:value-type="float">
            <text:p>6.552031</text:p>
          </table:table-cell>
          <table:table-cell office:value-type="float" office:value="6.7433412733" calcext:value-type="float">
            <text:p>6.7433412733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74118" calcext:value-type="float">
            <text:p>6.74118</text:p>
          </table:table-cell>
          <table:table-cell office:value-type="float" office:value="6.7466876333" calcext:value-type="float">
            <text:p>6.7466876333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915118" calcext:value-type="float">
            <text:p>6.915118</text:p>
          </table:table-cell>
          <table:table-cell office:value-type="float" office:value="6.7496084933" calcext:value-type="float">
            <text:p>6.7496084933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.041332" calcext:value-type="float">
            <text:p>7.041332</text:p>
          </table:table-cell>
          <table:table-cell office:value-type="float" office:value="6.75198714" calcext:value-type="float">
            <text:p>6.75198714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.099183" calcext:value-type="float">
            <text:p>7.099183</text:p>
          </table:table-cell>
          <table:table-cell office:value-type="float" office:value="6.7538620333" calcext:value-type="float">
            <text:p>6.7538620333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.082462" calcext:value-type="float">
            <text:p>7.082462</text:p>
          </table:table-cell>
          <table:table-cell office:value-type="float" office:value="6.7553957267" calcext:value-type="float">
            <text:p>6.7553957267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999225" calcext:value-type="float">
            <text:p>6.999225</text:p>
          </table:table-cell>
          <table:table-cell office:value-type="float" office:value="6.75682574" calcext:value-type="float">
            <text:p>6.75682574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869368" calcext:value-type="float">
            <text:p>6.869368</text:p>
          </table:table-cell>
          <table:table-cell office:value-type="float" office:value="6.7584077467" calcext:value-type="float">
            <text:p>6.7584077467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720189" calcext:value-type="float">
            <text:p>6.720189</text:p>
          </table:table-cell>
          <table:table-cell office:value-type="float" office:value="6.7603594" calcext:value-type="float">
            <text:p>6.7603594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580287" calcext:value-type="float">
            <text:p>6.580287</text:p>
          </table:table-cell>
          <table:table-cell office:value-type="float" office:value="6.7628135733" calcext:value-type="float">
            <text:p>6.7628135733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47281" calcext:value-type="float">
            <text:p>6.47281</text:p>
          </table:table-cell>
          <table:table-cell office:value-type="float" office:value="6.7657911" calcext:value-type="float">
            <text:p>6.7657911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409929" calcext:value-type="float">
            <text:p>6.409929</text:p>
          </table:table-cell>
          <table:table-cell office:value-type="float" office:value="6.7692017267" calcext:value-type="float">
            <text:p>6.7692017267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39072" calcext:value-type="float">
            <text:p>6.39072</text:p>
          </table:table-cell>
          <table:table-cell office:value-type="float" office:value="6.7728745467" calcext:value-type="float">
            <text:p>6.7728745467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403388" calcext:value-type="float">
            <text:p>6.403388</text:p>
          </table:table-cell>
          <table:table-cell office:value-type="float" office:value="6.77660722" calcext:value-type="float">
            <text:p>6.77660722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430671" calcext:value-type="float">
            <text:p>6.430671</text:p>
          </table:table-cell>
          <table:table-cell office:value-type="float" office:value="6.78021532" calcext:value-type="float">
            <text:p>6.78021532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455911" calcext:value-type="float">
            <text:p>6.455911</text:p>
          </table:table-cell>
          <table:table-cell office:value-type="float" office:value="6.7835658467" calcext:value-type="float">
            <text:p>6.7835658467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467674" calcext:value-type="float">
            <text:p>6.467674</text:p>
          </table:table-cell>
          <table:table-cell office:value-type="float" office:value="6.7865898467" calcext:value-type="float">
            <text:p>6.7865898467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461977" calcext:value-type="float">
            <text:p>6.461977</text:p>
          </table:table-cell>
          <table:table-cell office:value-type="float" office:value="6.78927844" calcext:value-type="float">
            <text:p>6.78927844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442189" calcext:value-type="float">
            <text:p>6.442189</text:p>
          </table:table-cell>
          <table:table-cell office:value-type="float" office:value="6.7916702067" calcext:value-type="float">
            <text:p>6.7916702067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41712" calcext:value-type="float">
            <text:p>6.41712</text:p>
          </table:table-cell>
          <table:table-cell office:value-type="float" office:value="6.7938359467" calcext:value-type="float">
            <text:p>6.7938359467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397967" calcext:value-type="float">
            <text:p>6.397967</text:p>
          </table:table-cell>
          <table:table-cell office:value-type="float" office:value="6.7958635" calcext:value-type="float">
            <text:p>6.7958635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394941" calcext:value-type="float">
            <text:p>6.394941</text:p>
          </table:table-cell>
          <table:table-cell office:value-type="float" office:value="6.7978426267" calcext:value-type="float">
            <text:p>6.7978426267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41447" calcext:value-type="float">
            <text:p>6.41447</text:p>
          </table:table-cell>
          <table:table-cell office:value-type="float" office:value="6.79984918" calcext:value-type="float">
            <text:p>6.79984918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457791" calcext:value-type="float">
            <text:p>6.457791</text:p>
          </table:table-cell>
          <table:table-cell office:value-type="float" office:value="6.8019292933" calcext:value-type="float">
            <text:p>6.8019292933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521239" calcext:value-type="float">
            <text:p>6.521239</text:p>
          </table:table-cell>
          <table:table-cell office:value-type="float" office:value="6.8040860333" calcext:value-type="float">
            <text:p>6.8040860333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597896" calcext:value-type="float">
            <text:p>6.597896</text:p>
          </table:table-cell>
          <table:table-cell office:value-type="float" office:value="6.8062722933" calcext:value-type="float">
            <text:p>6.8062722933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679765" calcext:value-type="float">
            <text:p>6.679765</text:p>
          </table:table-cell>
          <table:table-cell office:value-type="float" office:value="6.80839268" calcext:value-type="float">
            <text:p>6.80839268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759608" calcext:value-type="float">
            <text:p>6.759608</text:p>
          </table:table-cell>
          <table:table-cell office:value-type="float" office:value="6.8103152733" calcext:value-type="float">
            <text:p>6.8103152733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831918" calcext:value-type="float">
            <text:p>6.831918</text:p>
          </table:table-cell>
          <table:table-cell office:value-type="float" office:value="6.8118919733" calcext:value-type="float">
            <text:p>6.8118919733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892949" calcext:value-type="float">
            <text:p>6.892949</text:p>
          </table:table-cell>
          <table:table-cell office:value-type="float" office:value="6.81298438" calcext:value-type="float">
            <text:p>6.81298438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940089" calcext:value-type="float">
            <text:p>6.940089</text:p>
          </table:table-cell>
          <table:table-cell office:value-type="float" office:value="6.8134906133" calcext:value-type="float">
            <text:p>6.8134906133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971057" calcext:value-type="float">
            <text:p>6.971057</text:p>
          </table:table-cell>
          <table:table-cell office:value-type="float" office:value="6.8133674133" calcext:value-type="float">
            <text:p>6.8133674133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983403" calcext:value-type="float">
            <text:p>6.983403</text:p>
          </table:table-cell>
          <table:table-cell office:value-type="float" office:value="6.8126422933" calcext:value-type="float">
            <text:p>6.8126422933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974607" calcext:value-type="float">
            <text:p>6.974607</text:p>
          </table:table-cell>
          <table:table-cell office:value-type="float" office:value="6.8114126267" calcext:value-type="float">
            <text:p>6.8114126267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942834" calcext:value-type="float">
            <text:p>6.942834</text:p>
          </table:table-cell>
          <table:table-cell office:value-type="float" office:value="6.8098329133" calcext:value-type="float">
            <text:p>6.8098329133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888077" calcext:value-type="float">
            <text:p>6.888077</text:p>
          </table:table-cell>
          <table:table-cell office:value-type="float" office:value="6.8080952333" calcext:value-type="float">
            <text:p>6.8080952333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813301" calcext:value-type="float">
            <text:p>6.813301</text:p>
          </table:table-cell>
          <table:table-cell office:value-type="float" office:value="6.8064098933" calcext:value-type="float">
            <text:p>6.8064098933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725111" calcext:value-type="float">
            <text:p>6.725111</text:p>
          </table:table-cell>
          <table:table-cell office:value-type="float" office:value="6.8049907" calcext:value-type="float">
            <text:p>6.8049907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633583" calcext:value-type="float">
            <text:p>6.633583</text:p>
          </table:table-cell>
          <table:table-cell office:value-type="float" office:value="6.80404462" calcext:value-type="float">
            <text:p>6.80404462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551106" calcext:value-type="float">
            <text:p>6.551106</text:p>
          </table:table-cell>
          <table:table-cell office:value-type="float" office:value="6.8037605" calcext:value-type="float">
            <text:p>6.8037605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490375" calcext:value-type="float">
            <text:p>6.490375</text:p>
          </table:table-cell>
          <table:table-cell office:value-type="float" office:value="6.8042903067" calcext:value-type="float">
            <text:p>6.8042903067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461979" calcext:value-type="float">
            <text:p>6.461979</text:p>
          </table:table-cell>
          <table:table-cell office:value-type="float" office:value="6.8057197933" calcext:value-type="float">
            <text:p>6.8057197933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472256" calcext:value-type="float">
            <text:p>6.472256</text:p>
          </table:table-cell>
          <table:table-cell office:value-type="float" office:value="6.80803376" calcext:value-type="float">
            <text:p>6.80803376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522032" calcext:value-type="float">
            <text:p>6.522032</text:p>
          </table:table-cell>
          <table:table-cell office:value-type="float" office:value="6.811088" calcext:value-type="float">
            <text:p>6.811088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60649" calcext:value-type="float">
            <text:p>6.60649</text:p>
          </table:table-cell>
          <table:table-cell office:value-type="float" office:value="6.8146011733" calcext:value-type="float">
            <text:p>6.8146011733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716" calcext:value-type="float">
            <text:p>6.716</text:p>
          </table:table-cell>
          <table:table-cell office:value-type="float" office:value="6.8181742" calcext:value-type="float">
            <text:p>6.8181742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837435" calcext:value-type="float">
            <text:p>6.837435</text:p>
          </table:table-cell>
          <table:table-cell office:value-type="float" office:value="6.8213365133" calcext:value-type="float">
            <text:p>6.8213365133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955616" calcext:value-type="float">
            <text:p>6.955616</text:p>
          </table:table-cell>
          <table:table-cell office:value-type="float" office:value="6.8236126933" calcext:value-type="float">
            <text:p>6.8236126933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.054788" calcext:value-type="float">
            <text:p>7.054788</text:p>
          </table:table-cell>
          <table:table-cell office:value-type="float" office:value="6.82459968" calcext:value-type="float">
            <text:p>6.82459968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7.120206" calcext:value-type="float">
            <text:p>7.120206</text:p>
          </table:table-cell>
          <table:table-cell office:value-type="float" office:value="6.8240431" calcext:value-type="float">
            <text:p>6.8240431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.139937" calcext:value-type="float">
            <text:p>7.139937</text:p>
          </table:table-cell>
          <table:table-cell office:value-type="float" office:value="6.8218995667" calcext:value-type="float">
            <text:p>6.8218995667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.106817" calcext:value-type="float">
            <text:p>7.106817</text:p>
          </table:table-cell>
          <table:table-cell office:value-type="float" office:value="6.8183703467" calcext:value-type="float">
            <text:p>6.8183703467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7.020315" calcext:value-type="float">
            <text:p>7.020315</text:p>
          </table:table-cell>
          <table:table-cell office:value-type="float" office:value="6.8138921533" calcext:value-type="float">
            <text:p>6.8138921533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887887" calcext:value-type="float">
            <text:p>6.887887</text:p>
          </table:table-cell>
          <table:table-cell office:value-type="float" office:value="6.8090752667" calcext:value-type="float">
            <text:p>6.8090752667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725267" calcext:value-type="float">
            <text:p>6.725267</text:p>
          </table:table-cell>
          <table:table-cell office:value-type="float" office:value="6.8045912933" calcext:value-type="float">
            <text:p>6.8045912933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55511" calcext:value-type="float">
            <text:p>6.55511</text:p>
          </table:table-cell>
          <table:table-cell office:value-type="float" office:value="6.8010318733" calcext:value-type="float">
            <text:p>6.8010318733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403544" calcext:value-type="float">
            <text:p>6.403544</text:p>
          </table:table-cell>
          <table:table-cell office:value-type="float" office:value="6.7987768067" calcext:value-type="float">
            <text:p>6.7987768067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294774" calcext:value-type="float">
            <text:p>6.294774</text:p>
          </table:table-cell>
          <table:table-cell office:value-type="float" office:value="6.79791332" calcext:value-type="float">
            <text:p>6.79791332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24503" calcext:value-type="float">
            <text:p>6.24503</text:p>
          </table:table-cell>
          <table:table-cell office:value-type="float" office:value="6.7982334067" calcext:value-type="float">
            <text:p>6.7982334067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258295" calcext:value-type="float">
            <text:p>6.258295</text:p>
          </table:table-cell>
          <table:table-cell office:value-type="float" office:value="6.7993103067" calcext:value-type="float">
            <text:p>6.7993103067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326016" calcext:value-type="float">
            <text:p>6.326016</text:p>
          </table:table-cell>
          <table:table-cell office:value-type="float" office:value="6.8006284133" calcext:value-type="float">
            <text:p>6.8006284133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430991" calcext:value-type="float">
            <text:p>6.430991</text:p>
          </table:table-cell>
          <table:table-cell office:value-type="float" office:value="6.8017235867" calcext:value-type="float">
            <text:p>6.8017235867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553281" calcext:value-type="float">
            <text:p>6.553281</text:p>
          </table:table-cell>
          <table:table-cell office:value-type="float" office:value="6.8022910267" calcext:value-type="float">
            <text:p>6.8022910267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675383" calcext:value-type="float">
            <text:p>6.675383</text:p>
          </table:table-cell>
          <table:table-cell office:value-type="float" office:value="6.802235" calcext:value-type="float">
            <text:p>6.802235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785074" calcext:value-type="float">
            <text:p>6.785074</text:p>
          </table:table-cell>
          <table:table-cell office:value-type="float" office:value="6.8016568467" calcext:value-type="float">
            <text:p>6.8016568467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875801" calcext:value-type="float">
            <text:p>6.875801</text:p>
          </table:table-cell>
          <table:table-cell office:value-type="float" office:value="6.8007946667" calcext:value-type="float">
            <text:p>6.8007946667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945418" calcext:value-type="float">
            <text:p>6.945418</text:p>
          </table:table-cell>
          <table:table-cell office:value-type="float" office:value="6.7999375733" calcext:value-type="float">
            <text:p>6.7999375733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994362" calcext:value-type="float">
            <text:p>6.994362</text:p>
          </table:table-cell>
          <table:table-cell office:value-type="float" office:value="6.7993402667" calcext:value-type="float">
            <text:p>6.7993402667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7.024141" calcext:value-type="float">
            <text:p>7.024141</text:p>
          </table:table-cell>
          <table:table-cell office:value-type="float" office:value="6.7991593333" calcext:value-type="float">
            <text:p>6.7991593333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7.036637" calcext:value-type="float">
            <text:p>7.036637</text:p>
          </table:table-cell>
          <table:table-cell office:value-type="float" office:value="6.7994228333" calcext:value-type="float">
            <text:p>6.7994228333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.034167" calcext:value-type="float">
            <text:p>7.034167</text:p>
          </table:table-cell>
          <table:table-cell office:value-type="float" office:value="6.8000332067" calcext:value-type="float">
            <text:p>6.8000332067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7.019875" calcext:value-type="float">
            <text:p>7.019875</text:p>
          </table:table-cell>
          <table:table-cell office:value-type="float" office:value="6.8007957667" calcext:value-type="float">
            <text:p>6.8007957667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997901" calcext:value-type="float">
            <text:p>6.997901</text:p>
          </table:table-cell>
          <table:table-cell office:value-type="float" office:value="6.8014626267" calcext:value-type="float">
            <text:p>6.8014626267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972957" calcext:value-type="float">
            <text:p>6.972957</text:p>
          </table:table-cell>
          <table:table-cell office:value-type="float" office:value="6.8017828533" calcext:value-type="float">
            <text:p>6.8017828533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949292" calcext:value-type="float">
            <text:p>6.949292</text:p>
          </table:table-cell>
          <table:table-cell office:value-type="float" office:value="6.8015512667" calcext:value-type="float">
            <text:p>6.8015512667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929424" calcext:value-type="float">
            <text:p>6.929424</text:p>
          </table:table-cell>
          <table:table-cell office:value-type="float" office:value="6.80064868" calcext:value-type="float">
            <text:p>6.80064868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913159" calcext:value-type="float">
            <text:p>6.913159</text:p>
          </table:table-cell>
          <table:table-cell office:value-type="float" office:value="6.7990660933" calcext:value-type="float">
            <text:p>6.7990660933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897339" calcext:value-type="float">
            <text:p>6.897339</text:p>
          </table:table-cell>
          <table:table-cell office:value-type="float" office:value="6.7969070933" calcext:value-type="float">
            <text:p>6.7969070933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876485" calcext:value-type="float">
            <text:p>6.876485</text:p>
          </table:table-cell>
          <table:table-cell office:value-type="float" office:value="6.79436796" calcext:value-type="float">
            <text:p>6.79436796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844148" calcext:value-type="float">
            <text:p>6.844148</text:p>
          </table:table-cell>
          <table:table-cell office:value-type="float" office:value="6.79170276" calcext:value-type="float">
            <text:p>6.79170276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794658" calcext:value-type="float">
            <text:p>6.794658</text:p>
          </table:table-cell>
          <table:table-cell office:value-type="float" office:value="6.7891859267" calcext:value-type="float">
            <text:p>6.7891859267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724926" calcext:value-type="float">
            <text:p>6.724926</text:p>
          </table:table-cell>
          <table:table-cell office:value-type="float" office:value="6.78708282" calcext:value-type="float">
            <text:p>6.78708282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636017" calcext:value-type="float">
            <text:p>6.636017</text:p>
          </table:table-cell>
          <table:table-cell office:value-type="float" office:value="6.7856310267" calcext:value-type="float">
            <text:p>6.7856310267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534239" calcext:value-type="float">
            <text:p>6.534239</text:p>
          </table:table-cell>
          <table:table-cell office:value-type="float" office:value="6.7850269067" calcext:value-type="float">
            <text:p>6.7850269067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431387" calcext:value-type="float">
            <text:p>6.431387</text:p>
          </table:table-cell>
          <table:table-cell office:value-type="float" office:value="6.7854084067" calcext:value-type="float">
            <text:p>6.7854084067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343663" calcext:value-type="float">
            <text:p>6.343663</text:p>
          </table:table-cell>
          <table:table-cell office:value-type="float" office:value="6.7868288133" calcext:value-type="float">
            <text:p>6.7868288133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2889" calcext:value-type="float">
            <text:p>6.2889</text:p>
          </table:table-cell>
          <table:table-cell office:value-type="float" office:value="6.7892250533" calcext:value-type="float">
            <text:p>6.7892250533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282254" calcext:value-type="float">
            <text:p>6.282254</text:p>
          </table:table-cell>
          <table:table-cell office:value-type="float" office:value="6.7923939867" calcext:value-type="float">
            <text:p>6.7923939867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331477" calcext:value-type="float">
            <text:p>6.331477</text:p>
          </table:table-cell>
          <table:table-cell office:value-type="float" office:value="6.7959945" calcext:value-type="float">
            <text:p>6.7959945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433757" calcext:value-type="float">
            <text:p>6.433757</text:p>
          </table:table-cell>
          <table:table-cell office:value-type="float" office:value="6.7995871133" calcext:value-type="float">
            <text:p>6.7995871133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575734" calcext:value-type="float">
            <text:p>6.575734</text:p>
          </table:table-cell>
          <table:table-cell office:value-type="float" office:value="6.80270668" calcext:value-type="float">
            <text:p>6.80270668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736749" calcext:value-type="float">
            <text:p>6.736749</text:p>
          </table:table-cell>
          <table:table-cell office:value-type="float" office:value="6.8049477333" calcext:value-type="float">
            <text:p>6.8049477333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893843" calcext:value-type="float">
            <text:p>6.893843</text:p>
          </table:table-cell>
          <table:table-cell office:value-type="float" office:value="6.80603662" calcext:value-type="float">
            <text:p>6.80603662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7.026582" calcext:value-type="float">
            <text:p>7.026582</text:p>
          </table:table-cell>
          <table:table-cell office:value-type="float" office:value="6.80587142" calcext:value-type="float">
            <text:p>6.80587142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.120473" calcext:value-type="float">
            <text:p>7.120473</text:p>
          </table:table-cell>
          <table:table-cell office:value-type="float" office:value="6.8045230467" calcext:value-type="float">
            <text:p>6.8045230467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.168596" calcext:value-type="float">
            <text:p>7.168596</text:p>
          </table:table-cell>
          <table:table-cell office:value-type="float" office:value="6.8022013467" calcext:value-type="float">
            <text:p>6.8022013467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7.17159" calcext:value-type="float">
            <text:p>7.17159</text:p>
          </table:table-cell>
          <table:table-cell office:value-type="float" office:value="6.79919674" calcext:value-type="float">
            <text:p>6.79919674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7.136411" calcext:value-type="float">
            <text:p>7.136411</text:p>
          </table:table-cell>
          <table:table-cell office:value-type="float" office:value="6.7958122" calcext:value-type="float">
            <text:p>6.7958122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7.074292" calcext:value-type="float">
            <text:p>7.074292</text:p>
          </table:table-cell>
          <table:table-cell office:value-type="float" office:value="6.7923015" calcext:value-type="float">
            <text:p>6.7923015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998364" calcext:value-type="float">
            <text:p>6.998364</text:p>
          </table:table-cell>
          <table:table-cell office:value-type="float" office:value="6.7888278933" calcext:value-type="float">
            <text:p>6.7888278933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92138" calcext:value-type="float">
            <text:p>6.92138</text:p>
          </table:table-cell>
          <table:table-cell office:value-type="float" office:value="6.7854517467" calcext:value-type="float">
            <text:p>6.7854517467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85389" calcext:value-type="float">
            <text:p>6.85389</text:p>
          </table:table-cell>
          <table:table-cell office:value-type="float" office:value="6.7821476067" calcext:value-type="float">
            <text:p>6.7821476067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803068" calcext:value-type="float">
            <text:p>6.803068</text:p>
          </table:table-cell>
          <table:table-cell office:value-type="float" office:value="6.77884302" calcext:value-type="float">
            <text:p>6.77884302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772256" calcext:value-type="float">
            <text:p>6.772256</text:p>
          </table:table-cell>
          <table:table-cell office:value-type="float" office:value="6.77546618" calcext:value-type="float">
            <text:p>6.77546618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761105" calcext:value-type="float">
            <text:p>6.761105</text:p>
          </table:table-cell>
          <table:table-cell office:value-type="float" office:value="6.7719875267" calcext:value-type="float">
            <text:p>6.7719875267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766189" calcext:value-type="float">
            <text:p>6.766189</text:p>
          </table:table-cell>
          <table:table-cell office:value-type="float" office:value="6.7684438133" calcext:value-type="float">
            <text:p>6.7684438133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781948" calcext:value-type="float">
            <text:p>6.781948</text:p>
          </table:table-cell>
          <table:table-cell office:value-type="float" office:value="6.7649395333" calcext:value-type="float">
            <text:p>6.7649395333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801885" calcext:value-type="float">
            <text:p>6.801885</text:p>
          </table:table-cell>
          <table:table-cell office:value-type="float" office:value="6.7616289533" calcext:value-type="float">
            <text:p>6.7616289533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819928" calcext:value-type="float">
            <text:p>6.819928</text:p>
          </table:table-cell>
          <table:table-cell office:value-type="float" office:value="6.7586873133" calcext:value-type="float">
            <text:p>6.7586873133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831744" calcext:value-type="float">
            <text:p>6.831744</text:p>
          </table:table-cell>
          <table:table-cell office:value-type="float" office:value="6.7562803" calcext:value-type="float">
            <text:p>6.7562803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835768" calcext:value-type="float">
            <text:p>6.835768</text:p>
          </table:table-cell>
          <table:table-cell office:value-type="float" office:value="6.7545372467" calcext:value-type="float">
            <text:p>6.7545372467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833586" calcext:value-type="float">
            <text:p>6.833586</text:p>
          </table:table-cell>
          <table:table-cell office:value-type="float" office:value="6.7535289133" calcext:value-type="float">
            <text:p>6.7535289133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829458" calcext:value-type="float">
            <text:p>6.829458</text:p>
          </table:table-cell>
          <table:table-cell office:value-type="float" office:value="6.7532493533" calcext:value-type="float">
            <text:p>6.7532493533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828963" calcext:value-type="float">
            <text:p>6.828963</text:p>
          </table:table-cell>
          <table:table-cell office:value-type="float" office:value="6.7536028867" calcext:value-type="float">
            <text:p>6.7536028867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837084" calcext:value-type="float">
            <text:p>6.837084</text:p>
          </table:table-cell>
          <table:table-cell office:value-type="float" office:value="6.7543998733" calcext:value-type="float">
            <text:p>6.7543998733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856429" calcext:value-type="float">
            <text:p>6.856429</text:p>
          </table:table-cell>
          <table:table-cell office:value-type="float" office:value="6.7553660467" calcext:value-type="float">
            <text:p>6.7553660467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886311" calcext:value-type="float">
            <text:p>6.886311</text:p>
          </table:table-cell>
          <table:table-cell office:value-type="float" office:value="6.7561673067" calcext:value-type="float">
            <text:p>6.7561673067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923185" calcext:value-type="float">
            <text:p>6.923185</text:p>
          </table:table-cell>
          <table:table-cell office:value-type="float" office:value="6.75644698" calcext:value-type="float">
            <text:p>6.75644698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962288" calcext:value-type="float">
            <text:p>6.962288</text:p>
          </table:table-cell>
          <table:table-cell office:value-type="float" office:value="6.75586754" calcext:value-type="float">
            <text:p>6.75586754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999766" calcext:value-type="float">
            <text:p>6.999766</text:p>
          </table:table-cell>
          <table:table-cell office:value-type="float" office:value="6.7541475733" calcext:value-type="float">
            <text:p>6.7541475733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.034277" calcext:value-type="float">
            <text:p>7.034277</text:p>
          </table:table-cell>
          <table:table-cell office:value-type="float" office:value="6.7510875267" calcext:value-type="float">
            <text:p>6.7510875267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.06723" calcext:value-type="float">
            <text:p>7.06723</text:p>
          </table:table-cell>
          <table:table-cell office:value-type="float" office:value="6.7465833867" calcext:value-type="float">
            <text:p>6.7465833867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7.10138" calcext:value-type="float">
            <text:p>7.10138</text:p>
          </table:table-cell>
          <table:table-cell office:value-type="float" office:value="6.7406328667" calcext:value-type="float">
            <text:p>6.7406328667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7.138208" calcext:value-type="float">
            <text:p>7.138208</text:p>
          </table:table-cell>
          <table:table-cell office:value-type="float" office:value="6.7333409667" calcext:value-type="float">
            <text:p>6.7333409667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.175239" calcext:value-type="float">
            <text:p>7.175239</text:p>
          </table:table-cell>
          <table:table-cell office:value-type="float" office:value="6.7249302067" calcext:value-type="float">
            <text:p>6.7249302067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.204662" calcext:value-type="float">
            <text:p>7.204662</text:p>
          </table:table-cell>
          <table:table-cell office:value-type="float" office:value="6.7157544533" calcext:value-type="float">
            <text:p>6.7157544533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7.214179" calcext:value-type="float">
            <text:p>7.214179</text:p>
          </table:table-cell>
          <table:table-cell office:value-type="float" office:value="6.70630808" calcext:value-type="float">
            <text:p>6.70630808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7.190061" calcext:value-type="float">
            <text:p>7.190061</text:p>
          </table:table-cell>
          <table:table-cell office:value-type="float" office:value="6.6972177533" calcext:value-type="float">
            <text:p>6.6972177533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7.121487" calcext:value-type="float">
            <text:p>7.121487</text:p>
          </table:table-cell>
          <table:table-cell office:value-type="float" office:value="6.6892059333" calcext:value-type="float">
            <text:p>6.6892059333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.004838" calcext:value-type="float">
            <text:p>7.004838</text:p>
          </table:table-cell>
          <table:table-cell office:value-type="float" office:value="6.6830224267" calcext:value-type="float">
            <text:p>6.6830224267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846696" calcext:value-type="float">
            <text:p>6.846696</text:p>
          </table:table-cell>
          <table:table-cell office:value-type="float" office:value="6.6793494533" calcext:value-type="float">
            <text:p>6.6793494533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664538" calcext:value-type="float">
            <text:p>6.664538</text:p>
          </table:table-cell>
          <table:table-cell office:value-type="float" office:value="6.6786936267" calcext:value-type="float">
            <text:p>6.6786936267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484423" calcext:value-type="float">
            <text:p>6.484423</text:p>
          </table:table-cell>
          <table:table-cell office:value-type="float" office:value="6.6812837267" calcext:value-type="float">
            <text:p>6.6812837267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335383" calcext:value-type="float">
            <text:p>6.335383</text:p>
          </table:table-cell>
          <table:table-cell office:value-type="float" office:value="6.6869959733" calcext:value-type="float">
            <text:p>6.6869959733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241396" calcext:value-type="float">
            <text:p>6.241396</text:p>
          </table:table-cell>
          <table:table-cell office:value-type="float" office:value="6.6953279067" calcext:value-type="float">
            <text:p>6.6953279067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213595" calcext:value-type="float">
            <text:p>6.213595</text:p>
          </table:table-cell>
          <table:table-cell office:value-type="float" office:value="6.7054335067" calcext:value-type="float">
            <text:p>6.7054335067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246523" calcext:value-type="float">
            <text:p>6.246523</text:p>
          </table:table-cell>
          <table:table-cell office:value-type="float" office:value="6.7162126333" calcext:value-type="float">
            <text:p>6.7162126333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320618" calcext:value-type="float">
            <text:p>6.320618</text:p>
          </table:table-cell>
          <table:table-cell office:value-type="float" office:value="6.72642208" calcext:value-type="float">
            <text:p>6.72642208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409533" calcext:value-type="float">
            <text:p>6.409533</text:p>
          </table:table-cell>
          <table:table-cell office:value-type="float" office:value="6.7347625333" calcext:value-type="float">
            <text:p>6.7347625333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488485" calcext:value-type="float">
            <text:p>6.488485</text:p>
          </table:table-cell>
          <table:table-cell office:value-type="float" office:value="6.7399074267" calcext:value-type="float">
            <text:p>6.7399074267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540554" calcext:value-type="float">
            <text:p>6.540554</text:p>
          </table:table-cell>
          <table:table-cell office:value-type="float" office:value="6.74046524" calcext:value-type="float">
            <text:p>6.74046524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55978" calcext:value-type="float">
            <text:p>6.55978</text:p>
          </table:table-cell>
          <table:table-cell office:value-type="float" office:value="6.7348752467" calcext:value-type="float">
            <text:p>6.7348752467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551317" calcext:value-type="float">
            <text:p>6.551317</text:p>
          </table:table-cell>
          <table:table-cell office:value-type="float" office:value="6.7211807867" calcext:value-type="float">
            <text:p>6.7211807867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529217" calcext:value-type="float">
            <text:p>6.529217</text:p>
          </table:table-cell>
          <table:table-cell office:value-type="float" office:value="6.69617344" calcext:value-type="float">
            <text:p>6.69617344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512418" calcext:value-type="float">
            <text:p>6.512418</text:p>
          </table:table-cell>
          <table:table-cell office:value-type="float" office:value="6.6713134267" calcext:value-type="float">
            <text:p>6.6713134267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519592" calcext:value-type="float">
            <text:p>6.519592</text:p>
          </table:table-cell>
          <table:table-cell office:value-type="float" office:value="6.6465654067" calcext:value-type="float">
            <text:p>6.6465654067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56396" calcext:value-type="float">
            <text:p>6.56396</text:p>
          </table:table-cell>
          <table:table-cell office:value-type="float" office:value="6.62176956" calcext:value-type="float">
            <text:p>6.62176956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649548" calcext:value-type="float">
            <text:p>6.649548</text:p>
          </table:table-cell>
          <table:table-cell office:value-type="float" office:value="6.5966779267" calcext:value-type="float">
            <text:p>6.5966779267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770155" calcext:value-type="float">
            <text:p>6.770155</text:p>
          </table:table-cell>
          <table:table-cell office:value-type="float" office:value="6.56299638" calcext:value-type="float">
            <text:p>6.56299638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911276" calcext:value-type="float">
            <text:p>6.911276</text:p>
          </table:table-cell>
          <table:table-cell office:value-type="float" office:value="6.5469482867" calcext:value-type="float">
            <text:p>6.5469482867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.053985" calcext:value-type="float">
            <text:p>7.053985</text:p>
          </table:table-cell>
          <table:table-cell office:value-type="float" office:value="6.5423670933" calcext:value-type="float">
            <text:p>6.5423670933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.179309" calcext:value-type="float">
            <text:p>7.179309</text:p>
          </table:table-cell>
          <table:table-cell office:value-type="float" office:value="6.54640416" calcext:value-type="float">
            <text:p>6.54640416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.271915" calcext:value-type="float">
            <text:p>7.271915</text:p>
          </table:table-cell>
          <table:table-cell office:value-type="float" office:value="6.5565817267" calcext:value-type="float">
            <text:p>6.5565817267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.322566" calcext:value-type="float">
            <text:p>7.322566</text:p>
          </table:table-cell>
          <table:table-cell office:value-type="float" office:value="6.5705516333" calcext:value-type="float">
            <text:p>6.5705516333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.329237" calcext:value-type="float">
            <text:p>7.329237</text:p>
          </table:table-cell>
          <table:table-cell office:value-type="float" office:value="6.5861419733" calcext:value-type="float">
            <text:p>6.5861419733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.296964" calcext:value-type="float">
            <text:p>7.296964</text:p>
          </table:table-cell>
          <table:table-cell office:value-type="float" office:value="6.6014667467" calcext:value-type="float">
            <text:p>6.6014667467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7.236526" calcext:value-type="float">
            <text:p>7.236526</text:p>
          </table:table-cell>
          <table:table-cell office:value-type="float" office:value="6.6150342333" calcext:value-type="float">
            <text:p>6.6150342333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7.162116" calcext:value-type="float">
            <text:p>7.162116</text:p>
          </table:table-cell>
          <table:table-cell office:value-type="float" office:value="6.6258209467" calcext:value-type="float">
            <text:p>6.6258209467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7.088315" calcext:value-type="float">
            <text:p>7.088315</text:p>
          </table:table-cell>
          <table:table-cell office:value-type="float" office:value="6.6332878733" calcext:value-type="float">
            <text:p>6.6332878733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7.026916" calcext:value-type="float">
            <text:p>7.026916</text:p>
          </table:table-cell>
          <table:table-cell office:value-type="float" office:value="6.6373244" calcext:value-type="float">
            <text:p>6.6373244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984404" calcext:value-type="float">
            <text:p>6.984404</text:p>
          </table:table-cell>
          <table:table-cell office:value-type="float" office:value="6.6381229267" calcext:value-type="float">
            <text:p>6.6381229267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960852" calcext:value-type="float">
            <text:p>6.960852</text:p>
          </table:table-cell>
          <table:table-cell office:value-type="float" office:value="6.6360185467" calcext:value-type="float">
            <text:p>6.6360185467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950621" calcext:value-type="float">
            <text:p>6.950621</text:p>
          </table:table-cell>
          <table:table-cell office:value-type="float" office:value="6.63136" calcext:value-type="float">
            <text:p>6.63136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944603" calcext:value-type="float">
            <text:p>6.944603</text:p>
          </table:table-cell>
          <table:table-cell office:value-type="float" office:value="6.62447758" calcext:value-type="float">
            <text:p>6.62447758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93325" calcext:value-type="float">
            <text:p>6.93325</text:p>
          </table:table-cell>
          <table:table-cell office:value-type="float" office:value="6.6157669133" calcext:value-type="float">
            <text:p>6.6157669133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909511" calcext:value-type="float">
            <text:p>6.909511</text:p>
          </table:table-cell>
          <table:table-cell office:value-type="float" office:value="6.6058397267" calcext:value-type="float">
            <text:p>6.6058397267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870963" calcext:value-type="float">
            <text:p>6.870963</text:p>
          </table:table-cell>
          <table:table-cell office:value-type="float" office:value="6.5956363333" calcext:value-type="float">
            <text:p>6.5956363333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820742" calcext:value-type="float">
            <text:p>6.820742</text:p>
          </table:table-cell>
          <table:table-cell office:value-type="float" office:value="6.5863784733" calcext:value-type="float">
            <text:p>6.5863784733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76705" calcext:value-type="float">
            <text:p>6.76705</text:p>
          </table:table-cell>
          <table:table-cell office:value-type="float" office:value="6.57931862" calcext:value-type="float">
            <text:p>6.57931862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721253" calcext:value-type="float">
            <text:p>6.721253</text:p>
          </table:table-cell>
          <table:table-cell office:value-type="float" office:value="6.5754007733" calcext:value-type="float">
            <text:p>6.5754007733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694836" calcext:value-type="float">
            <text:p>6.694836</text:p>
          </table:table-cell>
          <table:table-cell office:value-type="float" office:value="6.5750153" calcext:value-type="float">
            <text:p>6.5750153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695924" calcext:value-type="float">
            <text:p>6.695924</text:p>
          </table:table-cell>
          <table:table-cell office:value-type="float" office:value="6.5779302867" calcext:value-type="float">
            <text:p>6.5779302867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726487" calcext:value-type="float">
            <text:p>6.726487</text:p>
          </table:table-cell>
          <table:table-cell office:value-type="float" office:value="6.5833676133" calcext:value-type="float">
            <text:p>6.5833676133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781302" calcext:value-type="float">
            <text:p>6.781302</text:p>
          </table:table-cell>
          <table:table-cell office:value-type="float" office:value="6.5901605333" calcext:value-type="float">
            <text:p>6.5901605333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849178" calcext:value-type="float">
            <text:p>6.849178</text:p>
          </table:table-cell>
          <table:table-cell office:value-type="float" office:value="6.5969422467" calcext:value-type="float">
            <text:p>6.5969422467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915954" calcext:value-type="float">
            <text:p>6.915954</text:p>
          </table:table-cell>
          <table:table-cell office:value-type="float" office:value="6.6023301267" calcext:value-type="float">
            <text:p>6.6023301267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968154" calcext:value-type="float">
            <text:p>6.968154</text:p>
          </table:table-cell>
          <table:table-cell office:value-type="float" office:value="6.60508214" calcext:value-type="float">
            <text:p>6.60508214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996113" calcext:value-type="float">
            <text:p>6.996113</text:p>
          </table:table-cell>
          <table:table-cell office:value-type="float" office:value="6.60421298" calcext:value-type="float">
            <text:p>6.60421298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995779" calcext:value-type="float">
            <text:p>6.995779</text:p>
          </table:table-cell>
          <table:table-cell office:value-type="float" office:value="6.5990676267" calcext:value-type="float">
            <text:p>6.5990676267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968884" calcext:value-type="float">
            <text:p>6.968884</text:p>
          </table:table-cell>
          <table:table-cell office:value-type="float" office:value="6.5893593133" calcext:value-type="float">
            <text:p>6.5893593133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921609" calcext:value-type="float">
            <text:p>6.921609</text:p>
          </table:table-cell>
          <table:table-cell office:value-type="float" office:value="6.5751866467" calcext:value-type="float">
            <text:p>6.5751866467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862289" calcext:value-type="float">
            <text:p>6.862289</text:p>
          </table:table-cell>
          <table:table-cell office:value-type="float" office:value="6.55705038" calcext:value-type="float">
            <text:p>6.55705038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798953" calcext:value-type="float">
            <text:p>6.798953</text:p>
          </table:table-cell>
          <table:table-cell office:value-type="float" office:value="6.5358829133" calcext:value-type="float">
            <text:p>6.5358829133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73765" calcext:value-type="float">
            <text:p>6.73765</text:p>
          </table:table-cell>
          <table:table-cell office:value-type="float" office:value="6.5130576333" calcext:value-type="float">
            <text:p>6.5130576333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682182" calcext:value-type="float">
            <text:p>6.682182</text:p>
          </table:table-cell>
          <table:table-cell office:value-type="float" office:value="6.4902613533" calcext:value-type="float">
            <text:p>6.4902613533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635276" calcext:value-type="float">
            <text:p>6.635276</text:p>
          </table:table-cell>
          <table:table-cell office:value-type="float" office:value="6.4691589533" calcext:value-type="float">
            <text:p>6.4691589533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600422" calcext:value-type="float">
            <text:p>6.600422</text:p>
          </table:table-cell>
          <table:table-cell office:value-type="float" office:value="6.4510429" calcext:value-type="float">
            <text:p>6.4510429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583199" calcext:value-type="float">
            <text:p>6.583199</text:p>
          </table:table-cell>
          <table:table-cell office:value-type="float" office:value="6.43668766" calcext:value-type="float">
            <text:p>6.43668766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590965" calcext:value-type="float">
            <text:p>6.590965</text:p>
          </table:table-cell>
          <table:table-cell office:value-type="float" office:value="6.4263617" calcext:value-type="float">
            <text:p>6.4263617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630577" calcext:value-type="float">
            <text:p>6.630577</text:p>
          </table:table-cell>
          <table:table-cell office:value-type="float" office:value="6.4198788667" calcext:value-type="float">
            <text:p>6.4198788667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704798" calcext:value-type="float">
            <text:p>6.704798</text:p>
          </table:table-cell>
          <table:table-cell office:value-type="float" office:value="6.4166589667" calcext:value-type="float">
            <text:p>6.4166589667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809074" calcext:value-type="float">
            <text:p>6.809074</text:p>
          </table:table-cell>
          <table:table-cell office:value-type="float" office:value="6.41581544" calcext:value-type="float">
            <text:p>6.41581544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930392" calcext:value-type="float">
            <text:p>6.930392</text:p>
          </table:table-cell>
          <table:table-cell office:value-type="float" office:value="6.4162825933" calcext:value-type="float">
            <text:p>6.4162825933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7.049008" calcext:value-type="float">
            <text:p>7.049008</text:p>
          </table:table-cell>
          <table:table-cell office:value-type="float" office:value="6.4169755133" calcext:value-type="float">
            <text:p>6.4169755133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142444" calcext:value-type="float">
            <text:p>7.142444</text:p>
          </table:table-cell>
          <table:table-cell office:value-type="float" office:value="6.4169620867" calcext:value-type="float">
            <text:p>6.4169620867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.190347" calcext:value-type="float">
            <text:p>7.190347</text:p>
          </table:table-cell>
          <table:table-cell office:value-type="float" office:value="6.4156225333" calcext:value-type="float">
            <text:p>6.4156225333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.178862" calcext:value-type="float">
            <text:p>7.178862</text:p>
          </table:table-cell>
          <table:table-cell office:value-type="float" office:value="6.4127714" calcext:value-type="float">
            <text:p>6.4127714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.103664" calcext:value-type="float">
            <text:p>7.103664</text:p>
          </table:table-cell>
          <table:table-cell office:value-type="float" office:value="6.4087110133" calcext:value-type="float">
            <text:p>6.4087110133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971301" calcext:value-type="float">
            <text:p>6.971301</text:p>
          </table:table-cell>
          <table:table-cell office:value-type="float" office:value="6.4041760067" calcext:value-type="float">
            <text:p>6.4041760067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798676" calcext:value-type="float">
            <text:p>6.798676</text:p>
          </table:table-cell>
          <table:table-cell office:value-type="float" office:value="6.4001376533" calcext:value-type="float">
            <text:p>6.4001376533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610554" calcext:value-type="float">
            <text:p>6.610554</text:p>
          </table:table-cell>
          <table:table-cell office:value-type="float" office:value="6.39749548" calcext:value-type="float">
            <text:p>6.39749548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435088" calcext:value-type="float">
            <text:p>6.435088</text:p>
          </table:table-cell>
          <table:table-cell office:value-type="float" office:value="6.3967685533" calcext:value-type="float">
            <text:p>6.3967685533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297782" calcext:value-type="float">
            <text:p>6.297782</text:p>
          </table:table-cell>
          <table:table-cell office:value-type="float" office:value="6.3979223533" calcext:value-type="float">
            <text:p>6.3979223533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215291" calcext:value-type="float">
            <text:p>6.215291</text:p>
          </table:table-cell>
          <table:table-cell office:value-type="float" office:value="6.4003994067" calcext:value-type="float">
            <text:p>6.4003994067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191354" calcext:value-type="float">
            <text:p>6.191354</text:p>
          </table:table-cell>
          <table:table-cell office:value-type="float" office:value="6.4033365467" calcext:value-type="float">
            <text:p>6.4033365467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21685" calcext:value-type="float">
            <text:p>6.21685</text:p>
          </table:table-cell>
          <table:table-cell office:value-type="float" office:value="6.40590386" calcext:value-type="float">
            <text:p>6.40590386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274021" calcext:value-type="float">
            <text:p>6.274021</text:p>
          </table:table-cell>
          <table:table-cell office:value-type="float" office:value="6.4076740467" calcext:value-type="float">
            <text:p>6.4076740467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342787" calcext:value-type="float">
            <text:p>6.342787</text:p>
          </table:table-cell>
          <table:table-cell office:value-type="float" office:value="6.4088957267" calcext:value-type="float">
            <text:p>6.4088957267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406565" calcext:value-type="float">
            <text:p>6.406565</text:p>
          </table:table-cell>
          <table:table-cell office:value-type="float" office:value="6.4105111267" calcext:value-type="float">
            <text:p>6.4105111267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456011" calcext:value-type="float">
            <text:p>6.456011</text:p>
          </table:table-cell>
          <table:table-cell office:value-type="float" office:value="6.41382546" calcext:value-type="float">
            <text:p>6.41382546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490292" calcext:value-type="float">
            <text:p>6.490292</text:p>
          </table:table-cell>
          <table:table-cell office:value-type="float" office:value="6.41996684" calcext:value-type="float">
            <text:p>6.41996684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516107" calcext:value-type="float">
            <text:p>6.516107</text:p>
          </table:table-cell>
          <table:table-cell office:value-type="float" office:value="6.4294503667" calcext:value-type="float">
            <text:p>6.4294503667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544877" calcext:value-type="float">
            <text:p>6.544877</text:p>
          </table:table-cell>
          <table:table-cell office:value-type="float" office:value="6.4420673533" calcext:value-type="float">
            <text:p>6.4420673533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58866" calcext:value-type="float">
            <text:p>6.58866</text:p>
          </table:table-cell>
          <table:table-cell office:value-type="float" office:value="6.4571981733" calcext:value-type="float">
            <text:p>6.4571981733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655747" calcext:value-type="float">
            <text:p>6.655747</text:p>
          </table:table-cell>
          <table:table-cell office:value-type="float" office:value="6.4748485533" calcext:value-type="float">
            <text:p>6.4748485533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747237" calcext:value-type="float">
            <text:p>6.747237</text:p>
          </table:table-cell>
          <table:table-cell office:value-type="float" office:value="6.49890574" calcext:value-type="float">
            <text:p>6.49890574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855822" calcext:value-type="float">
            <text:p>6.855822</text:p>
          </table:table-cell>
          <table:table-cell office:value-type="float" office:value="6.5540675" calcext:value-type="float">
            <text:p>6.5540675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967222" calcext:value-type="float">
            <text:p>6.967222</text:p>
          </table:table-cell>
          <table:table-cell office:value-type="float" office:value="6.60850536" calcext:value-type="float">
            <text:p>6.60850536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7.063666" calcext:value-type="float">
            <text:p>7.063666</text:p>
          </table:table-cell>
          <table:table-cell office:value-type="float" office:value="6.6622005533" calcext:value-type="float">
            <text:p>6.6622005533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7.128193" calcext:value-type="float">
            <text:p>7.128193</text:p>
          </table:table-cell>
          <table:table-cell office:value-type="float" office:value="6.7152527867" calcext:value-type="float">
            <text:p>6.7152527867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.148551" calcext:value-type="float">
            <text:p>7.148551</text:p>
          </table:table-cell>
          <table:table-cell office:value-type="float" office:value="6.76787484" calcext:value-type="float">
            <text:p>6.76787484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7.119904" calcext:value-type="float">
            <text:p>7.119904</text:p>
          </table:table-cell>
          <table:table-cell office:value-type="float" office:value="6.8203611733" calcext:value-type="float">
            <text:p>6.8203611733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7.045935" calcext:value-type="float">
            <text:p>7.045935</text:p>
          </table:table-cell>
          <table:table-cell office:value-type="float" office:value="6.8730384867" calcext:value-type="float">
            <text:p>6.8730384867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938219" calcext:value-type="float">
            <text:p>6.938219</text:p>
          </table:table-cell>
          <table:table-cell office:value-type="float" office:value="6.9262089267" calcext:value-type="float">
            <text:p>6.9262089267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813904" calcext:value-type="float">
            <text:p>6.813904</text:p>
          </table:table-cell>
          <table:table-cell office:value-type="float" office:value="6.9800974733" calcext:value-type="float">
            <text:p>6.9800974733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692036" calcext:value-type="float">
            <text:p>6.692036</text:p>
          </table:table-cell>
          <table:table-cell office:value-type="float" office:value="6.9699250067" calcext:value-type="float">
            <text:p>6.9699250067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589309" calcext:value-type="float">
            <text:p>6.589309</text:p>
          </table:table-cell>
          <table:table-cell office:value-type="float" office:value="6.9781801533" calcext:value-type="float">
            <text:p>6.9781801533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516469" calcext:value-type="float">
            <text:p>6.516469</text:p>
          </table:table-cell>
          <table:table-cell office:value-type="float" office:value="6.9971954467" calcext:value-type="float">
            <text:p>6.9971954467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476705" calcext:value-type="float">
            <text:p>6.476705</text:p>
          </table:table-cell>
          <table:table-cell office:value-type="float" office:value="7.0219109467" calcext:value-type="float">
            <text:p>7.0219109467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466623" calcext:value-type="float">
            <text:p>6.466623</text:p>
          </table:table-cell>
          <table:table-cell office:value-type="float" office:value="7.0482822467" calcext:value-type="float">
            <text:p>7.0482822467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479192" calcext:value-type="float">
            <text:p>6.479192</text:p>
          </table:table-cell>
          <table:table-cell office:value-type="float" office:value="7.0730615067" calcext:value-type="float">
            <text:p>7.0730615067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507157" calcext:value-type="float">
            <text:p>6.507157</text:p>
          </table:table-cell>
          <table:table-cell office:value-type="float" office:value="7.0938423067" calcext:value-type="float">
            <text:p>7.0938423067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545399" calcext:value-type="float">
            <text:p>6.545399</text:p>
          </table:table-cell>
          <table:table-cell office:value-type="float" office:value="7.1091742267" calcext:value-type="float">
            <text:p>7.1091742267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591464" calcext:value-type="float">
            <text:p>6.591464</text:p>
          </table:table-cell>
          <table:table-cell office:value-type="float" office:value="7.1186906667" calcext:value-type="float">
            <text:p>7.1186906667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644448" calcext:value-type="float">
            <text:p>6.644448</text:p>
          </table:table-cell>
          <table:table-cell office:value-type="float" office:value="7.12318272" calcext:value-type="float">
            <text:p>7.12318272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703099" calcext:value-type="float">
            <text:p>6.703099</text:p>
          </table:table-cell>
          <table:table-cell office:value-type="float" office:value="7.1244539867" calcext:value-type="float">
            <text:p>7.1244539867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76424" calcext:value-type="float">
            <text:p>6.76424</text:p>
          </table:table-cell>
          <table:table-cell office:value-type="float" office:value="7.12476248" calcext:value-type="float">
            <text:p>7.12476248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822331" calcext:value-type="float">
            <text:p>6.822331</text:p>
          </table:table-cell>
          <table:table-cell office:value-type="float" office:value="7.1259916533" calcext:value-type="float">
            <text:p>7.1259916533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870369" calcext:value-type="float">
            <text:p>6.870369</text:p>
          </table:table-cell>
          <table:table-cell office:value-type="float" office:value="7.12907704" calcext:value-type="float">
            <text:p>7.12907704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901692" calcext:value-type="float">
            <text:p>6.901692</text:p>
          </table:table-cell>
          <table:table-cell office:value-type="float" office:value="7.1339414533" calcext:value-type="float">
            <text:p>7.1339414533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911892" calcext:value-type="float">
            <text:p>6.911892</text:p>
          </table:table-cell>
          <table:table-cell office:value-type="float" office:value="7.13973048" calcext:value-type="float">
            <text:p>7.13973048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900082" calcext:value-type="float">
            <text:p>6.900082</text:p>
          </table:table-cell>
          <table:table-cell office:value-type="float" office:value="7.1451046067" calcext:value-type="float">
            <text:p>7.1451046067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869063" calcext:value-type="float">
            <text:p>6.869063</text:p>
          </table:table-cell>
          <table:table-cell office:value-type="float" office:value="7.14849338" calcext:value-type="float">
            <text:p>7.14849338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824326" calcext:value-type="float">
            <text:p>6.824326</text:p>
          </table:table-cell>
          <table:table-cell office:value-type="float" office:value="7.1483047867" calcext:value-type="float">
            <text:p>7.1483047867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772218" calcext:value-type="float">
            <text:p>6.772218</text:p>
          </table:table-cell>
          <table:table-cell office:value-type="float" office:value="7.1431107467" calcext:value-type="float">
            <text:p>7.1431107467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717905" calcext:value-type="float">
            <text:p>6.717905</text:p>
          </table:table-cell>
          <table:table-cell office:value-type="float" office:value="7.1455999597" calcext:value-type="float">
            <text:p>7.1455999597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663909" calcext:value-type="float">
            <text:p>6.663909</text:p>
          </table:table-cell>
          <table:table-cell office:value-type="float" office:value="7.1484897905" calcext:value-type="float">
            <text:p>7.1484897905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609806" calcext:value-type="float">
            <text:p>6.609806</text:p>
          </table:table-cell>
          <table:table-cell office:value-type="float" office:value="7.1517862585" calcext:value-type="float">
            <text:p>7.1517862585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553251" calcext:value-type="float">
            <text:p>6.553251</text:p>
          </table:table-cell>
          <table:table-cell office:value-type="float" office:value="7.1554984521" calcext:value-type="float">
            <text:p>7.1554984521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491942" calcext:value-type="float">
            <text:p>6.491942</text:p>
          </table:table-cell>
          <table:table-cell office:value-type="float" office:value="7.1596518828" calcext:value-type="float">
            <text:p>7.1596518828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425759" calcext:value-type="float">
            <text:p>6.425759</text:p>
          </table:table-cell>
          <table:table-cell office:value-type="float" office:value="7.1642887569" calcext:value-type="float">
            <text:p>7.1642887569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358202" calcext:value-type="float">
            <text:p>6.358202</text:p>
          </table:table-cell>
          <table:table-cell office:value-type="float" office:value="7.1694533007" calcext:value-type="float">
            <text:p>7.1694533007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296542" calcext:value-type="float">
            <text:p>6.296542</text:p>
          </table:table-cell>
          <table:table-cell office:value-type="float" office:value="7.175166338" calcext:value-type="float">
            <text:p>7.175166338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250458" calcext:value-type="float">
            <text:p>6.250458</text:p>
          </table:table-cell>
          <table:table-cell office:value-type="float" office:value="7.1813977163" calcext:value-type="float">
            <text:p>7.1813977163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229548" calcext:value-type="float">
            <text:p>6.229548</text:p>
          </table:table-cell>
          <table:table-cell office:value-type="float" office:value="7.1880472857" calcext:value-type="float">
            <text:p>7.1880472857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240547" calcext:value-type="float">
            <text:p>6.240547</text:p>
          </table:table-cell>
          <table:table-cell office:value-type="float" office:value="7.194942964" calcext:value-type="float">
            <text:p>7.194942964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285361" calcext:value-type="float">
            <text:p>6.285361</text:p>
          </table:table-cell>
          <table:table-cell office:value-type="float" office:value="7.2018588768" calcext:value-type="float">
            <text:p>7.2018588768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360639" calcext:value-type="float">
            <text:p>6.360639</text:p>
          </table:table-cell>
          <table:table-cell office:value-type="float" office:value="7.2085486423" calcext:value-type="float">
            <text:p>7.2085486423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458876" calcext:value-type="float">
            <text:p>6.458876</text:p>
          </table:table-cell>
          <table:table-cell office:value-type="float" office:value="7.2147832721" calcext:value-type="float">
            <text:p>7.2147832721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570286" calcext:value-type="float">
            <text:p>6.570286</text:p>
          </table:table-cell>
          <table:table-cell office:value-type="float" office:value="7.2203825852" calcext:value-type="float">
            <text:p>7.2203825852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684518" calcext:value-type="float">
            <text:p>6.684518</text:p>
          </table:table-cell>
          <table:table-cell office:value-type="float" office:value="7.2252340522" calcext:value-type="float">
            <text:p>7.2252340522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791652" calcext:value-type="float">
            <text:p>6.791652</text:p>
          </table:table-cell>
          <table:table-cell office:value-type="float" office:value="7.2292995865" calcext:value-type="float">
            <text:p>7.2292995865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882488" calcext:value-type="float">
            <text:p>6.882488</text:p>
          </table:table-cell>
          <table:table-cell office:value-type="float" office:value="7.2326150985" calcext:value-type="float">
            <text:p>7.2326150985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948511" calcext:value-type="float">
            <text:p>6.948511</text:p>
          </table:table-cell>
          <table:table-cell office:value-type="float" office:value="7.2352878244" calcext:value-type="float">
            <text:p>7.2352878244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98201" calcext:value-type="float">
            <text:p>6.98201</text:p>
          </table:table-cell>
          <table:table-cell office:value-type="float" office:value="7.2374938" calcext:value-type="float">
            <text:p>7.2374938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976618" calcext:value-type="float">
            <text:p>6.976618</text:p>
          </table:table-cell>
          <table:table-cell office:value-type="float" office:value="7.2394742946" calcext:value-type="float">
            <text:p>7.2394742946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928262" calcext:value-type="float">
            <text:p>6.928262</text:p>
          </table:table-cell>
          <table:table-cell office:value-type="float" office:value="7.2415278594" calcext:value-type="float">
            <text:p>7.2415278594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836269" calcext:value-type="float">
            <text:p>6.836269</text:p>
          </table:table-cell>
          <table:table-cell office:value-type="float" office:value="7.2439945197" calcext:value-type="float">
            <text:p>7.2439945197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704293" calcext:value-type="float">
            <text:p>6.704293</text:p>
          </table:table-cell>
          <table:table-cell office:value-type="float" office:value="7.2472304365" calcext:value-type="float">
            <text:p>7.2472304365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540759" calcext:value-type="float">
            <text:p>6.540759</text:p>
          </table:table-cell>
          <table:table-cell office:value-type="float" office:value="7.251573936" calcext:value-type="float">
            <text:p>7.251573936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358656" calcext:value-type="float">
            <text:p>6.358656</text:p>
          </table:table-cell>
          <table:table-cell office:value-type="float" office:value="7.2573063145" calcext:value-type="float">
            <text:p>7.2573063145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174652" calcext:value-type="float">
            <text:p>6.174652</text:p>
          </table:table-cell>
          <table:table-cell office:value-type="float" office:value="7.2646124146" calcext:value-type="float">
            <text:p>7.2646124146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007595" calcext:value-type="float">
            <text:p>6.007595</text:p>
          </table:table-cell>
          <table:table-cell office:value-type="float" office:value="7.2735465164" calcext:value-type="float">
            <text:p>7.2735465164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5.876594" calcext:value-type="float">
            <text:p>5.876594</text:p>
          </table:table-cell>
          <table:table-cell office:value-type="float" office:value="7.2840089256" calcext:value-type="float">
            <text:p>7.2840089256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.798876" calcext:value-type="float">
            <text:p>5.798876</text:p>
          </table:table-cell>
          <table:table-cell office:value-type="float" office:value="7.2957373833" calcext:value-type="float">
            <text:p>7.2957373833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5.787706" calcext:value-type="float">
            <text:p>5.787706</text:p>
          </table:table-cell>
          <table:table-cell office:value-type="float" office:value="7.3083160504" calcext:value-type="float">
            <text:p>7.3083160504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.85063" calcext:value-type="float">
            <text:p>5.85063</text:p>
          </table:table-cell>
          <table:table-cell office:value-type="float" office:value="7.3212025763" calcext:value-type="float">
            <text:p>7.3212025763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5.988288" calcext:value-type="float">
            <text:p>5.988288</text:p>
          </table:table-cell>
          <table:table-cell office:value-type="float" office:value="7.3337715726" calcext:value-type="float">
            <text:p>7.3337715726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193961" calcext:value-type="float">
            <text:p>6.193961</text:p>
          </table:table-cell>
          <table:table-cell office:value-type="float" office:value="7.345370569" calcext:value-type="float">
            <text:p>7.345370569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453892" calcext:value-type="float">
            <text:p>6.453892</text:p>
          </table:table-cell>
          <table:table-cell office:value-type="float" office:value="7.3553828261" calcext:value-type="float">
            <text:p>7.3553828261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748322" calcext:value-type="float">
            <text:p>6.748322</text:p>
          </table:table-cell>
          <table:table-cell office:value-type="float" office:value="7.3632906404" calcext:value-type="float">
            <text:p>7.3632906404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7.053053" calcext:value-type="float">
            <text:p>7.053053</text:p>
          </table:table-cell>
          <table:table-cell office:value-type="float" office:value="7.3687328407" calcext:value-type="float">
            <text:p>7.3687328407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7.34126" calcext:value-type="float">
            <text:p>7.34126</text:p>
          </table:table-cell>
          <table:table-cell office:value-type="float" office:value="7.3715514107" calcext:value-type="float">
            <text:p>7.3715514107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7.585173" calcext:value-type="float">
            <text:p>7.585173</text:p>
          </table:table-cell>
          <table:table-cell office:value-type="float" office:value="7.3718243063" calcext:value-type="float">
            <text:p>7.3718243063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7.757236" calcext:value-type="float">
            <text:p>7.757236</text:p>
          </table:table-cell>
          <table:table-cell office:value-type="float" office:value="7.3698847727" calcext:value-type="float">
            <text:p>7.3698847727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.830464" calcext:value-type="float">
            <text:p>7.830464</text:p>
          </table:table-cell>
          <table:table-cell office:value-type="float" office:value="7.3663310917" calcext:value-type="float">
            <text:p>7.3663310917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7.77794" calcext:value-type="float">
            <text:p>7.77794</text:p>
          </table:table-cell>
          <table:table-cell office:value-type="float" office:value="7.3620335648" calcext:value-type="float">
            <text:p>7.3620335648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.571686" calcext:value-type="float">
            <text:p>7.571686</text:p>
          </table:table-cell>
          <table:table-cell office:value-type="float" office:value="7.3581465888" calcext:value-type="float">
            <text:p>7.3581465888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7.181267" calcext:value-type="float">
            <text:p>7.181267</text:p>
          </table:table-cell>
          <table:table-cell office:value-type="float" office:value="7.356132066" calcext:value-type="float">
            <text:p>7.356132066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572157" calcext:value-type="float">
            <text:p>6.572157</text:p>
          </table:table-cell>
          <table:table-cell office:value-type="float" office:value="7.3577974476" calcext:value-type="float">
            <text:p>7.3577974476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.702055" calcext:value-type="float">
            <text:p>5.702055</text:p>
          </table:table-cell>
          <table:table-cell office:value-type="float" office:value="7.3653516827" calcext:value-type="float">
            <text:p>7.3653516827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4.505611" calcext:value-type="float">
            <text:p>4.505611</text:p>
          </table:table-cell>
          <table:table-cell office:value-type="float" office:value="7.3815001942" calcext:value-type="float">
            <text:p>7.3815001942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.800215" calcext:value-type="float">
            <text:p>2.800215</text:p>
          </table:table-cell>
          <table:table-cell office:value-type="float" office:value="7.4096951863" calcext:value-type="float">
            <text:p>7.4096951863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.800215" calcext:value-type="float">
            <text:p>2.800215</text:p>
          </table:table-cell>
          <table:table-cell office:value-type="float" office:value="7.455333604" calcext:value-type="float">
            <text:p>7.455333604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.800215" calcext:value-type="float">
            <text:p>2.800215</text:p>
          </table:table-cell>
          <table:table-cell office:value-type="float" office:value="7.50188479" calcext:value-type="float">
            <text:p>7.50188479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.800215" calcext:value-type="float">
            <text:p>2.800215</text:p>
          </table:table-cell>
          <table:table-cell office:value-type="float" office:value="7.549376404" calcext:value-type="float">
            <text:p>7.549376404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.800215" calcext:value-type="float">
            <text:p>2.800215</text:p>
          </table:table-cell>
          <table:table-cell office:value-type="float" office:value="7.5978372347" calcext:value-type="float">
            <text:p>7.5978372347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.597316" calcext:value-type="float">
            <text:p>1.597316</text:p>
          </table:table-cell>
          <table:table-cell office:value-type="float" office:value="7.6472972577" calcext:value-type="float">
            <text:p>7.6472972577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4.362941" calcext:value-type="float">
            <text:p>4.362941</text:p>
          </table:table-cell>
          <table:table-cell office:value-type="float" office:value="7.7103178958" calcext:value-type="float">
            <text:p>7.7103178958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224097" calcext:value-type="float">
            <text:p>6.224097</text:p>
          </table:table-cell>
          <table:table-cell office:value-type="float" office:value="7.7455534421" calcext:value-type="float">
            <text:p>7.7455534421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.659545" calcext:value-type="float">
            <text:p>7.659545</text:p>
          </table:table-cell>
          <table:table-cell office:value-type="float" office:value="7.7617391489" calcext:value-type="float">
            <text:p>7.7617391489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.705944" calcext:value-type="float">
            <text:p>8.705944</text:p>
          </table:table-cell>
          <table:table-cell office:value-type="float" office:value="7.7628380108" calcext:value-type="float">
            <text:p>7.7628380108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9.367401" calcext:value-type="float">
            <text:p>9.367401</text:p>
          </table:table-cell>
          <table:table-cell office:value-type="float" office:value="7.7525868587" calcext:value-type="float">
            <text:p>7.7525868587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9.661117" calcext:value-type="float">
            <text:p>9.661117</text:p>
          </table:table-cell>
          <table:table-cell office:value-type="float" office:value="7.7348416484" calcext:value-type="float">
            <text:p>7.7348416484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.627953" calcext:value-type="float">
            <text:p>9.627953</text:p>
          </table:table-cell>
          <table:table-cell office:value-type="float" office:value="7.7134385889" calcext:value-type="float">
            <text:p>7.7134385889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9.332087" calcext:value-type="float">
            <text:p>9.332087</text:p>
          </table:table-cell>
          <table:table-cell office:value-type="float" office:value="7.691927191" calcext:value-type="float">
            <text:p>7.691927191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8.854533" calcext:value-type="float">
            <text:p>8.854533</text:p>
          </table:table-cell>
          <table:table-cell office:value-type="float" office:value="7.6732890114" calcext:value-type="float">
            <text:p>7.6732890114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8.282155" calcext:value-type="float">
            <text:p>8.282155</text:p>
          </table:table-cell>
          <table:table-cell office:value-type="float" office:value="7.6597114943" calcext:value-type="float">
            <text:p>7.6597114943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7.693794" calcext:value-type="float">
            <text:p>7.693794</text:p>
          </table:table-cell>
          <table:table-cell office:value-type="float" office:value="7.6524737791" calcext:value-type="float">
            <text:p>7.6524737791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7.146695" calcext:value-type="float">
            <text:p>7.146695</text:p>
          </table:table-cell>
          <table:table-cell office:value-type="float" office:value="7.6519876588" calcext:value-type="float">
            <text:p>7.6519876588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668747" calcext:value-type="float">
            <text:p>6.668747</text:p>
          </table:table-cell>
          <table:table-cell office:value-type="float" office:value="7.6580030476" calcext:value-type="float">
            <text:p>7.6580030476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26207" calcext:value-type="float">
            <text:p>6.26207</text:p>
          </table:table-cell>
          <table:table-cell office:value-type="float" office:value="7.6699217952" calcext:value-type="float">
            <text:p>7.6699217952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5.918258" calcext:value-type="float">
            <text:p>5.918258</text:p>
          </table:table-cell>
          <table:table-cell office:value-type="float" office:value="7.6870907195" calcext:value-type="float">
            <text:p>7.6870907195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5.638003" calcext:value-type="float">
            <text:p>5.638003</text:p>
          </table:table-cell>
          <table:table-cell office:value-type="float" office:value="7.7089281605" calcext:value-type="float">
            <text:p>7.7089281605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.444172" calcext:value-type="float">
            <text:p>5.444172</text:p>
          </table:table-cell>
          <table:table-cell office:value-type="float" office:value="7.734814725" calcext:value-type="float">
            <text:p>7.734814725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5.379002" calcext:value-type="float">
            <text:p>5.379002</text:p>
          </table:table-cell>
          <table:table-cell office:value-type="float" office:value="7.7638102025" calcext:value-type="float">
            <text:p>7.7638102025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5.482284" calcext:value-type="float">
            <text:p>5.482284</text:p>
          </table:table-cell>
          <table:table-cell office:value-type="float" office:value="7.7943846667" calcext:value-type="float">
            <text:p>7.7943846667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.761764" calcext:value-type="float">
            <text:p>5.761764</text:p>
          </table:table-cell>
          <table:table-cell office:value-type="float" office:value="7.8244119481" calcext:value-type="float">
            <text:p>7.8244119481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179373" calcext:value-type="float">
            <text:p>6.179373</text:p>
          </table:table-cell>
          <table:table-cell office:value-type="float" office:value="7.8515520526" calcext:value-type="float">
            <text:p>7.8515520526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663432" calcext:value-type="float">
            <text:p>6.663432</text:p>
          </table:table-cell>
          <table:table-cell office:value-type="float" office:value="7.8738477733" calcext:value-type="float">
            <text:p>7.8738477733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.132084" calcext:value-type="float">
            <text:p>7.132084</text:p>
          </table:table-cell>
          <table:table-cell office:value-type="float" office:value="7.8902047432" calcext:value-type="float">
            <text:p>7.8902047432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.511523" calcext:value-type="float">
            <text:p>7.511523</text:p>
          </table:table-cell>
          <table:table-cell office:value-type="float" office:value="7.9005899589" calcext:value-type="float">
            <text:p>7.9005899589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7.745425" calcext:value-type="float">
            <text:p>7.745425</text:p>
          </table:table-cell>
          <table:table-cell office:value-type="float" office:value="7.9059936667" calcext:value-type="float">
            <text:p>7.9059936667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.798559" calcext:value-type="float">
            <text:p>7.798559</text:p>
          </table:table-cell>
          <table:table-cell office:value-type="float" office:value="7.9082551972" calcext:value-type="float">
            <text:p>7.9082551972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.65736" calcext:value-type="float">
            <text:p>7.65736</text:p>
          </table:table-cell>
          <table:table-cell office:value-type="float" office:value="7.9098222857" calcext:value-type="float">
            <text:p>7.9098222857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.328756" calcext:value-type="float">
            <text:p>7.328756</text:p>
          </table:table-cell>
          <table:table-cell office:value-type="float" office:value="7.9134811594" calcext:value-type="float">
            <text:p>7.9134811594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83778" calcext:value-type="float">
            <text:p>6.83778</text:p>
          </table:table-cell>
          <table:table-cell office:value-type="float" office:value="7.9220800588" calcext:value-type="float">
            <text:p>7.9220800588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22431" calcext:value-type="float">
            <text:p>6.22431</text:p>
          </table:table-cell>
          <table:table-cell office:value-type="float" office:value="7.9382636418" calcext:value-type="float">
            <text:p>7.9382636418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.539532" calcext:value-type="float">
            <text:p>5.539532</text:p>
          </table:table-cell>
          <table:table-cell office:value-type="float" office:value="7.9642326364" calcext:value-type="float">
            <text:p>7.9642326364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.842984" calcext:value-type="float">
            <text:p>4.842984</text:p>
          </table:table-cell>
          <table:table-cell office:value-type="float" office:value="8.0015357231" calcext:value-type="float">
            <text:p>8.0015357231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.201169" calcext:value-type="float">
            <text:p>4.201169</text:p>
          </table:table-cell>
          <table:table-cell office:value-type="float" office:value="8.0508880938" calcext:value-type="float">
            <text:p>8.0508880938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.687169" calcext:value-type="float">
            <text:p>3.687169</text:p>
          </table:table-cell>
          <table:table-cell office:value-type="float" office:value="8.111994746" calcext:value-type="float">
            <text:p>8.111994746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.375161" calcext:value-type="float">
            <text:p>3.375161</text:p>
          </table:table-cell>
          <table:table-cell office:value-type="float" office:value="8.1833629032" calcext:value-type="float">
            <text:p>8.1833629032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.318208" calcext:value-type="float">
            <text:p>3.318208</text:p>
          </table:table-cell>
          <table:table-cell office:value-type="float" office:value="8.2621858852" calcext:value-type="float">
            <text:p>8.2621858852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.516822" calcext:value-type="float">
            <text:p>3.516822</text:p>
          </table:table-cell>
          <table:table-cell office:value-type="float" office:value="8.3445855167" calcext:value-type="float">
            <text:p>8.3445855167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.917868" calcext:value-type="float">
            <text:p>3.917868</text:p>
          </table:table-cell>
          <table:table-cell office:value-type="float" office:value="8.4264120169" calcext:value-type="float">
            <text:p>8.4264120169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.447136" calcext:value-type="float">
            <text:p>4.447136</text:p>
          </table:table-cell>
          <table:table-cell office:value-type="float" office:value="8.5041455345" calcext:value-type="float">
            <text:p>8.5041455345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5.034305" calcext:value-type="float">
            <text:p>5.034305</text:p>
          </table:table-cell>
          <table:table-cell office:value-type="float" office:value="8.5753211404" calcext:value-type="float">
            <text:p>8.5753211404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5.61854" calcext:value-type="float">
            <text:p>5.61854</text:p>
          </table:table-cell>
          <table:table-cell office:value-type="float" office:value="8.6385535714" calcext:value-type="float">
            <text:p>8.6385535714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147592" calcext:value-type="float">
            <text:p>6.147592</text:p>
          </table:table-cell>
          <table:table-cell office:value-type="float" office:value="8.6934629091" calcext:value-type="float">
            <text:p>8.6934629091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578269" calcext:value-type="float">
            <text:p>6.578269</text:p>
          </table:table-cell>
          <table:table-cell office:value-type="float" office:value="8.7406086667" calcext:value-type="float">
            <text:p>8.7406086667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879147" calcext:value-type="float">
            <text:p>6.879147</text:p>
          </table:table-cell>
          <table:table-cell office:value-type="float" office:value="8.7814075283" calcext:value-type="float">
            <text:p>8.7814075283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.03433" calcext:value-type="float">
            <text:p>7.03433</text:p>
          </table:table-cell>
          <table:table-cell office:value-type="float" office:value="8.8179894615" calcext:value-type="float">
            <text:p>8.8179894615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.046994" calcext:value-type="float">
            <text:p>7.046994</text:p>
          </table:table-cell>
          <table:table-cell office:value-type="float" office:value="8.8529631765" calcext:value-type="float">
            <text:p>8.8529631765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941511" calcext:value-type="float">
            <text:p>6.941511</text:p>
          </table:table-cell>
          <table:table-cell office:value-type="float" office:value="8.88908256" calcext:value-type="float">
            <text:p>8.88908256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762677" calcext:value-type="float">
            <text:p>6.762677</text:p>
          </table:table-cell>
          <table:table-cell office:value-type="float" office:value="8.9288289184" calcext:value-type="float">
            <text:p>8.9288289184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569804" calcext:value-type="float">
            <text:p>6.569804</text:p>
          </table:table-cell>
          <table:table-cell office:value-type="float" office:value="8.9739570833" calcext:value-type="float">
            <text:p>8.9739570833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423413" calcext:value-type="float">
            <text:p>6.423413</text:p>
          </table:table-cell>
          <table:table-cell office:value-type="float" office:value="9.0251092766" calcext:value-type="float">
            <text:p>9.0251092766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365548" calcext:value-type="float">
            <text:p>6.365548</text:p>
          </table:table-cell>
          <table:table-cell office:value-type="float" office:value="9.0816678913" calcext:value-type="float">
            <text:p>9.0816678913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40235" calcext:value-type="float">
            <text:p>6.40235</text:p>
          </table:table-cell>
          <table:table-cell office:value-type="float" office:value="9.1420261111" calcext:value-type="float">
            <text:p>9.1420261111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501515" calcext:value-type="float">
            <text:p>6.501515</text:p>
          </table:table-cell>
          <table:table-cell office:value-type="float" office:value="9.2042914773" calcext:value-type="float">
            <text:p>9.2042914773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608158" calcext:value-type="float">
            <text:p>6.608158</text:p>
          </table:table-cell>
          <table:table-cell office:value-type="float" office:value="9.2671467442" calcext:value-type="float">
            <text:p>9.2671467442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66934" calcext:value-type="float">
            <text:p>6.66934</text:p>
          </table:table-cell>
          <table:table-cell office:value-type="float" office:value="9.330456" calcext:value-type="float">
            <text:p>9.330456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655862" calcext:value-type="float">
            <text:p>6.655862</text:p>
          </table:table-cell>
          <table:table-cell office:value-type="float" office:value="9.3953612683" calcext:value-type="float">
            <text:p>9.3953612683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576451" calcext:value-type="float">
            <text:p>6.576451</text:p>
          </table:table-cell>
          <table:table-cell office:value-type="float" office:value="9.46384875" calcext:value-type="float">
            <text:p>9.46384875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482378" calcext:value-type="float">
            <text:p>6.482378</text:p>
          </table:table-cell>
          <table:table-cell office:value-type="float" office:value="9.5378845897" calcext:value-type="float">
            <text:p>9.5378845897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457273" calcext:value-type="float">
            <text:p>6.457273</text:p>
          </table:table-cell>
          <table:table-cell office:value-type="float" office:value="9.6182926579" calcext:value-type="float">
            <text:p>9.6182926579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585097" calcext:value-type="float">
            <text:p>6.585097</text:p>
          </table:table-cell>
          <table:table-cell office:value-type="float" office:value="9.7037256216" calcext:value-type="float">
            <text:p>9.7037256216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903715" calcext:value-type="float">
            <text:p>6.903715</text:p>
          </table:table-cell>
          <table:table-cell office:value-type="float" office:value="9.7903541944" calcext:value-type="float">
            <text:p>9.7903541944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7.377218" calcext:value-type="float">
            <text:p>7.377218</text:p>
          </table:table-cell>
          <table:table-cell office:value-type="float" office:value="9.8728296" calcext:value-type="float">
            <text:p>9.8728296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.912821" calcext:value-type="float">
            <text:p>7.912821</text:p>
          </table:table-cell>
          <table:table-cell office:value-type="float" office:value="9.9462299412" calcext:value-type="float">
            <text:p>9.9462299412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8.408655" calcext:value-type="float">
            <text:p>8.408655</text:p>
          </table:table-cell>
          <table:table-cell office:value-type="float" office:value="10.0078483939" calcext:value-type="float">
            <text:p>10.0078483939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8.8145" calcext:value-type="float">
            <text:p>8.8145</text:p>
          </table:table-cell>
          <table:table-cell office:value-type="float" office:value="10.0578231875" calcext:value-type="float">
            <text:p>10.0578231875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9.236217" calcext:value-type="float">
            <text:p>9.236217</text:p>
          </table:table-cell>
          <table:table-cell office:value-type="float" office:value="10.0979303871" calcext:value-type="float">
            <text:p>10.0979303871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.264325" calcext:value-type="float">
            <text:p>10.264325</text:p>
          </table:table-cell>
          <table:table-cell office:value-type="float" office:value="10.1266541667" calcext:value-type="float">
            <text:p>10.1266541667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.021501" calcext:value-type="float">
            <text:p>15.021501</text:p>
          </table:table-cell>
          <table:table-cell office:value-type="float" office:value="10.1219068966" calcext:value-type="float">
            <text:p>10.1219068966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.021501" calcext:value-type="float">
            <text:p>15.021501</text:p>
          </table:table-cell>
          <table:table-cell office:value-type="float" office:value="9.9469213929" calcext:value-type="float">
            <text:p>9.9469213929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.021501" calcext:value-type="float">
            <text:p>15.021501</text:p>
          </table:table-cell>
          <table:table-cell office:value-type="float" office:value="9.758974" calcext:value-type="float">
            <text:p>9.758974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5.021501" calcext:value-type="float">
            <text:p>15.021501</text:p>
          </table:table-cell>
          <table:table-cell office:value-type="float" office:value="9.5565691154" calcext:value-type="float">
            <text:p>9.5565691154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.021501" calcext:value-type="float">
            <text:p>15.021501</text:p>
          </table:table-cell>
          <table:table-cell office:value-type="float" office:value="9.33797184" calcext:value-type="float">
            <text:p>9.33797184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.021501" calcext:value-type="float">
            <text:p>15.021501</text:p>
          </table:table-cell>
          <table:table-cell office:value-type="float" office:value="9.101158125" calcext:value-type="float">
            <text:p>9.101158125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.021501" calcext:value-type="float">
            <text:p>15.021501</text:p>
          </table:table-cell>
          <table:table-cell office:value-type="float" office:value="8.843751913" calcext:value-type="float">
            <text:p>8.843751913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5.021501" calcext:value-type="float">
            <text:p>15.021501</text:p>
          </table:table-cell>
          <table:table-cell office:value-type="float" office:value="8.5629451364" calcext:value-type="float">
            <text:p>8.5629451364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5.021501" calcext:value-type="float">
            <text:p>15.021501</text:p>
          </table:table-cell>
          <table:table-cell office:value-type="float" office:value="8.2553948571" calcext:value-type="float">
            <text:p>8.2553948571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.288034" calcext:value-type="float">
            <text:p>5.288034</text:p>
          </table:table-cell>
          <table:table-cell office:value-type="float" office:value="7.91708955" calcext:value-type="float">
            <text:p>7.91708955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.930308" calcext:value-type="float">
            <text:p>7.930308</text:p>
          </table:table-cell>
          <table:table-cell office:value-type="float" office:value="8.0554608947" calcext:value-type="float">
            <text:p>8.0554608947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9.441603" calcext:value-type="float">
            <text:p>9.441603</text:p>
          </table:table-cell>
          <table:table-cell office:value-type="float" office:value="8.0624138333" calcext:value-type="float">
            <text:p>8.0624138333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0.223794" calcext:value-type="float">
            <text:p>10.223794</text:p>
          </table:table-cell>
          <table:table-cell office:value-type="float" office:value="7.9812850588" calcext:value-type="float">
            <text:p>7.9812850588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.4324" calcext:value-type="float">
            <text:p>10.4324</text:p>
          </table:table-cell>
          <table:table-cell office:value-type="float" office:value="7.84112825" calcext:value-type="float">
            <text:p>7.84112825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0.183512" calcext:value-type="float">
            <text:p>10.183512</text:p>
          </table:table-cell>
          <table:table-cell office:value-type="float" office:value="7.6683768" calcext:value-type="float">
            <text:p>7.6683768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9.596312" calcext:value-type="float">
            <text:p>9.596312</text:p>
          </table:table-cell>
          <table:table-cell office:value-type="float" office:value="7.4887242857" calcext:value-type="float">
            <text:p>7.4887242857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.806945" calcext:value-type="float">
            <text:p>8.806945</text:p>
          </table:table-cell>
          <table:table-cell office:value-type="float" office:value="7.3266021538" calcext:value-type="float">
            <text:p>7.3266021538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7.972865" calcext:value-type="float">
            <text:p>7.972865</text:p>
          </table:table-cell>
          <table:table-cell office:value-type="float" office:value="7.20324025" calcext:value-type="float">
            <text:p>7.20324025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7.265272" calcext:value-type="float">
            <text:p>7.265272</text:p>
          </table:table-cell>
          <table:table-cell office:value-type="float" office:value="7.1332743636" calcext:value-type="float">
            <text:p>7.1332743636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835138" calcext:value-type="float">
            <text:p>6.835138</text:p>
          </table:table-cell>
          <table:table-cell office:value-type="float" office:value="7.1200746" calcext:value-type="float">
            <text:p>7.1200746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749373" calcext:value-type="float">
            <text:p>6.749373</text:p>
          </table:table-cell>
          <table:table-cell office:value-type="float" office:value="7.1517342222" calcext:value-type="float">
            <text:p>7.1517342222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948616" calcext:value-type="float">
            <text:p>6.948616</text:p>
          </table:table-cell>
          <table:table-cell office:value-type="float" office:value="7.202029375" calcext:value-type="float">
            <text:p>7.202029375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7.285139" calcext:value-type="float">
            <text:p>7.285139</text:p>
          </table:table-cell>
          <table:table-cell office:value-type="float" office:value="7.2382312857" calcext:value-type="float">
            <text:p>7.2382312857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7.600031" calcext:value-type="float">
            <text:p>7.600031</text:p>
          </table:table-cell>
          <table:table-cell office:value-type="float" office:value="7.2304133333" calcext:value-type="float">
            <text:p>7.2304133333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7.770046" calcext:value-type="float">
            <text:p>7.770046</text:p>
          </table:table-cell>
          <table:table-cell office:value-type="float" office:value="7.1564898" calcext:value-type="float">
            <text:p>7.1564898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.718011" calcext:value-type="float">
            <text:p>7.718011</text:p>
          </table:table-cell>
          <table:table-cell office:value-type="float" office:value="7.00310075" calcext:value-type="float">
            <text:p>7.00310075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7.408398" calcext:value-type="float">
            <text:p>7.408398</text:p>
          </table:table-cell>
          <table:table-cell office:value-type="float" office:value="6.7647973333" calcext:value-type="float">
            <text:p>6.7647973333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840774" calcext:value-type="float">
            <text:p>6.840774</text:p>
          </table:table-cell>
          <table:table-cell office:value-type="float" office:value="6.442997" calcext:value-type="float">
            <text:p>6.442997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float" office:value="6.04522" calcext:value-type="float">
            <text:p>6.045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21:12.962852387</dc:date>
    <meta:document-statistic meta:table-count="1" meta:cell-count="4733" meta:object-count="0"/>
    <meta:generator>LibreOffice/4.2.7.2$Linux_X86_64 LibreOffice_project/420m0$Build-2</meta:generator>
  </office:meta>
</office:document-meta>
</file>